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118c4a"/>
    </style:style>
    <style:style style:name="P2" style:family="paragraph" style:parent-style-name="Standard">
      <style:text-properties officeooo:rsid="00118c4a" officeooo:paragraph-rsid="005521a3"/>
    </style:style>
    <style:style style:name="P3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4" style:family="paragraph" style:parent-style-name="Standard">
      <style:text-properties fo:font-weight="bold" officeooo:rsid="00264f9b" officeooo:paragraph-rsid="0069cf92" style:font-weight-asian="bold" style:font-weight-complex="bold"/>
    </style:style>
    <style:style style:name="P5" style:family="paragraph" style:parent-style-name="Standard">
      <style:text-properties fo:font-weight="bold" officeooo:rsid="00118c4a" officeooo:paragraph-rsid="005521a3" style:font-weight-asian="bold" style:font-weight-complex="bold"/>
    </style:style>
    <style:style style:name="P6" style:family="paragraph" style:parent-style-name="Standard">
      <style:text-properties fo:font-weight="bold" officeooo:rsid="0065ca74" officeooo:paragraph-rsid="0069cf92" style:font-weight-asian="bold" style:font-weight-complex="bold"/>
    </style:style>
    <style:style style:name="P7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8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9" style:family="paragraph" style:parent-style-name="Standard">
      <style:text-properties fo:font-weight="bold" officeooo:paragraph-rsid="00ed5b35" style:font-weight-asian="bold" style:font-weight-complex="bold"/>
    </style:style>
    <style:style style:name="P10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1e7ea9a" officeooo:paragraph-rsid="01e7ea9a" style:font-weight-asian="bold" style:font-weight-complex="bold"/>
    </style:style>
    <style:style style:name="P13" style:family="paragraph" style:parent-style-name="Standard">
      <style:text-properties officeooo:rsid="0011b025" officeooo:paragraph-rsid="0011b025"/>
    </style:style>
    <style:style style:name="P14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15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16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17" style:family="paragraph" style:parent-style-name="Standard">
      <style:text-properties fo:font-style="italic" officeooo:rsid="00722a19" officeooo:paragraph-rsid="00722a19" style:font-style-asian="italic" style:font-style-complex="italic"/>
    </style:style>
    <style:style style:name="P18" style:family="paragraph" style:parent-style-name="Standard">
      <style:text-properties fo:font-style="italic" officeooo:rsid="007291e8" officeooo:paragraph-rsid="007291e8" style:font-style-asian="italic" style:font-style-complex="italic"/>
    </style:style>
    <style:style style:name="P19" style:family="paragraph" style:parent-style-name="Standard">
      <style:text-properties fo:font-style="italic" officeooo:rsid="007a3a38" officeooo:paragraph-rsid="007a3a38" style:font-style-asian="italic" style:font-style-complex="italic"/>
    </style:style>
    <style:style style:name="P20" style:family="paragraph" style:parent-style-name="Standard">
      <style:text-properties fo:font-style="italic" officeooo:rsid="0034ed8b" officeooo:paragraph-rsid="0027fcfd" style:font-style-asian="italic" style:font-style-complex="italic"/>
    </style:style>
    <style:style style:name="P21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22" style:family="paragraph" style:parent-style-name="Standard">
      <style:text-properties fo:font-style="italic" officeooo:paragraph-rsid="00a639f7" style:font-style-asian="italic" style:font-style-complex="italic"/>
    </style:style>
    <style:style style:name="P23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4" style:family="paragraph" style:parent-style-name="Standard">
      <style:text-properties fo:font-style="italic" officeooo:paragraph-rsid="00a75993" style:font-style-asian="italic" style:font-style-complex="italic"/>
    </style:style>
    <style:style style:name="P25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26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27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28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29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30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31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2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33" style:family="paragraph" style:parent-style-name="Standard">
      <style:text-properties fo:font-style="italic" officeooo:rsid="0100a303" officeooo:paragraph-rsid="0100a303" style:font-style-asian="italic" style:font-style-complex="italic"/>
    </style:style>
    <style:style style:name="P34" style:family="paragraph" style:parent-style-name="Standard">
      <style:text-properties fo:font-style="italic" officeooo:rsid="0100a303" officeooo:paragraph-rsid="0176ee1b" style:font-style-asian="italic" style:font-style-complex="italic"/>
    </style:style>
    <style:style style:name="P35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36" style:family="paragraph" style:parent-style-name="Standard">
      <style:text-properties fo:font-style="italic" officeooo:paragraph-rsid="013013d9" style:font-style-asian="italic" style:font-style-complex="italic"/>
    </style:style>
    <style:style style:name="P37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38" style:family="paragraph" style:parent-style-name="Standard">
      <style:text-properties fo:font-style="italic" officeooo:paragraph-rsid="01408f03" style:font-style-asian="italic" style:font-style-complex="italic"/>
    </style:style>
    <style:style style:name="P39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40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1d87a11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48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49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50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51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52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53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54" style:family="paragraph" style:parent-style-name="Standard">
      <style:text-properties fo:font-style="italic" style:text-underline-style="none" fo:font-weight="normal" officeooo:rsid="004826c4" officeooo:paragraph-rsid="004826c4" style:font-style-asian="italic" style:font-weight-asian="normal" style:font-style-complex="italic" style:font-weight-complex="normal"/>
    </style:style>
    <style:style style:name="P55" style:family="paragraph" style:parent-style-name="Standard">
      <style:text-properties fo:font-style="italic" style:text-underline-style="none" fo:font-weight="normal" officeooo:rsid="0056d959" officeooo:paragraph-rsid="0056d959" style:font-style-asian="italic" style:font-weight-asian="normal" style:font-style-complex="italic" style:font-weight-complex="normal"/>
    </style:style>
    <style:style style:name="P56" style:family="paragraph" style:parent-style-name="Standard">
      <style:text-properties fo:font-style="italic" style:text-underline-style="none" fo:font-weight="normal" officeooo:rsid="005eeb02" officeooo:paragraph-rsid="005f7223" style:font-style-asian="italic" style:font-weight-asian="normal" style:font-style-complex="italic" style:font-weight-complex="normal"/>
    </style:style>
    <style:style style:name="P57" style:family="paragraph" style:parent-style-name="Standard">
      <style:text-properties fo:font-style="italic" style:text-underline-style="none" fo:font-weight="normal" officeooo:rsid="006df692" officeooo:paragraph-rsid="006df692" style:font-style-asian="italic" style:font-weight-asian="normal" style:font-style-complex="italic" style:font-weight-complex="normal"/>
    </style:style>
    <style:style style:name="P58" style:family="paragraph" style:parent-style-name="Standard">
      <style:text-properties fo:font-style="italic" style:text-underline-style="none" fo:font-weight="normal" officeooo:rsid="007291e8" officeooo:paragraph-rsid="007291e8" style:font-style-asian="italic" style:font-weight-asian="normal" style:font-style-complex="italic" style:font-weight-complex="normal"/>
    </style:style>
    <style:style style:name="P59" style:family="paragraph" style:parent-style-name="Standard">
      <style:text-properties fo:font-style="italic" style:text-underline-style="none" fo:font-weight="normal" officeooo:rsid="00722a19" officeooo:paragraph-rsid="00722a19" style:font-style-asian="italic" style:font-weight-asian="normal" style:font-style-complex="italic" style:font-weight-complex="normal"/>
    </style:style>
    <style:style style:name="P60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61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62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63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64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65" style:family="paragraph" style:parent-style-name="Standard">
      <style:text-properties fo:font-style="italic" style:text-underline-style="none" fo:font-weight="normal" officeooo:rsid="0069ae25" officeooo:paragraph-rsid="0071f6b3" style:font-style-asian="italic" style:font-weight-asian="normal" style:font-style-complex="italic" style:font-weight-complex="normal"/>
    </style:style>
    <style:style style:name="P66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67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68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69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70" style:family="paragraph" style:parent-style-name="Standard">
      <style:text-properties fo:font-style="italic" style:text-underline-style="none" officeooo:paragraph-rsid="00a639f7" style:font-style-asian="italic" style:font-style-complex="italic"/>
    </style:style>
    <style:style style:name="P71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72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73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74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75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76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77" style:family="paragraph" style:parent-style-name="Standard">
      <style:text-properties fo:font-style="italic" style:text-underline-style="none" officeooo:rsid="0100a303" officeooo:paragraph-rsid="0103a2f0" style:font-style-asian="italic" style:font-style-complex="italic"/>
    </style:style>
    <style:style style:name="P78" style:family="paragraph" style:parent-style-name="Standard">
      <style:text-properties fo:font-style="italic" style:text-underline-style="none" officeooo:rsid="0100a303" officeooo:paragraph-rsid="0100a303" style:font-style-asian="italic" style:font-style-complex="italic"/>
    </style:style>
    <style:style style:name="P79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80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81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82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83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84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85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86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87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88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89" style:family="paragraph" style:parent-style-name="Standard">
      <style:text-properties officeooo:rsid="0015f1ff" officeooo:paragraph-rsid="0015f1ff"/>
    </style:style>
    <style:style style:name="P90" style:family="paragraph" style:parent-style-name="Standard">
      <style:text-properties officeooo:rsid="0015f1ff" officeooo:paragraph-rsid="009c1b54"/>
    </style:style>
    <style:style style:name="P91" style:family="paragraph" style:parent-style-name="Standard">
      <style:text-properties officeooo:rsid="0015f1ff" officeooo:paragraph-rsid="0013268f"/>
    </style:style>
    <style:style style:name="P92" style:family="paragraph" style:parent-style-name="Standard">
      <style:text-properties officeooo:rsid="0015f1ff" officeooo:paragraph-rsid="00c0d7c6"/>
    </style:style>
    <style:style style:name="P93" style:family="paragraph" style:parent-style-name="Standard">
      <style:text-properties officeooo:rsid="0019f535" officeooo:paragraph-rsid="0019f535"/>
    </style:style>
    <style:style style:name="P94" style:family="paragraph" style:parent-style-name="Standard">
      <style:text-properties fo:font-style="normal" officeooo:rsid="005aa0ca" officeooo:paragraph-rsid="005d12fa" style:font-style-asian="normal" style:font-style-complex="normal"/>
    </style:style>
    <style:style style:name="P95" style:family="paragraph" style:parent-style-name="Standard">
      <style:text-properties fo:font-style="normal" officeooo:rsid="005aa0ca" officeooo:paragraph-rsid="00be4749" style:font-style-asian="normal" style:font-style-complex="normal"/>
    </style:style>
    <style:style style:name="P96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97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98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99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100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101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102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103" style:family="paragraph" style:parent-style-name="Standard">
      <style:text-properties fo:font-style="normal" officeooo:rsid="008dd7a7" officeooo:paragraph-rsid="008dd7a7" style:font-style-asian="normal" style:font-style-complex="normal"/>
    </style:style>
    <style:style style:name="P104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105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106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107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108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109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110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111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112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113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114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115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116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117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118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119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20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21" style:family="paragraph" style:parent-style-name="Standard">
      <style:text-properties fo:font-style="normal" style:text-underline-style="none" fo:font-weight="normal" officeooo:rsid="005d12fa" officeooo:paragraph-rsid="005eeb02" style:font-style-asian="normal" style:font-weight-asian="normal" style:font-style-complex="normal" style:font-weight-complex="normal"/>
    </style:style>
    <style:style style:name="P122" style:family="paragraph" style:parent-style-name="Standard">
      <style:text-properties fo:font-style="normal" style:text-underline-style="none" fo:font-weight="normal" officeooo:rsid="005d12fa" officeooo:paragraph-rsid="006317f8" style:font-style-asian="normal" style:font-weight-asian="normal" style:font-style-complex="normal" style:font-weight-complex="normal"/>
    </style:style>
    <style:style style:name="P123" style:family="paragraph" style:parent-style-name="Standard">
      <style:text-properties fo:font-style="normal" style:text-underline-style="none" fo:font-weight="normal" officeooo:rsid="006c1d47" officeooo:paragraph-rsid="006c1d47" style:font-style-asian="normal" style:font-weight-asian="normal" style:font-style-complex="normal" style:font-weight-complex="normal"/>
    </style:style>
    <style:style style:name="P124" style:family="paragraph" style:parent-style-name="Standard">
      <style:text-properties fo:font-style="normal" style:text-underline-style="none" fo:font-weight="normal" officeooo:rsid="006c1d47" officeooo:paragraph-rsid="007b744f" style:font-style-asian="normal" style:font-weight-asian="normal" style:font-style-complex="normal" style:font-weight-complex="normal"/>
    </style:style>
    <style:style style:name="P125" style:family="paragraph" style:parent-style-name="Standard">
      <style:text-properties fo:font-style="normal" style:text-underline-style="none" fo:font-weight="normal" officeooo:rsid="0069fa4b" officeooo:paragraph-rsid="0069fa4b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style:text-underline-style="none" fo:font-weight="normal" officeooo:rsid="0069fa4b" officeooo:paragraph-rsid="007f9b5f" style:font-style-asian="normal" style:font-weight-asian="normal" style:font-style-complex="normal" style:font-weight-complex="normal"/>
    </style:style>
    <style:style style:name="P127" style:family="paragraph" style:parent-style-name="Standard">
      <style:text-properties fo:font-style="normal" style:text-underline-style="none" fo:font-weight="normal" officeooo:rsid="006a9ead" officeooo:paragraph-rsid="006a9ead" style:font-style-asian="normal" style:font-weight-asian="normal" style:font-style-complex="normal" style:font-weight-complex="normal"/>
    </style:style>
    <style:style style:name="P128" style:family="paragraph" style:parent-style-name="Standard">
      <style:text-properties fo:font-style="normal" style:text-underline-style="none" fo:font-weight="normal" officeooo:rsid="00721e09" officeooo:paragraph-rsid="00721e09" style:font-style-asian="normal" style:font-weight-asian="normal" style:font-style-complex="normal" style:font-weight-complex="normal"/>
    </style:style>
    <style:style style:name="P129" style:family="paragraph" style:parent-style-name="Standard">
      <style:text-properties fo:font-style="normal" style:text-underline-style="none" fo:font-weight="normal" officeooo:rsid="007291e8" officeooo:paragraph-rsid="007291e8" style:font-style-asian="normal" style:font-weight-asian="normal" style:font-style-complex="normal" style:font-weight-complex="normal"/>
    </style:style>
    <style:style style:name="P130" style:family="paragraph" style:parent-style-name="Standard">
      <style:paragraph-properties fo:line-height="100%"/>
      <style:text-properties fo:font-style="normal" style:text-underline-style="none" fo:font-weight="normal" officeooo:rsid="005eeb02" officeooo:paragraph-rsid="005eeb02" style:font-style-asian="normal" style:font-weight-asian="normal" style:font-style-complex="normal" style:font-weight-complex="normal"/>
    </style:style>
    <style:style style:name="P131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132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133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134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35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36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137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138" style:family="paragraph" style:parent-style-name="Standard">
      <style:paragraph-properties fo:line-height="150%"/>
      <style:text-properties fo:font-style="normal" style:text-underline-style="none" fo:font-weight="normal" officeooo:rsid="006b8b04" officeooo:paragraph-rsid="006b8b04" style:font-style-asian="normal" style:font-weight-asian="normal" style:font-style-complex="normal" style:font-weight-complex="normal"/>
    </style:style>
    <style:style style:name="P139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140" style:family="paragraph" style:parent-style-name="Standard"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41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42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43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44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46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147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148" style:family="paragraph" style:parent-style-name="Standard">
      <style:text-properties fo:font-style="normal" style:text-underline-style="none" fo:font-weight="normal" officeooo:rsid="00a43bb7" officeooo:paragraph-rsid="00a639f7" style:font-style-asian="normal" style:font-weight-asian="normal" style:font-style-complex="normal" style:font-weight-complex="normal"/>
    </style:style>
    <style:style style:name="P149" style:family="paragraph" style:parent-style-name="Standard">
      <style:text-properties fo:font-style="normal" style:text-underline-style="none" fo:font-weight="normal" officeooo:rsid="00a43bb7" officeooo:paragraph-rsid="00a43bb7" style:font-style-asian="normal" style:font-weight-asian="normal" style:font-style-complex="normal" style:font-weight-complex="normal"/>
    </style:style>
    <style:style style:name="P150" style:family="paragraph" style:parent-style-name="Standard">
      <style:text-properties fo:font-style="normal" style:text-underline-style="none" fo:font-weight="normal" officeooo:rsid="00a69bec" officeooo:paragraph-rsid="00a69bec" style:font-style-asian="normal" style:font-weight-asian="normal" style:font-style-complex="normal" style:font-weight-complex="normal"/>
    </style:style>
    <style:style style:name="P151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152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153" style:family="paragraph" style:parent-style-name="Standard">
      <style:text-properties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154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155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56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157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158" style:family="paragraph" style:parent-style-name="Standard">
      <style:paragraph-properties fo:line-height="150%"/>
      <style:text-properties fo:font-style="normal" style:text-underline-style="none" fo:font-weight="normal" officeooo:rsid="01f3746b" officeooo:paragraph-rsid="01f3746b" style:font-style-asian="normal" style:font-weight-asian="normal" style:font-style-complex="normal" style:font-weight-complex="normal"/>
    </style:style>
    <style:style style:name="P159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160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161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162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163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164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165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166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167" style:family="paragraph" style:parent-style-name="Standard">
      <style:text-properties fo:font-style="normal" style:text-underline-style="none" fo:font-weight="bold" officeooo:rsid="0065ca74" officeooo:paragraph-rsid="00f8c8b1" style:font-style-asian="normal" style:font-weight-asian="bold" style:font-style-complex="normal" style:font-weight-complex="bold"/>
    </style:style>
    <style:style style:name="P168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169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170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171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172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173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174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175" style:family="paragraph" style:parent-style-name="Standard">
      <style:paragraph-properties fo:line-height="150%"/>
      <style:text-properties fo:font-style="normal" style:text-underline-style="none" officeooo:rsid="00ae61b4" officeooo:paragraph-rsid="00ae61b4" style:font-style-asian="normal" style:font-style-complex="normal"/>
    </style:style>
    <style:style style:name="P176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177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178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179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180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181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182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183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184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185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186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187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188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189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190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191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192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193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194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195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196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197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198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199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200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201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202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203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204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205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206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207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208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209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210" style:family="paragraph" style:parent-style-name="Standard">
      <style:text-properties fo:font-style="normal" style:text-underline-style="none" officeooo:rsid="00f55bb2" officeooo:paragraph-rsid="00f5260b" style:font-style-asian="normal" style:font-style-complex="normal"/>
    </style:style>
    <style:style style:name="P211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212" style:family="paragraph" style:parent-style-name="Standard">
      <style:text-properties fo:font-style="normal" style:text-underline-style="none" officeooo:rsid="00f990c2" officeooo:paragraph-rsid="00f990c2" style:font-style-asian="normal" style:font-style-complex="normal"/>
    </style:style>
    <style:style style:name="P213" style:family="paragraph" style:parent-style-name="Standard">
      <style:text-properties fo:font-style="normal" style:text-underline-style="none" officeooo:rsid="00f990c2" officeooo:paragraph-rsid="00fde6f2" style:font-style-asian="normal" style:font-style-complex="normal"/>
    </style:style>
    <style:style style:name="P214" style:family="paragraph" style:parent-style-name="Standard">
      <style:text-properties fo:font-style="normal" style:text-underline-style="none" officeooo:rsid="00fde6f2" officeooo:paragraph-rsid="00fde6f2" style:font-style-asian="normal" style:font-style-complex="normal"/>
    </style:style>
    <style:style style:name="P215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216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217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218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219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220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221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222" style:family="paragraph" style:parent-style-name="Standard">
      <style:text-properties fo:font-style="normal" style:text-underline-style="none" officeooo:rsid="013013d9" officeooo:paragraph-rsid="013013d9" style:font-style-asian="normal" style:font-style-complex="normal"/>
    </style:style>
    <style:style style:name="P223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224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225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226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227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228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229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230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231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232" style:family="paragraph" style:parent-style-name="Standard">
      <style:paragraph-properties fo:line-height="100%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233" style:family="paragraph" style:parent-style-name="Standard">
      <style:text-properties officeooo:rsid="0033fbdf" officeooo:paragraph-rsid="0033fbdf"/>
    </style:style>
    <style:style style:name="P234" style:family="paragraph" style:parent-style-name="Standard">
      <style:text-properties officeooo:rsid="0034ed8b" officeooo:paragraph-rsid="0106c767"/>
    </style:style>
    <style:style style:name="P235" style:family="paragraph" style:parent-style-name="Standard">
      <style:text-properties fo:font-weight="normal" officeooo:rsid="003cb407" officeooo:paragraph-rsid="003cb407" style:font-weight-asian="normal" style:font-weight-complex="normal"/>
    </style:style>
    <style:style style:name="P236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237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238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239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240" style:family="paragraph" style:parent-style-name="Standard">
      <style:text-properties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241" style:family="paragraph" style:parent-style-name="Standard">
      <style:text-properties style:text-line-through-style="none" style:text-line-through-type="none" fo:font-style="italic" style:text-underline-style="none" officeooo:rsid="00367935" officeooo:paragraph-rsid="0122678f" style:font-style-asian="italic" style:font-style-complex="italic"/>
    </style:style>
    <style:style style:name="P242" style:family="paragraph" style:parent-style-name="Standard">
      <style:text-properties officeooo:rsid="0012a0dc" officeooo:paragraph-rsid="0012a0dc"/>
    </style:style>
    <style:style style:name="P243" style:family="paragraph" style:parent-style-name="Standard">
      <style:text-properties officeooo:paragraph-rsid="003eeb50"/>
    </style:style>
    <style:style style:name="P244" style:family="paragraph" style:parent-style-name="Standard">
      <style:text-properties officeooo:rsid="00205d85" officeooo:paragraph-rsid="005f7223"/>
    </style:style>
    <style:style style:name="P245" style:family="paragraph" style:parent-style-name="Standard">
      <style:text-properties officeooo:rsid="002436f5" officeooo:paragraph-rsid="00ed9297"/>
    </style:style>
    <style:style style:name="P246" style:family="paragraph" style:parent-style-name="Standard">
      <style:text-properties officeooo:rsid="0056d959" officeooo:paragraph-rsid="0056d959"/>
    </style:style>
    <style:style style:name="P247" style:family="paragraph" style:parent-style-name="Standard">
      <style:paragraph-properties fo:line-height="150%"/>
      <style:text-properties officeooo:paragraph-rsid="0013268f"/>
    </style:style>
    <style:style style:name="P248" style:family="paragraph" style:parent-style-name="Standard">
      <style:paragraph-properties fo:line-height="150%"/>
      <style:text-properties officeooo:paragraph-rsid="0040eb9d"/>
    </style:style>
    <style:style style:name="P249" style:family="paragraph" style:parent-style-name="Standard">
      <style:paragraph-properties fo:line-height="150%"/>
      <style:text-properties officeooo:paragraph-rsid="0045286d"/>
    </style:style>
    <style:style style:name="P250" style:family="paragraph" style:parent-style-name="Standard">
      <style:paragraph-properties fo:line-height="150%"/>
      <style:text-properties officeooo:paragraph-rsid="00c6421c"/>
    </style:style>
    <style:style style:name="P251" style:family="paragraph" style:parent-style-name="Standard">
      <style:paragraph-properties fo:line-height="150%"/>
      <style:text-properties officeooo:paragraph-rsid="00fde6f2"/>
    </style:style>
    <style:style style:name="P252" style:family="paragraph" style:parent-style-name="Standard">
      <style:paragraph-properties fo:line-height="150%"/>
      <style:text-properties officeooo:paragraph-rsid="0106c767"/>
    </style:style>
    <style:style style:name="P253" style:family="paragraph" style:parent-style-name="Standard">
      <style:paragraph-properties fo:line-height="150%"/>
      <style:text-properties officeooo:paragraph-rsid="01851c1f"/>
    </style:style>
    <style:style style:name="P254" style:family="paragraph" style:parent-style-name="Standard">
      <style:paragraph-properties fo:line-height="150%"/>
      <style:text-properties officeooo:paragraph-rsid="01d80854"/>
    </style:style>
    <style:style style:name="P255" style:family="paragraph" style:parent-style-name="Standard">
      <style:paragraph-properties fo:line-height="150%"/>
      <style:text-properties officeooo:paragraph-rsid="020068b3"/>
    </style:style>
    <style:style style:name="P256" style:family="paragraph" style:parent-style-name="Standard">
      <style:paragraph-properties fo:line-height="150%"/>
      <style:text-properties officeooo:paragraph-rsid="025c0f22"/>
    </style:style>
    <style:style style:name="P257" style:family="paragraph" style:parent-style-name="Standard">
      <style:text-properties officeooo:paragraph-rsid="0071f6b3"/>
    </style:style>
    <style:style style:name="P258" style:family="paragraph" style:parent-style-name="Standard">
      <style:text-properties officeooo:paragraph-rsid="006a9ead"/>
    </style:style>
    <style:style style:name="P259" style:family="paragraph" style:parent-style-name="Standard">
      <style:text-properties officeooo:paragraph-rsid="007b744f"/>
    </style:style>
    <style:style style:name="P260" style:family="paragraph" style:parent-style-name="Standard">
      <style:text-properties officeooo:paragraph-rsid="007f9b5f"/>
    </style:style>
    <style:style style:name="P261" style:family="paragraph" style:parent-style-name="Standard">
      <style:text-properties officeooo:paragraph-rsid="005eeb02"/>
    </style:style>
    <style:style style:name="P262" style:family="paragraph" style:parent-style-name="Standard">
      <style:text-properties officeooo:paragraph-rsid="00883289"/>
    </style:style>
    <style:style style:name="P263" style:family="paragraph" style:parent-style-name="Standard">
      <style:text-properties officeooo:paragraph-rsid="00885557"/>
    </style:style>
    <style:style style:name="P264" style:family="paragraph" style:parent-style-name="Standard">
      <style:text-properties officeooo:rsid="008872eb" officeooo:paragraph-rsid="008872eb"/>
    </style:style>
    <style:style style:name="P265" style:family="paragraph" style:parent-style-name="Standard">
      <style:text-properties officeooo:paragraph-rsid="008d7148"/>
    </style:style>
    <style:style style:name="P266" style:family="paragraph" style:parent-style-name="Standard">
      <style:text-properties officeooo:paragraph-rsid="009622c6"/>
    </style:style>
    <style:style style:name="P267" style:family="paragraph" style:parent-style-name="Standard">
      <style:text-properties officeooo:paragraph-rsid="009af966"/>
    </style:style>
    <style:style style:name="P268" style:family="paragraph" style:parent-style-name="Standard">
      <style:text-properties officeooo:paragraph-rsid="00a75993"/>
    </style:style>
    <style:style style:name="P269" style:family="paragraph" style:parent-style-name="Standard">
      <style:text-properties officeooo:rsid="003eeb50" officeooo:paragraph-rsid="00ac1d69"/>
    </style:style>
    <style:style style:name="P270" style:family="paragraph" style:parent-style-name="Standard">
      <style:text-properties officeooo:paragraph-rsid="00b6be7d"/>
    </style:style>
    <style:style style:name="P271" style:family="paragraph" style:parent-style-name="Standard">
      <style:paragraph-properties fo:line-height="150%"/>
      <style:text-properties style:use-window-font-color="true" officeooo:rsid="00a8a4b1" officeooo:paragraph-rsid="00c0d7c6"/>
    </style:style>
    <style:style style:name="P272" style:family="paragraph" style:parent-style-name="Standard">
      <style:text-properties style:use-window-font-color="true" officeooo:paragraph-rsid="00c0d7c6"/>
    </style:style>
    <style:style style:name="P273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274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275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276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277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278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279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280" style:family="paragraph" style:parent-style-name="Standard">
      <style:paragraph-properties fo:line-height="100%"/>
      <style:text-properties style:use-window-font-color="true" fo:font-style="normal" fo:font-weight="bold" officeooo:rsid="019c9e7c" officeooo:paragraph-rsid="019c9e7c" style:font-style-asian="normal" style:font-weight-asian="bold" style:font-style-complex="normal" style:font-weight-complex="bold"/>
    </style:style>
    <style:style style:name="P281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282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283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284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285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286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287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288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289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290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291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292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293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294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295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296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297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298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299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300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301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302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303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304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305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306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307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308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309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310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311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312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313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314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315" style:family="paragraph" style:parent-style-name="Standard">
      <style:paragraph-properties fo:line-height="100%"/>
      <style:text-properties style:use-window-font-color="true" fo:font-style="normal" fo:font-weight="normal" officeooo:rsid="01c3ec8a" officeooo:paragraph-rsid="01c3ec8a" style:font-style-asian="normal" style:font-weight-asian="normal" style:font-style-complex="normal" style:font-weight-complex="normal"/>
    </style:style>
    <style:style style:name="P316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317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318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319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320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321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322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323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324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325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326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327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328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329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330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331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332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333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334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335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336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337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338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339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340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341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342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343" style:family="paragraph" style:parent-style-name="Standard">
      <style:paragraph-properties fo:line-height="100%"/>
      <style:text-properties style:use-window-font-color="true" fo:font-style="normal" fo:font-weight="normal" officeooo:rsid="01d66413" officeooo:paragraph-rsid="0200b58e" style:font-style-asian="normal" style:font-weight-asian="normal" style:font-style-complex="normal" style:font-weight-complex="normal"/>
    </style:style>
    <style:style style:name="P344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345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346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347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348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349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350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351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352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353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354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355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356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357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358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359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360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361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362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363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364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365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366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367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368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369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00b58e" style:font-style-asian="italic" style:font-weight-asian="normal" style:font-style-complex="italic" style:font-weight-complex="normal"/>
    </style:style>
    <style:style style:name="P370" style:family="paragraph" style:parent-style-name="Standard">
      <style:paragraph-properties fo:line-height="100%"/>
      <style:text-properties style:use-window-font-color="true" fo:font-style="italic" fo:font-weight="normal" officeooo:rsid="01ce728e" officeooo:paragraph-rsid="01ce728e" style:font-style-asian="italic" style:font-weight-asian="normal" style:font-style-complex="italic" style:font-weight-complex="normal"/>
    </style:style>
    <style:style style:name="P371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372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373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374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375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376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377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378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379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380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381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382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383" style:family="paragraph" style:parent-style-name="Standard">
      <style:text-properties officeooo:paragraph-rsid="00ba4170"/>
    </style:style>
    <style:style style:name="P384" style:family="paragraph" style:parent-style-name="Standard">
      <style:text-properties officeooo:paragraph-rsid="00bbbf73"/>
    </style:style>
    <style:style style:name="P385" style:family="paragraph" style:parent-style-name="Standard">
      <style:text-properties officeooo:rsid="00bd11a0" officeooo:paragraph-rsid="00bd11a0"/>
    </style:style>
    <style:style style:name="P386" style:family="paragraph" style:parent-style-name="Standard">
      <style:text-properties officeooo:paragraph-rsid="00be4749"/>
    </style:style>
    <style:style style:name="P387" style:family="paragraph" style:parent-style-name="Standard">
      <style:text-properties officeooo:rsid="00beb82f" officeooo:paragraph-rsid="00beb82f"/>
    </style:style>
    <style:style style:name="P388" style:family="paragraph" style:parent-style-name="Standard">
      <style:text-properties officeooo:paragraph-rsid="00beb82f"/>
    </style:style>
    <style:style style:name="P389" style:family="paragraph" style:parent-style-name="Standard">
      <style:text-properties officeooo:rsid="00c0d7c6" officeooo:paragraph-rsid="00c0d7c6"/>
    </style:style>
    <style:style style:name="P390" style:family="paragraph" style:parent-style-name="Standard">
      <style:text-properties officeooo:paragraph-rsid="008dd7a7"/>
    </style:style>
    <style:style style:name="P391" style:family="paragraph" style:parent-style-name="Standard">
      <style:text-properties officeooo:rsid="005521a3" officeooo:paragraph-rsid="005521a3"/>
    </style:style>
    <style:style style:name="P392" style:family="paragraph" style:parent-style-name="Standard">
      <style:text-properties officeooo:paragraph-rsid="00d2fc06"/>
    </style:style>
    <style:style style:name="P393" style:family="paragraph" style:parent-style-name="Standard">
      <style:paragraph-properties fo:line-height="150%"/>
      <style:text-properties officeooo:rsid="00d5826a" officeooo:paragraph-rsid="00d5826a"/>
    </style:style>
    <style:style style:name="P394" style:family="paragraph" style:parent-style-name="Standard">
      <style:text-properties officeooo:paragraph-rsid="00d77d7d"/>
    </style:style>
    <style:style style:name="P395" style:family="paragraph" style:parent-style-name="Standard">
      <style:text-properties officeooo:rsid="00d9c9e4" officeooo:paragraph-rsid="00d9c9e4"/>
    </style:style>
    <style:style style:name="P396" style:family="paragraph" style:parent-style-name="Standard">
      <style:text-properties officeooo:paragraph-rsid="00e4290b"/>
    </style:style>
    <style:style style:name="P397" style:family="paragraph" style:parent-style-name="Standard">
      <style:text-properties officeooo:paragraph-rsid="00e5f586"/>
    </style:style>
    <style:style style:name="P398" style:family="paragraph" style:parent-style-name="Standard">
      <style:text-properties officeooo:paragraph-rsid="00eb50e0"/>
    </style:style>
    <style:style style:name="P399" style:family="paragraph" style:parent-style-name="Standard">
      <style:paragraph-properties fo:line-height="150%"/>
      <style:text-properties officeooo:rsid="00f2503e" officeooo:paragraph-rsid="00f2503e"/>
    </style:style>
    <style:style style:name="P400" style:family="paragraph" style:parent-style-name="Standard">
      <style:text-properties officeooo:rsid="00f2503e" officeooo:paragraph-rsid="01222be5"/>
    </style:style>
    <style:style style:name="P401" style:family="paragraph" style:parent-style-name="Standard">
      <style:text-properties officeooo:rsid="00d1487d" officeooo:paragraph-rsid="00d2fc06"/>
    </style:style>
    <style:style style:name="P402" style:family="paragraph" style:parent-style-name="Standard">
      <style:text-properties officeooo:paragraph-rsid="00f5260b"/>
    </style:style>
    <style:style style:name="P403" style:family="paragraph" style:parent-style-name="Standard">
      <style:text-properties officeooo:paragraph-rsid="00fecca9"/>
    </style:style>
    <style:style style:name="P404" style:family="paragraph" style:parent-style-name="Standard">
      <style:text-properties officeooo:paragraph-rsid="00c0d7c6"/>
    </style:style>
    <style:style style:name="P405" style:family="paragraph" style:parent-style-name="Standard">
      <style:text-properties officeooo:paragraph-rsid="010c486e"/>
    </style:style>
    <style:style style:name="P406" style:family="paragraph" style:parent-style-name="Standard">
      <style:text-properties officeooo:paragraph-rsid="00367935"/>
    </style:style>
    <style:style style:name="P407" style:family="paragraph" style:parent-style-name="Standard">
      <style:text-properties officeooo:paragraph-rsid="011fc384"/>
    </style:style>
    <style:style style:name="P408" style:family="paragraph" style:parent-style-name="Standard">
      <style:text-properties officeooo:paragraph-rsid="0122678f"/>
    </style:style>
    <style:style style:name="P409" style:family="paragraph" style:parent-style-name="Standard">
      <style:text-properties officeooo:paragraph-rsid="012dfde8"/>
    </style:style>
    <style:style style:name="P410" style:family="paragraph" style:parent-style-name="Standard">
      <style:text-properties officeooo:paragraph-rsid="0130fd48"/>
    </style:style>
    <style:style style:name="P411" style:family="paragraph" style:parent-style-name="Standard">
      <style:text-properties officeooo:paragraph-rsid="013282b3"/>
    </style:style>
    <style:style style:name="P412" style:family="paragraph" style:parent-style-name="Standard">
      <style:text-properties officeooo:paragraph-rsid="013f3c54"/>
    </style:style>
    <style:style style:name="P413" style:family="paragraph" style:parent-style-name="Standard">
      <style:text-properties officeooo:paragraph-rsid="0152f194"/>
    </style:style>
    <style:style style:name="P414" style:family="paragraph" style:parent-style-name="Standard">
      <style:text-properties officeooo:paragraph-rsid="0150aafa"/>
    </style:style>
    <style:style style:name="P415" style:family="paragraph" style:parent-style-name="Standard">
      <style:paragraph-properties fo:line-height="100%"/>
      <style:text-properties officeooo:paragraph-rsid="016aa5ac"/>
    </style:style>
    <style:style style:name="P416" style:family="paragraph" style:parent-style-name="Standard">
      <style:paragraph-properties fo:line-height="100%"/>
      <style:text-properties officeooo:paragraph-rsid="016d2800"/>
    </style:style>
    <style:style style:name="P417" style:family="paragraph" style:parent-style-name="Standard">
      <style:paragraph-properties fo:line-height="100%"/>
      <style:text-properties officeooo:paragraph-rsid="0171553b"/>
    </style:style>
    <style:style style:name="P418" style:family="paragraph" style:parent-style-name="Standard">
      <style:paragraph-properties fo:line-height="100%"/>
      <style:text-properties officeooo:paragraph-rsid="0176ee1b"/>
    </style:style>
    <style:style style:name="P419" style:family="paragraph" style:parent-style-name="Standard">
      <style:paragraph-properties fo:line-height="100%"/>
      <style:text-properties officeooo:paragraph-rsid="017941db"/>
    </style:style>
    <style:style style:name="P420" style:family="paragraph" style:parent-style-name="Standard">
      <style:paragraph-properties fo:line-height="100%"/>
      <style:text-properties officeooo:paragraph-rsid="017a7161"/>
    </style:style>
    <style:style style:name="P421" style:family="paragraph" style:parent-style-name="Standard">
      <style:paragraph-properties fo:line-height="100%"/>
      <style:text-properties officeooo:paragraph-rsid="018105ab"/>
    </style:style>
    <style:style style:name="P422" style:family="paragraph" style:parent-style-name="Standard">
      <style:paragraph-properties fo:line-height="100%"/>
      <style:text-properties officeooo:paragraph-rsid="01851c1f"/>
    </style:style>
    <style:style style:name="P423" style:family="paragraph" style:parent-style-name="Standard">
      <style:paragraph-properties fo:line-height="100%"/>
      <style:text-properties officeooo:paragraph-rsid="01aaba73"/>
    </style:style>
    <style:style style:name="P424" style:family="paragraph" style:parent-style-name="Standard">
      <style:paragraph-properties fo:line-height="100%"/>
      <style:text-properties officeooo:paragraph-rsid="01abda5f"/>
    </style:style>
    <style:style style:name="P425" style:family="paragraph" style:parent-style-name="Standard">
      <style:paragraph-properties fo:line-height="100%"/>
      <style:text-properties officeooo:paragraph-rsid="01cb0c6f"/>
    </style:style>
    <style:style style:name="P426" style:family="paragraph" style:parent-style-name="Standard">
      <style:paragraph-properties fo:line-height="100%"/>
      <style:text-properties officeooo:paragraph-rsid="01d3aa7e"/>
    </style:style>
    <style:style style:name="P427" style:family="paragraph" style:parent-style-name="Standard">
      <style:paragraph-properties fo:line-height="100%"/>
      <style:text-properties officeooo:paragraph-rsid="01e2b86d"/>
    </style:style>
    <style:style style:name="P428" style:family="paragraph" style:parent-style-name="Standard">
      <style:paragraph-properties fo:line-height="100%"/>
      <style:text-properties officeooo:paragraph-rsid="01e7ea9a"/>
    </style:style>
    <style:style style:name="P429" style:family="paragraph" style:parent-style-name="Standard">
      <style:paragraph-properties fo:line-height="100%"/>
      <style:text-properties officeooo:paragraph-rsid="01f79ca2"/>
    </style:style>
    <style:style style:name="P430" style:family="paragraph" style:parent-style-name="Standard">
      <style:paragraph-properties fo:line-height="100%"/>
      <style:text-properties officeooo:paragraph-rsid="020068b3"/>
    </style:style>
    <style:style style:name="P431" style:family="paragraph" style:parent-style-name="Standard">
      <style:paragraph-properties fo:line-height="100%"/>
      <style:text-properties officeooo:paragraph-rsid="0200b58e"/>
    </style:style>
    <style:style style:name="P432" style:family="paragraph" style:parent-style-name="Standard">
      <style:paragraph-properties fo:line-height="100%"/>
      <style:text-properties officeooo:paragraph-rsid="020131ae"/>
    </style:style>
    <style:style style:name="P433" style:family="paragraph" style:parent-style-name="Standard">
      <style:paragraph-properties fo:line-height="100%"/>
      <style:text-properties officeooo:paragraph-rsid="0212a48a"/>
    </style:style>
    <style:style style:name="P434" style:family="paragraph" style:parent-style-name="Standard">
      <style:paragraph-properties fo:line-height="100%"/>
      <style:text-properties officeooo:paragraph-rsid="01d522fe"/>
    </style:style>
    <style:style style:name="P435" style:family="paragraph" style:parent-style-name="Standard">
      <style:paragraph-properties fo:line-height="100%"/>
      <style:text-properties officeooo:paragraph-rsid="021920c6"/>
    </style:style>
    <style:style style:name="P436" style:family="paragraph" style:parent-style-name="Standard">
      <style:paragraph-properties fo:line-height="100%"/>
      <style:text-properties officeooo:paragraph-rsid="021bfb0f"/>
    </style:style>
    <style:style style:name="P437" style:family="paragraph" style:parent-style-name="Standard">
      <style:paragraph-properties fo:line-height="100%"/>
      <style:text-properties officeooo:paragraph-rsid="021d76dd"/>
    </style:style>
    <style:style style:name="P438" style:family="paragraph" style:parent-style-name="Standard">
      <style:paragraph-properties fo:line-height="100%"/>
      <style:text-properties officeooo:paragraph-rsid="01ec8e18"/>
    </style:style>
    <style:style style:name="P439" style:family="paragraph" style:parent-style-name="Standard">
      <style:paragraph-properties fo:line-height="100%"/>
      <style:text-properties officeooo:paragraph-rsid="0221c426"/>
    </style:style>
    <style:style style:name="P440" style:family="paragraph" style:parent-style-name="Standard">
      <style:paragraph-properties fo:line-height="100%"/>
      <style:text-properties officeooo:paragraph-rsid="0221eb79"/>
    </style:style>
    <style:style style:name="P441" style:family="paragraph" style:parent-style-name="Standard">
      <style:paragraph-properties fo:line-height="100%"/>
      <style:text-properties officeooo:paragraph-rsid="0228bd00"/>
    </style:style>
    <style:style style:name="P442" style:family="paragraph" style:parent-style-name="Standard">
      <style:paragraph-properties fo:line-height="100%"/>
      <style:text-properties officeooo:paragraph-rsid="0239e044"/>
    </style:style>
    <style:style style:name="P443" style:family="paragraph" style:parent-style-name="Standard">
      <style:paragraph-properties fo:line-height="100%"/>
      <style:text-properties officeooo:paragraph-rsid="023e217a"/>
    </style:style>
    <style:style style:name="P444" style:family="paragraph" style:parent-style-name="Standard">
      <style:paragraph-properties fo:line-height="100%"/>
      <style:text-properties officeooo:paragraph-rsid="0245c9e7"/>
    </style:style>
    <style:style style:name="P445" style:family="paragraph" style:parent-style-name="Standard">
      <style:paragraph-properties fo:line-height="100%"/>
      <style:text-properties officeooo:paragraph-rsid="0248e2f5"/>
    </style:style>
    <style:style style:name="P446" style:family="paragraph" style:parent-style-name="Standard">
      <style:paragraph-properties fo:line-height="100%"/>
      <style:text-properties officeooo:paragraph-rsid="024c0a42"/>
    </style:style>
    <style:style style:name="P447" style:family="paragraph" style:parent-style-name="Standard">
      <style:paragraph-properties fo:line-height="100%"/>
      <style:text-properties officeooo:paragraph-rsid="024d9b01"/>
    </style:style>
    <style:style style:name="P448" style:family="paragraph" style:parent-style-name="Standard">
      <style:paragraph-properties fo:line-height="100%"/>
      <style:text-properties officeooo:paragraph-rsid="02540cb9"/>
    </style:style>
    <style:style style:name="P449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450" style:family="paragraph" style:parent-style-name="Standard">
      <style:paragraph-properties fo:line-height="100%"/>
      <style:text-properties officeooo:rsid="016b9044" officeooo:paragraph-rsid="016b9044"/>
    </style:style>
    <style:style style:name="P451" style:family="paragraph" style:parent-style-name="Standard">
      <style:paragraph-properties fo:line-height="100%"/>
      <style:text-properties officeooo:rsid="01a2dcc2" officeooo:paragraph-rsid="01a2dcc2"/>
    </style:style>
    <style:style style:name="P452" style:family="paragraph" style:parent-style-name="Standard">
      <style:paragraph-properties fo:line-height="100%"/>
      <style:text-properties officeooo:rsid="01a92b83" officeooo:paragraph-rsid="01abda5f"/>
    </style:style>
    <style:style style:name="P453" style:family="paragraph" style:parent-style-name="Standard">
      <style:paragraph-properties fo:line-height="100%"/>
      <style:text-properties officeooo:rsid="01b78805" officeooo:paragraph-rsid="01b9977e"/>
    </style:style>
    <style:style style:name="P454" style:family="paragraph" style:parent-style-name="Standard">
      <style:paragraph-properties fo:line-height="100%"/>
      <style:text-properties officeooo:rsid="01b78805" officeooo:paragraph-rsid="020d39a8"/>
    </style:style>
    <style:style style:name="P455" style:family="paragraph" style:parent-style-name="Standard">
      <style:paragraph-properties fo:line-height="100%"/>
      <style:text-properties officeooo:rsid="01bcc73c" officeooo:paragraph-rsid="01bcc73c"/>
    </style:style>
    <style:style style:name="P456" style:family="paragraph" style:parent-style-name="Standard">
      <style:paragraph-properties fo:line-height="100%"/>
      <style:text-properties officeooo:rsid="01cb0c6f" officeooo:paragraph-rsid="01cb0c6f"/>
    </style:style>
    <style:style style:name="P457" style:family="paragraph" style:parent-style-name="Standard">
      <style:paragraph-properties fo:line-height="100%"/>
      <style:text-properties officeooo:rsid="01cd0839" officeooo:paragraph-rsid="01cd0839"/>
    </style:style>
    <style:style style:name="P458" style:family="paragraph" style:parent-style-name="Standard">
      <style:paragraph-properties fo:line-height="100%"/>
      <style:text-properties officeooo:rsid="01e4a612" officeooo:paragraph-rsid="01e4a612"/>
    </style:style>
    <style:style style:name="P459" style:family="paragraph" style:parent-style-name="Standard">
      <style:paragraph-properties fo:line-height="100%"/>
      <style:text-properties officeooo:rsid="022b7ea9" officeooo:paragraph-rsid="022b7ea9"/>
    </style:style>
    <style:style style:name="P460" style:family="paragraph" style:parent-style-name="Standard">
      <style:paragraph-properties fo:line-height="100%"/>
      <style:text-properties officeooo:rsid="022dff2a" officeooo:paragraph-rsid="022dff2a"/>
    </style:style>
    <style:style style:name="P461" style:family="paragraph" style:parent-style-name="Standard">
      <style:paragraph-properties fo:line-height="100%"/>
      <style:text-properties officeooo:rsid="022ee1ec" officeooo:paragraph-rsid="022ee1ec"/>
    </style:style>
    <style:style style:name="P462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463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464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465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466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467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468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469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470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471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472" style:family="paragraph" style:parent-style-name="Table_20_Contents">
      <style:paragraph-properties fo:text-align="center" style:justify-single-word="false"/>
      <style:text-properties fo:font-weight="bold" officeooo:rsid="024ff707" officeooo:paragraph-rsid="025c0f22" style:font-weight-asian="bold" style:font-weight-complex="bold"/>
    </style:style>
    <style:style style:name="P473" style:family="paragraph" style:parent-style-name="Table_20_Contents">
      <style:paragraph-properties fo:text-align="center" style:justify-single-word="false"/>
      <style:text-properties fo:font-weight="bold" officeooo:rsid="02540cb9" officeooo:paragraph-rsid="025c0f22" style:font-weight-asian="bold" style:font-weight-complex="bold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476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477" style:family="paragraph" style:parent-style-name="Table_20_Contents">
      <style:paragraph-properties fo:text-align="center" style:justify-single-word="false"/>
      <style:text-properties officeooo:paragraph-rsid="025c0f22"/>
    </style:style>
    <style:style style:name="P478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479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480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481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482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483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484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485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486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487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488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489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490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491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492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493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494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495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496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497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498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499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500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501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502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503" style:family="paragraph" style:parent-style-name="Table_20_Contents">
      <style:paragraph-properties fo:text-align="center" style:justify-single-word="false"/>
      <style:text-properties officeooo:rsid="02540cb9" officeooo:paragraph-rsid="025c0f22"/>
    </style:style>
    <style:style style:name="P504" style:family="paragraph" style:parent-style-name="Table_20_Contents">
      <style:paragraph-properties fo:text-align="center" style:justify-single-word="false"/>
      <style:text-properties officeooo:rsid="025798af" officeooo:paragraph-rsid="025c0f22"/>
    </style:style>
    <style:style style:name="P505" style:family="paragraph" style:parent-style-name="Table_20_Contents">
      <style:paragraph-properties fo:text-align="center" style:justify-single-word="false"/>
      <style:text-properties officeooo:rsid="0259f4ad" officeooo:paragraph-rsid="025c0f22"/>
    </style:style>
    <style:style style:name="P506" style:family="paragraph" style:parent-style-name="Table_20_Contents">
      <style:paragraph-properties fo:text-align="center" style:justify-single-word="false"/>
      <style:text-properties officeooo:rsid="025b11c7" officeooo:paragraph-rsid="025c0f22"/>
    </style:style>
    <style:style style:name="P507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508" style:family="paragraph" style:parent-style-name="Standard">
      <style:paragraph-properties fo:break-before="page"/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509" style:family="paragraph" style:parent-style-name="Standard">
      <style:paragraph-properties fo:break-before="page"/>
      <style:text-properties officeooo:paragraph-rsid="00f8c8b1"/>
    </style:style>
    <style:style style:name="P510" style:family="paragraph" style:parent-style-name="Standard">
      <style:paragraph-properties fo:line-height="100%" fo:break-before="page"/>
      <style:text-properties fo:font-weight="bold" officeooo:paragraph-rsid="01a5296a" style:font-weight-asian="bold" style:font-weight-complex="bold"/>
    </style:style>
    <style:style style:name="P511" style:family="paragraph" style:parent-style-name="Standard">
      <style:paragraph-properties fo:line-height="100%" fo:break-before="page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512" style:family="paragraph" style:parent-style-name="Standard">
      <style:paragraph-properties fo:line-height="100%" fo:break-before="page"/>
      <style:text-properties style:use-window-font-color="true" fo:font-style="normal" fo:font-weight="bold" officeooo:rsid="0224a93a" officeooo:paragraph-rsid="0224a93a" style:font-style-asian="normal" style:font-weight-asian="bold" style:font-style-complex="normal" style:font-weight-complex="bold"/>
    </style:style>
    <style:style style:name="P513" style:family="paragraph" style:parent-style-name="Standard">
      <style:paragraph-properties fo:line-height="100%" fo:break-before="page"/>
      <style:text-properties officeooo:paragraph-rsid="0200b58e"/>
    </style:style>
    <style:style style:name="P514" style:family="paragraph" style:parent-style-name="Standard">
      <style:paragraph-properties fo:line-height="150%" fo:break-before="page"/>
      <style:text-properties officeooo:paragraph-rsid="00cab904"/>
    </style:style>
    <style:style style:name="P515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516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517" style:family="paragraph" style:parent-style-name="Table_20_Contents">
      <style:paragraph-properties fo:text-align="center" style:justify-single-word="false"/>
      <style:text-properties officeooo:rsid="0259f4ad" officeooo:paragraph-rsid="025c0f22"/>
    </style:style>
    <style:style style:name="P518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519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520" style:family="paragraph" style:parent-style-name="Standard" style:list-style-name="L1">
      <style:text-properties officeooo:rsid="0013268f" officeooo:paragraph-rsid="0013268f"/>
    </style:style>
    <style:style style:name="P521" style:family="paragraph" style:parent-style-name="Standard" style:list-style-name="L2">
      <style:text-properties style:use-window-font-color="true" officeooo:rsid="00a8a4b1" officeooo:paragraph-rsid="00e38bf0"/>
    </style:style>
    <style:style style:name="P522" style:family="paragraph" style:parent-style-name="Standard" style:list-style-name="L2">
      <style:text-properties style:use-window-font-color="true" officeooo:rsid="00a8a4b1" officeooo:paragraph-rsid="00c0d7c6"/>
    </style:style>
    <style:style style:name="P523" style:family="paragraph" style:parent-style-name="Standard" style:list-style-name="L2">
      <style:text-properties style:use-window-font-color="true" officeooo:rsid="00a8a4b1" officeooo:paragraph-rsid="00e1434b"/>
    </style:style>
    <style:style style:name="P524" style:family="paragraph" style:parent-style-name="Standard" style:list-style-name="L2">
      <style:text-properties style:use-window-font-color="true" officeooo:rsid="00aa3d77" officeooo:paragraph-rsid="00e38bf0"/>
    </style:style>
    <style:style style:name="P525" style:family="paragraph" style:parent-style-name="Standard" style:list-style-name="L3">
      <style:text-properties style:use-window-font-color="true" officeooo:paragraph-rsid="00118c4a"/>
    </style:style>
    <style:style style:name="P526" style:family="paragraph" style:parent-style-name="Standard" style:list-style-name="L3">
      <style:text-properties style:use-window-font-color="true" officeooo:rsid="0011b025" officeooo:paragraph-rsid="0011b025"/>
    </style:style>
    <style:style style:name="P527" style:family="paragraph" style:parent-style-name="Standard" style:list-style-name="L32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528" style:family="paragraph" style:parent-style-name="Standard" style:list-style-name="L32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529" style:family="paragraph" style:parent-style-name="Standard" style:list-style-name="L33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530" style:family="paragraph" style:parent-style-name="Standard" style:list-style-name="L34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531" style:family="paragraph" style:parent-style-name="Standard" style:list-style-name="L35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532" style:family="paragraph" style:parent-style-name="Standard" style:list-style-name="L36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533" style:family="paragraph" style:parent-style-name="Standard" style:list-style-name="L36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534" style:family="paragraph" style:parent-style-name="Standard" style:list-style-name="L37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535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536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8bd00" style:font-style-asian="normal" style:font-weight-asian="normal" style:font-style-complex="normal" style:font-weight-complex="normal"/>
    </style:style>
    <style:style style:name="P537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538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dff2a" style:font-style-asian="normal" style:font-weight-asian="normal" style:font-style-complex="normal" style:font-weight-complex="normal"/>
    </style:style>
    <style:style style:name="P539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540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541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542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543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544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545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546" style:family="paragraph" style:parent-style-name="Standard" style:list-style-name="L38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547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548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549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550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c0a42" style:font-style-asian="normal" style:font-weight-asian="normal" style:font-style-complex="normal" style:font-weight-complex="normal"/>
    </style:style>
    <style:style style:name="P551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552" style:family="paragraph" style:parent-style-name="Standard" style:list-style-name="L39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553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554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555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b0a9d" style:font-style-asian="normal" style:font-weight-asian="normal" style:font-style-complex="normal" style:font-weight-complex="normal"/>
    </style:style>
    <style:style style:name="P556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b5506" style:font-style-asian="normal" style:font-weight-asian="normal" style:font-style-complex="normal" style:font-weight-complex="normal"/>
    </style:style>
    <style:style style:name="P557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558" style:family="paragraph" style:parent-style-name="Standard">
      <style:paragraph-properties fo:line-height="100%"/>
      <style:text-properties style:use-window-font-color="true" fo:font-style="normal" fo:font-weight="bold" officeooo:rsid="0237405f" officeooo:paragraph-rsid="0237405f" style:font-style-asian="normal" style:font-weight-asian="bold" style:font-style-complex="normal" style:font-weight-complex="bold"/>
    </style:style>
    <style:style style:name="P559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560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561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562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563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564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565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566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567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568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569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570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571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57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57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574" style:family="paragraph" style:parent-style-name="Standard" style:list-style-name="L4">
      <style:text-properties officeooo:rsid="0012a0dc" officeooo:paragraph-rsid="0012a0dc"/>
    </style:style>
    <style:style style:name="P575" style:family="paragraph" style:parent-style-name="Standard" style:list-style-name="L5">
      <style:text-properties officeooo:rsid="0033fbdf" officeooo:paragraph-rsid="0033fbdf"/>
    </style:style>
    <style:style style:name="P576" style:family="paragraph" style:parent-style-name="Standard" style:list-style-name="L9">
      <style:text-properties officeooo:rsid="0033fbdf" officeooo:paragraph-rsid="0106c767"/>
    </style:style>
    <style:style style:name="P577" style:family="paragraph" style:parent-style-name="Standard" style:list-style-name="L6">
      <style:text-properties officeooo:paragraph-rsid="005b5cd3"/>
    </style:style>
    <style:style style:name="P578" style:family="paragraph" style:parent-style-name="Standard" style:list-style-name="L7">
      <style:text-properties officeooo:paragraph-rsid="00367935"/>
    </style:style>
    <style:style style:name="P579" style:family="paragraph" style:parent-style-name="Standard" style:list-style-name="L7">
      <style:text-properties officeooo:rsid="00367935" officeooo:paragraph-rsid="00367935"/>
    </style:style>
    <style:style style:name="P580" style:family="paragraph" style:parent-style-name="Standard" style:list-style-name="L8">
      <style:text-properties officeooo:rsid="00386ddb" officeooo:paragraph-rsid="00386ddb"/>
    </style:style>
    <style:style style:name="P581" style:family="paragraph" style:parent-style-name="Standard" style:list-style-name="L10">
      <style:text-properties style:text-underline-style="none" fo:font-weight="normal" officeooo:rsid="0040eb9d" officeooo:paragraph-rsid="0040eb9d" style:font-weight-asian="normal" style:font-weight-complex="normal"/>
    </style:style>
    <style:style style:name="P582" style:family="paragraph" style:parent-style-name="Standard" style:list-style-name="L11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583" style:family="paragraph" style:parent-style-name="Standard" style:list-style-name="L12">
      <style:paragraph-properties fo:line-height="100%"/>
      <style:text-properties fo:font-style="normal" style:text-underline-style="none" fo:font-weight="normal" officeooo:rsid="00fde6f2" officeooo:paragraph-rsid="00fde6f2" style:font-style-asian="normal" style:font-weight-asian="normal" style:font-style-complex="normal" style:font-weight-complex="normal"/>
    </style:style>
    <style:style style:name="P584" style:family="paragraph" style:parent-style-name="Standard" style:list-style-name="L13">
      <style:text-properties fo:font-style="normal" style:text-underline-style="none" fo:font-weight="normal" officeooo:rsid="006b8b04" officeooo:paragraph-rsid="006b8b04" style:font-style-asian="normal" style:font-weight-asian="normal" style:font-style-complex="normal" style:font-weight-complex="normal"/>
    </style:style>
    <style:style style:name="P585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586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587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588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589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590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591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592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593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594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595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596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597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598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599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600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601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602" style:family="paragraph" style:parent-style-name="Standard" style:list-style-name="L31">
      <style:text-properties fo:font-style="normal" style:text-underline-style="none" officeooo:rsid="00fde6f2" officeooo:paragraph-rsid="00fde6f2" style:font-style-asian="normal" style:font-style-complex="normal"/>
    </style:style>
    <style:style style:name="P603" style:family="paragraph" style:parent-style-name="Standard">
      <style:paragraph-properties fo:line-height="100%"/>
      <style:text-properties fo:font-style="normal" officeooo:rsid="0272698b" officeooo:paragraph-rsid="0272698b" style:font-style-asian="normal" style:font-style-complex="normal"/>
    </style:style>
    <style:style style:name="P604" style:family="paragraph" style:parent-style-name="Standard">
      <style:paragraph-properties fo:line-height="100%"/>
      <style:text-properties fo:font-style="normal" officeooo:rsid="02540cb9" officeooo:paragraph-rsid="02540cb9" style:font-style-asian="normal" style:font-style-complex="normal"/>
    </style:style>
    <style:style style:name="P605" style:family="paragraph" style:parent-style-name="Standard" style:list-style-name="L12">
      <style:paragraph-properties fo:line-height="100%"/>
      <style:text-properties officeooo:rsid="00fde6f2" officeooo:paragraph-rsid="00fde6f2"/>
    </style:style>
    <style:style style:name="P606" style:family="paragraph" style:parent-style-name="Standard" style:list-style-name="L20">
      <style:text-properties officeooo:paragraph-rsid="00a4ce44"/>
    </style:style>
    <style:style style:name="P607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608" style:family="paragraph" style:parent-style-name="Standard" style:list-style-name="L25">
      <style:text-properties officeooo:paragraph-rsid="00beb82f"/>
    </style:style>
    <style:style style:name="P609" style:family="paragraph" style:parent-style-name="Standard" style:list-style-name="L26">
      <style:text-properties officeooo:paragraph-rsid="00d139a0"/>
    </style:style>
    <style:style style:name="P610" style:family="paragraph" style:parent-style-name="Standard" style:list-style-name="L29">
      <style:text-properties officeooo:paragraph-rsid="00f2503e"/>
    </style:style>
    <style:style style:name="P611" style:family="paragraph" style:parent-style-name="Standard" style:list-style-name="L30">
      <style:text-properties officeooo:rsid="00f3f4f5" officeooo:paragraph-rsid="00f5260b"/>
    </style:style>
    <style:style style:name="P612" style:family="paragraph" style:parent-style-name="Standard" style:list-style-name="L30">
      <style:text-properties officeooo:rsid="00f3f4f5" officeooo:paragraph-rsid="00f3f4f5"/>
    </style:style>
    <style:style style:name="P613" style:family="paragraph" style:parent-style-name="Standard" style:list-style-name="L31">
      <style:text-properties officeooo:paragraph-rsid="00fde6f2"/>
    </style:style>
    <style:style style:name="P614" style:family="paragraph" style:parent-style-name="Standard" style:list-style-name="L34">
      <style:paragraph-properties fo:line-height="100%"/>
      <style:text-properties officeooo:paragraph-rsid="01b5c969"/>
    </style:style>
    <style:style style:name="P615" style:family="paragraph" style:parent-style-name="Standard">
      <style:paragraph-properties fo:line-height="100%"/>
      <style:text-properties officeooo:paragraph-rsid="02656310"/>
    </style:style>
    <style:style style:name="P616" style:family="paragraph" style:parent-style-name="Standard">
      <style:paragraph-properties fo:line-height="100%"/>
      <style:text-properties officeooo:paragraph-rsid="0265f14b"/>
    </style:style>
    <style:style style:name="P617" style:family="paragraph" style:parent-style-name="Standard">
      <style:paragraph-properties fo:line-height="100%"/>
      <style:text-properties officeooo:paragraph-rsid="023e217a"/>
    </style:style>
    <style:style style:name="P618" style:family="paragraph" style:parent-style-name="Standard">
      <style:paragraph-properties fo:line-height="100%"/>
      <style:text-properties officeooo:rsid="02540cb9" officeooo:paragraph-rsid="02540cb9"/>
    </style:style>
    <style:style style:name="P619" style:family="paragraph" style:parent-style-name="Standard">
      <style:paragraph-properties fo:line-height="150%"/>
      <style:text-properties officeooo:paragraph-rsid="0265f14b"/>
    </style:style>
    <style:style style:name="P620" style:family="paragraph" style:parent-style-name="Standard">
      <style:paragraph-properties fo:line-height="100%" fo:break-before="page"/>
      <style:text-properties fo:font-style="normal" fo:font-weight="bold" officeooo:rsid="0272698b" officeooo:paragraph-rsid="0272698b" style:font-style-asian="normal" style:font-weight-asian="bold" style:font-style-complex="normal" style:font-weight-complex="bold"/>
    </style:style>
    <style:style style:name="P621" style:family="paragraph" style:parent-style-name="Standard">
      <style:paragraph-properties fo:line-height="150%" fo:break-before="page"/>
      <style:text-properties officeooo:rsid="00c6421c" officeooo:paragraph-rsid="00c6421c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6" style:family="text">
      <style:text-properties fo:color="#1e90ff"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7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1e90ff" style:text-underline-style="none" fo:font-weight="normal" style:font-weight-asian="normal" style:font-weight-complex="normal"/>
    </style:style>
    <style:style style:name="T9" style:family="text">
      <style:text-properties fo:color="#228b22"/>
    </style:style>
    <style:style style:name="T10" style:family="text">
      <style:text-properties fo:color="#228b22" fo:font-style="italic" style:font-style-asian="italic" style:font-style-complex="italic"/>
    </style:style>
    <style:style style:name="T11" style:family="text">
      <style:text-properties fo:color="#ff00ff"/>
    </style:style>
    <style:style style:name="T12" style:family="text">
      <style:text-properties fo:color="#ff00ff" fo:font-style="italic" style:font-style-asian="italic" style:font-style-complex="itali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officeooo:rsid="0012a0dc"/>
    </style:style>
    <style:style style:name="T17" style:family="text">
      <style:text-properties fo:color="#0000ff"/>
    </style:style>
    <style:style style:name="T18" style:family="text">
      <style:text-properties fo:color="#0000ff" officeooo:rsid="0011b025"/>
    </style:style>
    <style:style style:name="T19" style:family="text">
      <style:text-properties fo:color="#0000ff" officeooo:rsid="0012a0dc"/>
    </style:style>
    <style:style style:name="T20" style:family="text">
      <style:text-properties fo:color="#0000ff" fo:font-style="italic" style:font-style-asian="italic" style:font-style-complex="italic"/>
    </style:style>
    <style:style style:name="T21" style:family="text">
      <style:text-properties fo:color="#0000ff"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22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24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25" style:family="text">
      <style:text-properties fo:color="#8b4513"/>
    </style:style>
    <style:style style:name="T26" style:family="text">
      <style:text-properties style:use-window-font-color="true"/>
    </style:style>
    <style:style style:name="T27" style:family="text">
      <style:text-properties style:use-window-font-color="true" officeooo:rsid="0013268f"/>
    </style:style>
    <style:style style:name="T28" style:family="text">
      <style:text-properties style:use-window-font-color="true" officeooo:rsid="0044d7a4"/>
    </style:style>
    <style:style style:name="T29" style:family="text">
      <style:text-properties style:use-window-font-color="true" style:text-underline-style="none"/>
    </style:style>
    <style:style style:name="T30" style:family="text">
      <style:text-properties style:use-window-font-color="true" style:text-underline-style="none" fo:font-weight="normal" style:font-weight-asian="normal" style:font-weight-complex="normal"/>
    </style:style>
    <style:style style:name="T31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32" style:family="text">
      <style:text-properties style:use-window-font-color="true"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33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34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35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36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37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38" style:family="text">
      <style:text-properties style:use-window-font-color="true" fo:font-style="italic" style:text-underline-style="none" style:font-style-asian="italic" style:font-style-complex="italic"/>
    </style:style>
    <style:style style:name="T39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40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41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42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44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45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46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47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48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49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50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51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52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53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54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55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56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57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58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59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60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61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62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63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64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65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66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67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68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69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70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71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style:font-style-asian="italic" style:font-style-complex="italic"/>
    </style:style>
    <style:style style:name="T76" style:family="text">
      <style:text-properties style:use-window-font-color="true" fo:font-style="italic" officeooo:rsid="016778b3" style:font-style-asian="italic" style:font-style-complex="italic"/>
    </style:style>
    <style:style style:name="T77" style:family="text">
      <style:text-properties style:use-window-font-color="true" fo:font-style="italic" officeooo:rsid="01d9cd4e" style:font-style-asian="italic" style:font-style-complex="italic"/>
    </style:style>
    <style:style style:name="T78" style:family="text">
      <style:text-properties style:use-window-font-color="true" fo:font-style="italic" officeooo:rsid="01a5296a" style:font-style-asian="italic" style:font-style-complex="italic"/>
    </style:style>
    <style:style style:name="T79" style:family="text">
      <style:text-properties style:use-window-font-color="true" fo:font-style="italic" officeooo:rsid="01e504ba" style:font-style-asian="italic" style:font-style-complex="italic"/>
    </style:style>
    <style:style style:name="T80" style:family="text">
      <style:text-properties style:use-window-font-color="true" officeooo:rsid="0063f3c5"/>
    </style:style>
    <style:style style:name="T81" style:family="text">
      <style:text-properties style:use-window-font-color="true" officeooo:rsid="0027fcfd"/>
    </style:style>
    <style:style style:name="T82" style:family="text">
      <style:text-properties style:use-window-font-color="true" officeooo:rsid="01095847"/>
    </style:style>
    <style:style style:name="T83" style:family="text">
      <style:text-properties style:use-window-font-color="true" officeooo:rsid="0082538a"/>
    </style:style>
    <style:style style:name="T84" style:family="text">
      <style:text-properties style:use-window-font-color="true" officeooo:rsid="00c0d7c6"/>
    </style:style>
    <style:style style:name="T85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86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87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88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89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90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91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92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93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94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95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96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97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98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99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00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01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02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03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04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05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06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07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08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09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10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11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12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13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14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15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16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17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18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19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20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21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22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123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124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125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126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127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128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129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130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131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132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133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134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135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136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137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138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139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140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141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142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143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144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145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146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147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148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149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150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151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152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153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154" style:family="text">
      <style:text-properties style:use-window-font-color="true" fo:font-style="normal" fo:font-weight="normal" officeooo:rsid="02685e01" style:font-style-asian="normal" style:font-weight-asian="normal" style:font-style-complex="normal" style:font-weight-complex="normal"/>
    </style:style>
    <style:style style:name="T155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156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font-style="normal" style:font-style-asian="normal" style:font-style-complex="normal"/>
    </style:style>
    <style:style style:name="T158" style:family="text">
      <style:text-properties style:use-window-font-color="true" fo:font-style="normal" officeooo:rsid="016860b9" style:font-style-asian="normal" style:font-style-complex="normal"/>
    </style:style>
    <style:style style:name="T159" style:family="text">
      <style:text-properties style:use-window-font-color="true" fo:font-style="normal" officeooo:rsid="0171553b" style:font-style-asian="normal" style:font-style-complex="normal"/>
    </style:style>
    <style:style style:name="T160" style:family="text">
      <style:text-properties style:use-window-font-color="true" fo:font-style="normal" officeooo:rsid="016c9d08" style:font-style-asian="normal" style:font-style-complex="normal"/>
    </style:style>
    <style:style style:name="T161" style:family="text">
      <style:text-properties style:use-window-font-color="true" fo:font-style="normal" officeooo:rsid="016778b3" style:font-style-asian="normal" style:font-style-complex="normal"/>
    </style:style>
    <style:style style:name="T162" style:family="text">
      <style:text-properties style:use-window-font-color="true" fo:font-style="normal" officeooo:rsid="01a5296a" style:font-style-asian="normal" style:font-style-complex="normal"/>
    </style:style>
    <style:style style:name="T163" style:family="text">
      <style:text-properties style:use-window-font-color="true" fo:font-style="normal" officeooo:rsid="01d9cd4e" style:font-style-asian="normal" style:font-style-complex="normal"/>
    </style:style>
    <style:style style:name="T164" style:family="text">
      <style:text-properties style:use-window-font-color="true" fo:font-style="normal" officeooo:rsid="01e2b86d" style:font-style-asian="normal" style:font-style-complex="normal"/>
    </style:style>
    <style:style style:name="T165" style:family="text">
      <style:text-properties style:use-window-font-color="true" fo:font-style="normal" officeooo:rsid="01e504ba" style:font-style-asian="normal" style:font-style-complex="normal"/>
    </style:style>
    <style:style style:name="T166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168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169" style:family="text">
      <style:text-properties style:use-window-font-color="true" fo:font-weight="normal" style:font-weight-asian="normal" style:font-weight-complex="normal"/>
    </style:style>
    <style:style style:name="T170" style:family="text">
      <style:text-properties style:use-window-font-color="true" fo:font-weight="normal" officeooo:rsid="016aa5ac" style:font-weight-asian="normal" style:font-weight-complex="normal"/>
    </style:style>
    <style:style style:name="T171" style:family="text">
      <style:text-properties style:use-window-font-color="true" fo:font-weight="normal" officeooo:rsid="016a5b23" style:font-weight-asian="normal" style:font-weight-complex="normal"/>
    </style:style>
    <style:style style:name="T172" style:family="text">
      <style:text-properties style:use-window-font-color="true" fo:font-weight="normal" officeooo:rsid="0171553b" style:font-weight-asian="normal" style:font-weight-complex="normal"/>
    </style:style>
    <style:style style:name="T173" style:family="text">
      <style:text-properties style:use-window-font-color="true" fo:font-weight="normal" officeooo:rsid="01aaba73" style:font-weight-asian="normal" style:font-weight-complex="normal"/>
    </style:style>
    <style:style style:name="T174" style:family="text">
      <style:text-properties style:use-window-font-color="true" fo:font-weight="normal" officeooo:rsid="01b08253" style:font-weight-asian="normal" style:font-weight-complex="normal"/>
    </style:style>
    <style:style style:name="T175" style:family="text">
      <style:text-properties style:use-window-font-color="true" fo:font-weight="normal" officeooo:rsid="01d80854" style:font-weight-asian="normal" style:font-weight-complex="normal"/>
    </style:style>
    <style:style style:name="T176" style:family="text">
      <style:text-properties style:use-window-font-color="true" fo:font-weight="normal" officeooo:rsid="01d87a11" style:font-weight-asian="normal" style:font-weight-complex="normal"/>
    </style:style>
    <style:style style:name="T177" style:family="text">
      <style:text-properties style:use-window-font-color="true" fo:font-weight="normal" officeooo:rsid="0226d9d6" style:font-weight-asian="normal" style:font-weight-complex="normal"/>
    </style:style>
    <style:style style:name="T178" style:family="text">
      <style:text-properties style:use-window-font-color="true" fo:font-weight="normal" officeooo:rsid="022c7d02" style:font-weight-asian="normal" style:font-weight-complex="normal"/>
    </style:style>
    <style:style style:name="T179" style:family="text">
      <style:text-properties style:use-window-font-color="true" fo:font-weight="normal" officeooo:rsid="023b3a5d" style:font-weight-asian="normal" style:font-weight-complex="normal"/>
    </style:style>
    <style:style style:name="T180" style:family="text">
      <style:text-properties style:use-window-font-color="true" fo:font-weight="normal" officeooo:rsid="023ce39d" style:font-weight-asian="normal" style:font-weight-complex="normal"/>
    </style:style>
    <style:style style:name="T181" style:family="text">
      <style:text-properties style:use-window-font-color="true" officeooo:rsid="016f0506"/>
    </style:style>
    <style:style style:name="T182" style:family="text">
      <style:text-properties style:use-window-font-color="true" fo:font-weight="bold" style:font-weight-asian="bold" style:font-weight-complex="bold"/>
    </style:style>
    <style:style style:name="T183" style:family="text">
      <style:text-properties fo:font-weight="normal" style:font-weight-asian="normal" style:font-weight-complex="normal"/>
    </style:style>
    <style:style style:name="T184" style:family="text">
      <style:text-properties fo:font-weight="normal" officeooo:rsid="003c27f0" style:font-weight-asian="normal" style:font-weight-complex="normal"/>
    </style:style>
    <style:style style:name="T185" style:family="text">
      <style:text-properties fo:font-weight="normal" officeooo:rsid="003cb407" style:font-weight-asian="normal" style:font-weight-complex="normal"/>
    </style:style>
    <style:style style:name="T186" style:family="text">
      <style:text-properties fo:font-weight="normal" officeooo:rsid="00205d85" style:font-weight-asian="normal" style:font-weight-complex="normal"/>
    </style:style>
    <style:style style:name="T187" style:family="text">
      <style:text-properties fo:font-weight="normal" officeooo:rsid="00beb82f" style:font-weight-asian="normal" style:font-weight-complex="normal"/>
    </style:style>
    <style:style style:name="T188" style:family="text">
      <style:text-properties fo:font-weight="normal" officeooo:rsid="016860b9" style:font-weight-asian="normal" style:font-weight-complex="normal"/>
    </style:style>
    <style:style style:name="T189" style:family="text">
      <style:text-properties fo:font-style="italic" style:font-style-asian="italic" style:font-style-complex="italic"/>
    </style:style>
    <style:style style:name="T190" style:family="text">
      <style:text-properties fo:font-style="italic" officeooo:rsid="00256ecc" style:font-style-asian="italic" style:font-style-complex="italic"/>
    </style:style>
    <style:style style:name="T191" style:family="text">
      <style:text-properties fo:font-style="italic" officeooo:rsid="006317f8" style:font-style-asian="italic" style:font-style-complex="italic"/>
    </style:style>
    <style:style style:name="T192" style:family="text">
      <style:text-properties fo:font-style="italic" officeooo:rsid="00672a68" style:font-style-asian="italic" style:font-style-complex="italic"/>
    </style:style>
    <style:style style:name="T193" style:family="text">
      <style:text-properties fo:font-style="italic" officeooo:rsid="006c1d47" style:font-style-asian="italic" style:font-style-complex="italic"/>
    </style:style>
    <style:style style:name="T194" style:family="text">
      <style:text-properties fo:font-style="italic" officeooo:rsid="00838393" style:font-style-asian="italic" style:font-style-complex="italic"/>
    </style:style>
    <style:style style:name="T195" style:family="text">
      <style:text-properties fo:font-style="italic" officeooo:rsid="00e09913" style:font-style-asian="italic" style:font-style-complex="italic"/>
    </style:style>
    <style:style style:name="T196" style:family="text">
      <style:text-properties fo:font-style="italic" officeooo:rsid="005b5cd3" style:font-style-asian="italic" style:font-style-complex="italic"/>
    </style:style>
    <style:style style:name="T197" style:family="text">
      <style:text-properties fo:font-style="italic" officeooo:rsid="0034ed8b" style:font-style-asian="italic" style:font-style-complex="italic"/>
    </style:style>
    <style:style style:name="T198" style:family="text">
      <style:text-properties fo:font-style="italic" officeooo:rsid="00367935" style:font-style-asian="italic" style:font-style-complex="italic"/>
    </style:style>
    <style:style style:name="T199" style:family="text">
      <style:text-properties fo:font-style="italic" officeooo:rsid="00ce5fa1" style:font-style-asian="italic" style:font-style-complex="italic"/>
    </style:style>
    <style:style style:name="T200" style:family="text">
      <style:text-properties fo:font-style="italic" officeooo:rsid="003b4e50" style:font-style-asian="italic" style:font-style-complex="italic"/>
    </style:style>
    <style:style style:name="T201" style:family="text">
      <style:text-properties fo:font-style="italic" officeooo:rsid="01758a0f" style:font-style-asian="italic" style:font-style-complex="italic"/>
    </style:style>
    <style:style style:name="T202" style:family="text">
      <style:text-properties fo:font-style="italic" officeooo:rsid="0071f6b3" style:font-style-asian="italic" style:font-style-complex="italic"/>
    </style:style>
    <style:style style:name="T203" style:family="text">
      <style:text-properties fo:font-style="italic" officeooo:rsid="0080477a" style:font-style-asian="italic" style:font-style-complex="italic"/>
    </style:style>
    <style:style style:name="T204" style:family="text">
      <style:text-properties fo:font-style="italic" officeooo:rsid="01113d34" style:font-style-asian="italic" style:font-style-complex="italic"/>
    </style:style>
    <style:style style:name="T205" style:family="text">
      <style:text-properties fo:font-style="italic" officeooo:rsid="01023882" style:font-style-asian="italic" style:font-style-complex="italic"/>
    </style:style>
    <style:style style:name="T206" style:family="text">
      <style:text-properties fo:font-style="italic" officeooo:rsid="00fde6f2" style:font-style-asian="italic" style:font-style-complex="italic"/>
    </style:style>
    <style:style style:name="T207" style:family="text">
      <style:text-properties fo:font-style="italic" officeooo:rsid="018c0d5b" style:font-style-asian="italic" style:font-style-complex="italic"/>
    </style:style>
    <style:style style:name="T208" style:family="text">
      <style:text-properties fo:font-style="italic" officeooo:rsid="01c64853" style:font-style-asian="italic" style:font-style-complex="italic"/>
    </style:style>
    <style:style style:name="T209" style:family="text">
      <style:text-properties fo:font-style="italic" officeooo:rsid="01d9cd4e" style:font-style-asian="italic" style:font-style-complex="italic"/>
    </style:style>
    <style:style style:name="T210" style:family="text">
      <style:text-properties fo:font-style="italic" officeooo:rsid="007477e8" style:font-style-asian="italic" style:font-style-complex="italic"/>
    </style:style>
    <style:style style:name="T211" style:family="text">
      <style:text-properties fo:font-style="italic" officeooo:rsid="01dc67de" style:font-style-asian="italic" style:font-style-complex="italic"/>
    </style:style>
    <style:style style:name="T212" style:family="text">
      <style:text-properties fo:font-style="italic" officeooo:rsid="01ec8e18" style:font-style-asian="italic" style:font-style-complex="italic"/>
    </style:style>
    <style:style style:name="T213" style:family="text">
      <style:text-properties fo:font-style="italic" officeooo:rsid="019e70b3" style:font-style-asian="italic" style:font-style-complex="italic"/>
    </style:style>
    <style:style style:name="T214" style:family="text">
      <style:text-properties fo:font-style="italic" officeooo:rsid="02685e01" style:font-style-asian="italic" style:font-style-complex="italic"/>
    </style:style>
    <style:style style:name="T215" style:family="text">
      <style:text-properties fo:font-style="italic" officeooo:rsid="026b5506" style:font-style-asian="italic" style:font-style-complex="italic"/>
    </style:style>
    <style:style style:name="T21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17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218" style:family="text">
      <style:text-properties fo:font-style="italic" style:text-underline-style="none" fo:font-weight="normal" officeooo:rsid="0069ae25" style:font-style-asian="italic" style:font-weight-asian="normal" style:font-style-complex="italic" style:font-weight-complex="normal"/>
    </style:style>
    <style:style style:name="T219" style:family="text">
      <style:text-properties fo:font-style="italic" style:text-underline-style="none" fo:font-weight="normal" officeooo:rsid="0022c018" style:font-style-asian="italic" style:font-weight-asian="normal" style:font-style-complex="italic" style:font-weight-complex="normal"/>
    </style:style>
    <style:style style:name="T220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221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222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223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224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225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226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227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228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229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230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231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232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233" style:family="text">
      <style:text-properties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234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235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236" style:family="text">
      <style:text-properties fo:font-style="italic" style:text-underline-style="none" fo:font-weight="normal" officeooo:rsid="0080477a" style:font-style-asian="italic" style:font-weight-asian="normal" style:font-style-complex="italic" style:font-weight-complex="normal"/>
    </style:style>
    <style:style style:name="T237" style:family="text">
      <style:text-properties fo:font-style="italic" style:text-underline-style="none" fo:font-weight="normal" officeooo:rsid="0069cf92" style:font-style-asian="italic" style:font-weight-asian="normal" style:font-style-complex="italic" style:font-weight-complex="normal"/>
    </style:style>
    <style:style style:name="T238" style:family="text">
      <style:text-properties fo:font-style="italic" style:text-underline-style="none" fo:font-weight="normal" officeooo:rsid="00fecca9" style:font-style-asian="italic" style:font-weight-asian="normal" style:font-style-complex="italic" style:font-weight-complex="normal"/>
    </style:style>
    <style:style style:name="T239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240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241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242" style:family="text">
      <style:text-properties fo:font-style="italic" style:text-underline-style="none" fo:font-weight="bold" officeooo:rsid="007477e8" style:font-style-asian="italic" style:font-weight-asian="bold" style:font-style-complex="italic" style:font-weight-complex="bold"/>
    </style:style>
    <style:style style:name="T243" style:family="text">
      <style:text-properties fo:font-style="italic" style:text-underline-style="none" fo:font-weight="bold" officeooo:rsid="0065ca74" style:font-style-asian="italic" style:font-weight-asian="bold" style:font-style-complex="italic" style:font-weight-complex="bold"/>
    </style:style>
    <style:style style:name="T244" style:family="text">
      <style:text-properties fo:font-style="italic" style:text-underline-style="none" style:font-style-asian="italic" style:font-style-complex="italic"/>
    </style:style>
    <style:style style:name="T245" style:family="text">
      <style:text-properties fo:font-style="italic" style:text-underline-style="none" officeooo:rsid="00baae4f" style:font-style-asian="italic" style:font-style-complex="italic"/>
    </style:style>
    <style:style style:name="T246" style:family="text">
      <style:text-properties fo:font-style="italic" style:text-underline-style="none" officeooo:rsid="00d708a6" style:font-style-asian="italic" style:font-style-complex="italic"/>
    </style:style>
    <style:style style:name="T247" style:family="text">
      <style:text-properties fo:font-style="italic" style:text-underline-style="none" officeooo:rsid="00beb82f" style:font-style-asian="italic" style:font-style-complex="italic"/>
    </style:style>
    <style:style style:name="T248" style:family="text">
      <style:text-properties fo:font-style="italic" style:text-underline-style="none" officeooo:rsid="00d9c9e4" style:font-style-asian="italic" style:font-style-complex="italic"/>
    </style:style>
    <style:style style:name="T249" style:family="text">
      <style:text-properties fo:font-style="italic" style:text-underline-style="none" officeooo:rsid="00f55bb2" style:font-style-asian="italic" style:font-style-complex="italic"/>
    </style:style>
    <style:style style:name="T250" style:family="text">
      <style:text-properties fo:font-style="italic" style:text-underline-style="none" officeooo:rsid="00f74e17" style:font-style-asian="italic" style:font-style-complex="italic"/>
    </style:style>
    <style:style style:name="T251" style:family="text">
      <style:text-properties fo:font-style="italic" style:text-underline-style="none" officeooo:rsid="00fde6f2" style:font-style-asian="italic" style:font-style-complex="italic"/>
    </style:style>
    <style:style style:name="T252" style:family="text">
      <style:text-properties fo:font-style="italic" style:text-underline-style="none" officeooo:rsid="0130fd48" style:font-style-asian="italic" style:font-style-complex="italic"/>
    </style:style>
    <style:style style:name="T253" style:family="text">
      <style:text-properties fo:font-style="italic" style:text-underline-style="none" officeooo:rsid="013401b3" style:font-style-asian="italic" style:font-style-complex="italic"/>
    </style:style>
    <style:style style:name="T254" style:family="text">
      <style:text-properties fo:font-style="italic" style:text-underline-style="none" officeooo:rsid="013f3c54" style:font-style-asian="italic" style:font-style-complex="italic"/>
    </style:style>
    <style:style style:name="T255" style:family="text">
      <style:text-properties fo:font-style="italic" fo:font-weight="bold" officeooo:rsid="006317f8" style:font-style-asian="italic" style:font-weight-asian="bold" style:font-style-complex="italic" style:font-weight-complex="bold"/>
    </style:style>
    <style:style style:name="T256" style:family="text">
      <style:text-properties fo:font-style="italic" fo:font-weight="bold" officeooo:rsid="00672a68" style:font-style-asian="italic" style:font-weight-asian="bold" style:font-style-complex="italic" style:font-weight-complex="bold"/>
    </style:style>
    <style:style style:name="T25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8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259" style:family="text">
      <style:text-properties officeooo:rsid="00205d85"/>
    </style:style>
    <style:style style:name="T260" style:family="text">
      <style:text-properties officeooo:rsid="0027fcfd"/>
    </style:style>
    <style:style style:name="T261" style:family="text">
      <style:text-properties officeooo:rsid="0029525d"/>
    </style:style>
    <style:style style:name="T262" style:family="text">
      <style:text-properties officeooo:rsid="0034ed8b"/>
    </style:style>
    <style:style style:name="T263" style:family="text">
      <style:text-properties officeooo:rsid="00367935"/>
    </style:style>
    <style:style style:name="T264" style:family="text">
      <style:text-properties officeooo:rsid="00398ddf"/>
    </style:style>
    <style:style style:name="T265" style:family="text">
      <style:text-properties officeooo:rsid="003b4e50"/>
    </style:style>
    <style:style style:name="T266" style:family="text">
      <style:text-properties officeooo:rsid="0043121f"/>
    </style:style>
    <style:style style:name="T26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68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269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270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271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272" style:family="text">
      <style:text-properties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73" style:family="text">
      <style:text-properties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74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275" style:family="text">
      <style:text-properties fo:font-style="normal" style:text-underline-style="none" fo:font-weight="normal" officeooo:rsid="0069ae25" style:font-style-asian="normal" style:font-weight-asian="normal" style:font-style-complex="normal" style:font-weight-complex="normal"/>
    </style:style>
    <style:style style:name="T276" style:family="text">
      <style:text-properties fo:font-style="normal" style:text-underline-style="none" fo:font-weight="normal" officeooo:rsid="0069fa4b" style:font-style-asian="normal" style:font-weight-asian="normal" style:font-style-complex="normal" style:font-weight-complex="normal"/>
    </style:style>
    <style:style style:name="T277" style:family="text">
      <style:text-properties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278" style:family="text">
      <style:text-properties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279" style:family="text">
      <style:text-properties fo:font-style="normal" style:text-underline-style="none" fo:font-weight="normal" officeooo:rsid="0071f6b3" style:font-style-asian="normal" style:font-weight-asian="normal" style:font-style-complex="normal" style:font-weight-complex="normal"/>
    </style:style>
    <style:style style:name="T280" style:family="text">
      <style:text-properties fo:font-style="normal" style:text-underline-style="none" fo:font-weight="normal" officeooo:rsid="00722a19" style:font-style-asian="normal" style:font-weight-asian="normal" style:font-style-complex="normal" style:font-weight-complex="normal"/>
    </style:style>
    <style:style style:name="T281" style:family="text">
      <style:text-properties fo:font-style="normal" style:text-underline-style="none" fo:font-weight="normal" officeooo:rsid="00759134" style:font-style-asian="normal" style:font-weight-asian="normal" style:font-style-complex="normal" style:font-weight-complex="normal"/>
    </style:style>
    <style:style style:name="T282" style:family="text">
      <style:text-properties fo:font-style="normal" style:text-underline-style="none" fo:font-weight="normal" officeooo:rsid="007b744f" style:font-style-asian="normal" style:font-weight-asian="normal" style:font-style-complex="normal" style:font-weight-complex="normal"/>
    </style:style>
    <style:style style:name="T283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284" style:family="text">
      <style:text-properties fo:font-style="normal" style:text-underline-style="none" fo:font-weight="normal" officeooo:rsid="007f9b5f" style:font-style-asian="normal" style:font-weight-asian="normal" style:font-style-complex="normal" style:font-weight-complex="normal"/>
    </style:style>
    <style:style style:name="T285" style:family="text">
      <style:text-properties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286" style:family="text">
      <style:text-properties fo:font-style="normal" style:text-underline-style="none" fo:font-weight="normal" officeooo:rsid="003cb407" style:font-style-asian="normal" style:font-weight-asian="normal" style:font-style-complex="normal" style:font-weight-complex="normal"/>
    </style:style>
    <style:style style:name="T287" style:family="text">
      <style:text-properties fo:font-style="normal" style:text-underline-style="none" fo:font-weight="normal" officeooo:rsid="0082538a" style:font-style-asian="normal" style:font-weight-asian="normal" style:font-style-complex="normal" style:font-weight-complex="normal"/>
    </style:style>
    <style:style style:name="T288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289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290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291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292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293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294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295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296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297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298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299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300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301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302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303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304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305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306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307" style:family="text">
      <style:text-properties fo:font-style="normal" style:text-underline-style="none" fo:font-weight="normal" officeooo:rsid="00fecca9" style:font-style-asian="normal" style:font-weight-asian="normal" style:font-style-complex="normal" style:font-weight-complex="normal"/>
    </style:style>
    <style:style style:name="T308" style:family="text">
      <style:text-properties fo:font-style="normal" style:text-underline-style="none" fo:font-weight="normal" officeooo:rsid="01830802" style:font-style-asian="normal" style:font-weight-asian="normal" style:font-style-complex="normal" style:font-weight-complex="normal"/>
    </style:style>
    <style:style style:name="T309" style:family="text">
      <style:text-properties fo:font-style="normal" style:text-underline-style="none" fo:font-weight="normal" officeooo:rsid="01851c1f" style:font-style-asian="normal" style:font-weight-asian="normal" style:font-style-complex="normal" style:font-weight-complex="normal"/>
    </style:style>
    <style:style style:name="T310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311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312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313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314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315" style:family="text">
      <style:text-properties fo:font-style="normal" style:text-underline-style="none" fo:font-weight="bold" officeooo:rsid="0065ca74" style:font-style-asian="normal" style:font-weight-asian="bold" style:font-style-complex="normal" style:font-weight-complex="bold"/>
    </style:style>
    <style:style style:name="T316" style:family="text">
      <style:text-properties fo:font-style="normal" style:text-underline-style="none" fo:font-weight="bold" officeooo:rsid="0081154c" style:font-style-asian="normal" style:font-weight-asian="bold" style:font-style-complex="normal" style:font-weight-complex="bold"/>
    </style:style>
    <style:style style:name="T317" style:family="text">
      <style:text-properties fo:font-style="normal" style:text-underline-style="none" fo:font-weight="bold" officeooo:rsid="00f8c8b1" style:font-style-asian="normal" style:font-weight-asian="bold" style:font-style-complex="normal" style:font-weight-complex="bold"/>
    </style:style>
    <style:style style:name="T318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319" style:family="text">
      <style:text-properties fo:font-style="normal" style:text-underline-style="none" style:font-style-asian="normal" style:font-style-complex="normal"/>
    </style:style>
    <style:style style:name="T320" style:family="text">
      <style:text-properties fo:font-style="normal" style:text-underline-style="none" officeooo:rsid="00a8a4b1" style:font-style-asian="normal" style:font-style-complex="normal"/>
    </style:style>
    <style:style style:name="T321" style:family="text">
      <style:text-properties fo:font-style="normal" style:text-underline-style="none" officeooo:rsid="00ba4170" style:font-style-asian="normal" style:font-style-complex="normal"/>
    </style:style>
    <style:style style:name="T322" style:family="text">
      <style:text-properties fo:font-style="normal" style:text-underline-style="none" officeooo:rsid="00b1e303" style:font-style-asian="normal" style:font-style-complex="normal"/>
    </style:style>
    <style:style style:name="T323" style:family="text">
      <style:text-properties fo:font-style="normal" style:text-underline-style="none" officeooo:rsid="00baae4f" style:font-style-asian="normal" style:font-style-complex="normal"/>
    </style:style>
    <style:style style:name="T324" style:family="text">
      <style:text-properties fo:font-style="normal" style:text-underline-style="none" officeooo:rsid="00bbbf73" style:font-style-asian="normal" style:font-style-complex="normal"/>
    </style:style>
    <style:style style:name="T325" style:family="text">
      <style:text-properties fo:font-style="normal" style:text-underline-style="none" officeooo:rsid="00be4749" style:font-style-asian="normal" style:font-style-complex="normal"/>
    </style:style>
    <style:style style:name="T326" style:family="text">
      <style:text-properties fo:font-style="normal" style:text-underline-style="none" officeooo:rsid="00d139a0" style:font-style-asian="normal" style:font-style-complex="normal"/>
    </style:style>
    <style:style style:name="T327" style:family="text">
      <style:text-properties fo:font-style="normal" style:text-underline-style="none" officeooo:rsid="00d1487d" style:font-style-asian="normal" style:font-style-complex="normal"/>
    </style:style>
    <style:style style:name="T328" style:family="text">
      <style:text-properties fo:font-style="normal" style:text-underline-style="none" officeooo:rsid="00d2fc06" style:font-style-asian="normal" style:font-style-complex="normal"/>
    </style:style>
    <style:style style:name="T329" style:family="text">
      <style:text-properties fo:font-style="normal" style:text-underline-style="none" officeooo:rsid="00d40111" style:font-style-asian="normal" style:font-style-complex="normal"/>
    </style:style>
    <style:style style:name="T330" style:family="text">
      <style:text-properties fo:font-style="normal" style:text-underline-style="none" officeooo:rsid="00d4c5ce" style:font-style-asian="normal" style:font-style-complex="normal"/>
    </style:style>
    <style:style style:name="T331" style:family="text">
      <style:text-properties fo:font-style="normal" style:text-underline-style="none" officeooo:rsid="00d708a6" style:font-style-asian="normal" style:font-style-complex="normal"/>
    </style:style>
    <style:style style:name="T332" style:family="text">
      <style:text-properties fo:font-style="normal" style:text-underline-style="none" officeooo:rsid="00d77d7d" style:font-style-asian="normal" style:font-style-complex="normal"/>
    </style:style>
    <style:style style:name="T333" style:family="text">
      <style:text-properties fo:font-style="normal" style:text-underline-style="none" officeooo:rsid="00d83381" style:font-style-asian="normal" style:font-style-complex="normal"/>
    </style:style>
    <style:style style:name="T334" style:family="text">
      <style:text-properties fo:font-style="normal" style:text-underline-style="none" officeooo:rsid="00d75809" style:font-style-asian="normal" style:font-style-complex="normal"/>
    </style:style>
    <style:style style:name="T335" style:family="text">
      <style:text-properties fo:font-style="normal" style:text-underline-style="none" officeooo:rsid="00dd6c8d" style:font-style-asian="normal" style:font-style-complex="normal"/>
    </style:style>
    <style:style style:name="T336" style:family="text">
      <style:text-properties fo:font-style="normal" style:text-underline-style="none" officeooo:rsid="00dedcd7" style:font-style-asian="normal" style:font-style-complex="normal"/>
    </style:style>
    <style:style style:name="T337" style:family="text">
      <style:text-properties fo:font-style="normal" style:text-underline-style="none" officeooo:rsid="00beb82f" style:font-style-asian="normal" style:font-style-complex="normal"/>
    </style:style>
    <style:style style:name="T338" style:family="text">
      <style:text-properties fo:font-style="normal" style:text-underline-style="none" officeooo:rsid="00e4290b" style:font-style-asian="normal" style:font-style-complex="normal"/>
    </style:style>
    <style:style style:name="T339" style:family="text">
      <style:text-properties fo:font-style="normal" style:text-underline-style="none" officeooo:rsid="00eb50e0" style:font-style-asian="normal" style:font-style-complex="normal"/>
    </style:style>
    <style:style style:name="T340" style:family="text">
      <style:text-properties fo:font-style="normal" style:text-underline-style="none" officeooo:rsid="00d9c9e4" style:font-style-asian="normal" style:font-style-complex="normal"/>
    </style:style>
    <style:style style:name="T341" style:family="text">
      <style:text-properties fo:font-style="normal" style:text-underline-style="none" officeooo:rsid="00ec1e8c" style:font-style-asian="normal" style:font-style-complex="normal"/>
    </style:style>
    <style:style style:name="T342" style:family="text">
      <style:text-properties fo:font-style="normal" style:text-underline-style="none" officeooo:rsid="00f0f7f8" style:font-style-asian="normal" style:font-style-complex="normal"/>
    </style:style>
    <style:style style:name="T343" style:family="text">
      <style:text-properties fo:font-style="normal" style:text-underline-style="none" officeooo:rsid="00f2503e" style:font-style-asian="normal" style:font-style-complex="normal"/>
    </style:style>
    <style:style style:name="T344" style:family="text">
      <style:text-properties fo:font-style="normal" style:text-underline-style="none" officeooo:rsid="00f5260b" style:font-style-asian="normal" style:font-style-complex="normal"/>
    </style:style>
    <style:style style:name="T345" style:family="text">
      <style:text-properties fo:font-style="normal" style:text-underline-style="none" officeooo:rsid="00f55bb2" style:font-style-asian="normal" style:font-style-complex="normal"/>
    </style:style>
    <style:style style:name="T346" style:family="text">
      <style:text-properties fo:font-style="normal" style:text-underline-style="none" officeooo:rsid="00f74e17" style:font-style-asian="normal" style:font-style-complex="normal"/>
    </style:style>
    <style:style style:name="T347" style:family="text">
      <style:text-properties fo:font-style="normal" style:text-underline-style="none" officeooo:rsid="00fbef0d" style:font-style-asian="normal" style:font-style-complex="normal"/>
    </style:style>
    <style:style style:name="T348" style:family="text">
      <style:text-properties fo:font-style="normal" style:text-underline-style="none" officeooo:rsid="00fde6f2" style:font-style-asian="normal" style:font-style-complex="normal"/>
    </style:style>
    <style:style style:name="T349" style:family="text">
      <style:text-properties fo:font-style="normal" style:text-underline-style="none" officeooo:rsid="010185dc" style:font-style-asian="normal" style:font-style-complex="normal"/>
    </style:style>
    <style:style style:name="T350" style:family="text">
      <style:text-properties fo:font-style="normal" style:text-underline-style="none" officeooo:rsid="0103be48" style:font-style-asian="normal" style:font-style-complex="normal"/>
    </style:style>
    <style:style style:name="T351" style:family="text">
      <style:text-properties fo:font-style="normal" style:text-underline-style="none" officeooo:rsid="010c486e" style:font-style-asian="normal" style:font-style-complex="normal"/>
    </style:style>
    <style:style style:name="T352" style:family="text">
      <style:text-properties fo:font-style="normal" style:text-underline-style="none" officeooo:rsid="010db770" style:font-style-asian="normal" style:font-style-complex="normal"/>
    </style:style>
    <style:style style:name="T353" style:family="text">
      <style:text-properties fo:font-style="normal" style:text-underline-style="none" officeooo:rsid="011cabfd" style:font-style-asian="normal" style:font-style-complex="normal"/>
    </style:style>
    <style:style style:name="T354" style:family="text">
      <style:text-properties fo:font-style="normal" style:text-underline-style="none" officeooo:rsid="011d9595" style:font-style-asian="normal" style:font-style-complex="normal"/>
    </style:style>
    <style:style style:name="T355" style:family="text">
      <style:text-properties fo:font-style="normal" style:text-underline-style="none" officeooo:rsid="011fc384" style:font-style-asian="normal" style:font-style-complex="normal"/>
    </style:style>
    <style:style style:name="T356" style:family="text">
      <style:text-properties fo:font-style="normal" style:text-underline-style="none" officeooo:rsid="012dfde8" style:font-style-asian="normal" style:font-style-complex="normal"/>
    </style:style>
    <style:style style:name="T357" style:family="text">
      <style:text-properties fo:font-style="normal" style:text-underline-style="none" officeooo:rsid="0130fd48" style:font-style-asian="normal" style:font-style-complex="normal"/>
    </style:style>
    <style:style style:name="T358" style:family="text">
      <style:text-properties fo:font-style="normal" style:text-underline-style="none" officeooo:rsid="013282b3" style:font-style-asian="normal" style:font-style-complex="normal"/>
    </style:style>
    <style:style style:name="T359" style:family="text">
      <style:text-properties fo:font-style="normal" style:text-underline-style="none" officeooo:rsid="013401b3" style:font-style-asian="normal" style:font-style-complex="normal"/>
    </style:style>
    <style:style style:name="T360" style:family="text">
      <style:text-properties fo:font-style="normal" style:text-underline-style="none" officeooo:rsid="013a8584" style:font-style-asian="normal" style:font-style-complex="normal"/>
    </style:style>
    <style:style style:name="T361" style:family="text">
      <style:text-properties fo:font-style="normal" style:text-underline-style="none" officeooo:rsid="013f3c54" style:font-style-asian="normal" style:font-style-complex="normal"/>
    </style:style>
    <style:style style:name="T362" style:family="text">
      <style:text-properties fo:font-style="normal" style:text-underline-style="none" officeooo:rsid="013e347a" style:font-style-asian="normal" style:font-style-complex="normal"/>
    </style:style>
    <style:style style:name="T363" style:family="text">
      <style:text-properties fo:font-style="normal" style:text-underline-style="none" officeooo:rsid="01408f03" style:font-style-asian="normal" style:font-style-complex="normal"/>
    </style:style>
    <style:style style:name="T364" style:family="text">
      <style:text-properties fo:font-style="normal" style:text-underline-style="none" officeooo:rsid="013cc971" style:font-style-asian="normal" style:font-style-complex="normal"/>
    </style:style>
    <style:style style:name="T365" style:family="text">
      <style:text-properties fo:font-style="normal" style:text-underline-style="none" officeooo:rsid="0150aafa" style:font-style-asian="normal" style:font-style-complex="normal"/>
    </style:style>
    <style:style style:name="T366" style:family="text">
      <style:text-properties fo:font-style="normal" style:text-underline-style="none" officeooo:rsid="0152f194" style:font-style-asian="normal" style:font-style-complex="normal"/>
    </style:style>
    <style:style style:name="T367" style:family="text">
      <style:text-properties fo:font-style="normal" style:text-underline-style="none" officeooo:rsid="0157e2d4" style:font-style-asian="normal" style:font-style-complex="normal"/>
    </style:style>
    <style:style style:name="T368" style:family="text">
      <style:text-properties fo:font-style="normal" style:text-underline-style="none" officeooo:rsid="015c452a" style:font-style-asian="normal" style:font-style-complex="normal"/>
    </style:style>
    <style:style style:name="T369" style:family="text">
      <style:text-properties fo:font-style="normal" style:text-underline-style="none" officeooo:rsid="0176ee1b" style:font-style-asian="normal" style:font-style-complex="normal"/>
    </style:style>
    <style:style style:name="T370" style:family="text">
      <style:text-properties fo:font-style="normal" style:font-style-asian="normal" style:font-style-complex="normal"/>
    </style:style>
    <style:style style:name="T371" style:family="text">
      <style:text-properties fo:font-style="normal" officeooo:rsid="00524926" style:font-style-asian="normal" style:font-style-complex="normal"/>
    </style:style>
    <style:style style:name="T372" style:family="text">
      <style:text-properties fo:font-style="normal" officeooo:rsid="0033fbdf" style:font-style-asian="normal" style:font-style-complex="normal"/>
    </style:style>
    <style:style style:name="T373" style:family="text">
      <style:text-properties fo:font-style="normal" officeooo:rsid="0034ed8b" style:font-style-asian="normal" style:font-style-complex="normal"/>
    </style:style>
    <style:style style:name="T374" style:family="text">
      <style:text-properties fo:font-style="normal" officeooo:rsid="0052a33a" style:font-style-asian="normal" style:font-style-complex="normal"/>
    </style:style>
    <style:style style:name="T375" style:family="text">
      <style:text-properties fo:font-style="normal" officeooo:rsid="0012a0dc" style:font-style-asian="normal" style:font-style-complex="normal"/>
    </style:style>
    <style:style style:name="T376" style:family="text">
      <style:text-properties fo:font-style="normal" officeooo:rsid="005aa0ca" style:font-style-asian="normal" style:font-style-complex="normal"/>
    </style:style>
    <style:style style:name="T377" style:family="text">
      <style:text-properties fo:font-style="normal" officeooo:rsid="0092f82d" style:font-style-asian="normal" style:font-style-complex="normal"/>
    </style:style>
    <style:style style:name="T378" style:family="text">
      <style:text-properties fo:font-style="normal" officeooo:rsid="00c6421c" style:font-style-asian="normal" style:font-style-complex="normal"/>
    </style:style>
    <style:style style:name="T379" style:family="text">
      <style:text-properties fo:font-style="normal" officeooo:rsid="00cc5bce" style:font-style-asian="normal" style:font-style-complex="normal"/>
    </style:style>
    <style:style style:name="T380" style:family="text">
      <style:text-properties fo:font-style="normal" officeooo:rsid="0106c767" style:font-style-asian="normal" style:font-style-complex="normal"/>
    </style:style>
    <style:style style:name="T381" style:family="text">
      <style:text-properties fo:font-style="normal" officeooo:rsid="00ce5fa1" style:font-style-asian="normal" style:font-style-complex="normal"/>
    </style:style>
    <style:style style:name="T382" style:family="text">
      <style:text-properties fo:font-style="normal" officeooo:rsid="0164a6ee" style:font-style-asian="normal" style:font-style-complex="normal"/>
    </style:style>
    <style:style style:name="T383" style:family="text">
      <style:text-properties fo:font-style="normal" officeooo:rsid="0168d8d5" style:font-style-asian="normal" style:font-style-complex="normal"/>
    </style:style>
    <style:style style:name="T384" style:family="text">
      <style:text-properties fo:font-style="normal" officeooo:rsid="0179221f" style:font-style-asian="normal" style:font-style-complex="normal"/>
    </style:style>
    <style:style style:name="T385" style:family="text">
      <style:text-properties fo:font-style="normal" officeooo:rsid="017941db" style:font-style-asian="normal" style:font-style-complex="normal"/>
    </style:style>
    <style:style style:name="T386" style:family="text">
      <style:text-properties fo:font-style="normal" officeooo:rsid="017a7161" style:font-style-asian="normal" style:font-style-complex="normal"/>
    </style:style>
    <style:style style:name="T387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388" style:family="text">
      <style:text-properties officeooo:rsid="004d4d0b"/>
    </style:style>
    <style:style style:name="T389" style:family="text">
      <style:text-properties officeooo:rsid="0013268f"/>
    </style:style>
    <style:style style:name="T390" style:family="text">
      <style:text-properties officeooo:rsid="004f4350"/>
    </style:style>
    <style:style style:name="T391" style:family="text">
      <style:text-properties officeooo:rsid="00501b3c"/>
    </style:style>
    <style:style style:name="T392" style:family="text">
      <style:text-properties officeooo:rsid="00147dd9"/>
    </style:style>
    <style:style style:name="T393" style:family="text">
      <style:text-properties officeooo:rsid="005521a3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officeooo:rsid="005f7223" style:font-weight-asian="bold" style:font-weight-complex="bold"/>
    </style:style>
    <style:style style:name="T396" style:family="text">
      <style:text-properties fo:font-weight="bold" officeooo:rsid="01871851" style:font-weight-asian="bold" style:font-weight-complex="bold"/>
    </style:style>
    <style:style style:name="T397" style:family="text">
      <style:text-properties fo:font-weight="bold" officeooo:rsid="02070606" style:font-weight-asian="bold" style:font-weight-complex="bold"/>
    </style:style>
    <style:style style:name="T398" style:family="text">
      <style:text-properties fo:font-weight="bold" officeooo:rsid="0206e857" style:font-weight-asian="bold" style:font-weight-complex="bold"/>
    </style:style>
    <style:style style:name="T399" style:family="text">
      <style:text-properties officeooo:rsid="005b5f51"/>
    </style:style>
    <style:style style:name="T400" style:family="text">
      <style:text-properties officeooo:rsid="005d12fa"/>
    </style:style>
    <style:style style:name="T401" style:family="text">
      <style:text-properties officeooo:rsid="003cb407"/>
    </style:style>
    <style:style style:name="T402" style:family="text">
      <style:text-properties officeooo:rsid="005f7223"/>
    </style:style>
    <style:style style:name="T403" style:family="text">
      <style:text-properties officeooo:rsid="006317f8"/>
    </style:style>
    <style:style style:name="T404" style:family="text">
      <style:text-properties officeooo:rsid="00672a68"/>
    </style:style>
    <style:style style:name="T405" style:family="text">
      <style:text-properties style:text-underline-style="none"/>
    </style:style>
    <style:style style:name="T406" style:family="text">
      <style:text-properties style:text-underline-style="none" fo:font-weight="normal" style:font-weight-asian="normal" style:font-weight-complex="normal"/>
    </style:style>
    <style:style style:name="T407" style:family="text">
      <style:text-properties style:text-underline-style="none" fo:font-weight="normal" officeooo:rsid="00721e09" style:font-weight-asian="normal" style:font-weight-complex="normal"/>
    </style:style>
    <style:style style:name="T408" style:family="text">
      <style:text-properties style:text-underline-style="none" fo:font-weight="normal" officeooo:rsid="00722a19" style:font-weight-asian="normal" style:font-weight-complex="normal"/>
    </style:style>
    <style:style style:name="T409" style:family="text">
      <style:text-properties style:text-underline-style="none" fo:font-weight="normal" officeooo:rsid="006a9ead" style:font-weight-asian="normal" style:font-weight-complex="normal"/>
    </style:style>
    <style:style style:name="T410" style:family="text">
      <style:text-properties style:text-underline-style="none" fo:font-weight="normal" officeooo:rsid="008d7148" style:font-weight-asian="normal" style:font-weight-complex="normal"/>
    </style:style>
    <style:style style:name="T411" style:family="text">
      <style:text-properties style:text-underline-style="none" fo:font-weight="normal" officeooo:rsid="00a639f7" style:font-weight-asian="normal" style:font-weight-complex="normal"/>
    </style:style>
    <style:style style:name="T412" style:family="text">
      <style:text-properties style:text-underline-style="none" fo:font-weight="normal" officeooo:rsid="00a69bec" style:font-weight-asian="normal" style:font-weight-complex="normal"/>
    </style:style>
    <style:style style:name="T413" style:family="text">
      <style:text-properties style:text-underline-style="none" fo:font-weight="normal" officeooo:rsid="009e29ef" style:font-weight-asian="normal" style:font-weight-complex="normal"/>
    </style:style>
    <style:style style:name="T414" style:family="text">
      <style:text-properties style:text-underline-style="none" fo:font-weight="normal" officeooo:rsid="00a75993" style:font-weight-asian="normal" style:font-weight-complex="normal"/>
    </style:style>
    <style:style style:name="T415" style:family="text">
      <style:text-properties style:text-underline-style="none" fo:font-weight="normal" officeooo:rsid="00e7b674" style:font-weight-asian="normal" style:font-weight-complex="normal"/>
    </style:style>
    <style:style style:name="T416" style:family="text">
      <style:text-properties style:text-underline-style="none" fo:font-weight="bold" style:font-weight-asian="bold" style:font-weight-complex="bold"/>
    </style:style>
    <style:style style:name="T417" style:family="text">
      <style:text-properties style:text-underline-style="none" fo:font-weight="bold" officeooo:rsid="00a75993" style:font-weight-asian="bold" style:font-weight-complex="bold"/>
    </style:style>
    <style:style style:name="T418" style:family="text">
      <style:text-properties style:text-underline-style="none" fo:font-weight="bold" officeooo:rsid="013013d9" style:font-weight-asian="bold" style:font-weight-complex="bold"/>
    </style:style>
    <style:style style:name="T419" style:family="text">
      <style:text-properties style:text-underline-style="none" fo:font-weight="bold" officeooo:rsid="01408f03" style:font-weight-asian="bold" style:font-weight-complex="bold"/>
    </style:style>
    <style:style style:name="T420" style:family="text">
      <style:text-properties style:text-underline-style="none" officeooo:rsid="00a639f7"/>
    </style:style>
    <style:style style:name="T421" style:family="text">
      <style:text-properties style:text-underline-style="none" officeooo:rsid="00bbbf73"/>
    </style:style>
    <style:style style:name="T422" style:family="text">
      <style:text-properties style:text-underline-style="none" officeooo:rsid="00d40111"/>
    </style:style>
    <style:style style:name="T423" style:family="text">
      <style:text-properties style:text-underline-style="none" officeooo:rsid="00d708a6"/>
    </style:style>
    <style:style style:name="T424" style:family="text">
      <style:text-properties style:text-underline-style="none" officeooo:rsid="00d5826a"/>
    </style:style>
    <style:style style:name="T425" style:family="text">
      <style:text-properties style:text-underline-style="none" officeooo:rsid="00d9c9e4"/>
    </style:style>
    <style:style style:name="T426" style:family="text">
      <style:text-properties style:text-underline-style="none" officeooo:rsid="00ec1e8c"/>
    </style:style>
    <style:style style:name="T427" style:family="text">
      <style:text-properties style:text-underline-style="none" officeooo:rsid="00fde6f2"/>
    </style:style>
    <style:style style:name="T428" style:family="text">
      <style:text-properties style:text-underline-style="none" officeooo:rsid="0123bb39"/>
    </style:style>
    <style:style style:name="T429" style:family="text">
      <style:text-properties style:text-underline-style="none" officeooo:rsid="013013d9"/>
    </style:style>
    <style:style style:name="T430" style:family="text">
      <style:text-properties style:text-underline-style="none" officeooo:rsid="0137af9f"/>
    </style:style>
    <style:style style:name="T431" style:family="text">
      <style:text-properties style:text-underline-style="none" officeooo:rsid="013282b3"/>
    </style:style>
    <style:style style:name="T432" style:family="text">
      <style:text-properties style:text-underline-style="none" officeooo:rsid="01408f03"/>
    </style:style>
    <style:style style:name="T433" style:family="text">
      <style:text-properties style:text-underline-style="none" officeooo:rsid="01416cb6"/>
    </style:style>
    <style:style style:name="T434" style:family="text">
      <style:text-properties style:text-underline-style="none" officeooo:rsid="01435f2a"/>
    </style:style>
    <style:style style:name="T435" style:family="text">
      <style:text-properties style:text-underline-style="none" officeooo:rsid="015f15fe"/>
    </style:style>
    <style:style style:name="T436" style:family="text">
      <style:text-properties officeooo:rsid="0071f6b3"/>
    </style:style>
    <style:style style:name="T437" style:family="text">
      <style:text-properties officeooo:rsid="00722a19"/>
    </style:style>
    <style:style style:name="T438" style:family="text">
      <style:text-properties officeooo:rsid="0081154c"/>
    </style:style>
    <style:style style:name="T439" style:family="text">
      <style:text-properties officeooo:rsid="0082538a"/>
    </style:style>
    <style:style style:name="T440" style:family="text">
      <style:text-properties officeooo:rsid="00838393"/>
    </style:style>
    <style:style style:name="T441" style:family="text">
      <style:text-properties officeooo:rsid="008a06de"/>
    </style:style>
    <style:style style:name="T442" style:family="text">
      <style:text-properties officeooo:rsid="00937b11"/>
    </style:style>
    <style:style style:name="T443" style:family="text">
      <style:text-properties officeooo:rsid="0093b191"/>
    </style:style>
    <style:style style:name="T444" style:family="text">
      <style:text-properties officeooo:rsid="00b502cc"/>
    </style:style>
    <style:style style:name="T445" style:family="text">
      <style:text-properties officeooo:rsid="00ba4170"/>
    </style:style>
    <style:style style:name="T446" style:family="text">
      <style:text-properties officeooo:rsid="00bbbf73"/>
    </style:style>
    <style:style style:name="T447" style:family="text">
      <style:text-properties officeooo:rsid="00bd3f9d"/>
    </style:style>
    <style:style style:name="T448" style:family="text">
      <style:text-properties officeooo:rsid="00beb82f"/>
    </style:style>
    <style:style style:name="T449" style:family="text">
      <style:text-properties officeooo:rsid="00c2a166"/>
    </style:style>
    <style:style style:name="T450" style:family="text">
      <style:text-properties officeooo:rsid="00c7406f"/>
    </style:style>
    <style:style style:name="T451" style:family="text">
      <style:text-properties officeooo:rsid="00c93592"/>
    </style:style>
    <style:style style:name="T452" style:family="text">
      <style:text-properties officeooo:rsid="00ce5fa1"/>
    </style:style>
    <style:style style:name="T453" style:family="text">
      <style:text-properties officeooo:rsid="00cf9e9f"/>
    </style:style>
    <style:style style:name="T454" style:family="text">
      <style:text-properties officeooo:rsid="00d83381"/>
    </style:style>
    <style:style style:name="T455" style:family="text">
      <style:text-properties officeooo:rsid="00e09913"/>
    </style:style>
    <style:style style:name="T456" style:family="text">
      <style:text-properties officeooo:rsid="00ed9297"/>
    </style:style>
    <style:style style:name="T457" style:family="text">
      <style:text-properties officeooo:rsid="00ef4875"/>
    </style:style>
    <style:style style:name="T458" style:family="text">
      <style:text-properties officeooo:rsid="00f0f7f8"/>
    </style:style>
    <style:style style:name="T459" style:family="text">
      <style:text-properties officeooo:rsid="00f5260b"/>
    </style:style>
    <style:style style:name="T460" style:family="text">
      <style:text-properties officeooo:rsid="00fde6f2"/>
    </style:style>
    <style:style style:name="T461" style:family="text">
      <style:text-properties officeooo:rsid="010185dc"/>
    </style:style>
    <style:style style:name="T462" style:family="text">
      <style:text-properties officeooo:rsid="01023882"/>
    </style:style>
    <style:style style:name="T463" style:family="text">
      <style:text-properties officeooo:rsid="01095847"/>
    </style:style>
    <style:style style:name="T464" style:family="text">
      <style:text-properties officeooo:rsid="010f422a"/>
    </style:style>
    <style:style style:name="T465" style:family="text">
      <style:text-properties officeooo:rsid="01113d34"/>
    </style:style>
    <style:style style:name="T466" style:family="text">
      <style:text-properties officeooo:rsid="011bd541"/>
    </style:style>
    <style:style style:name="T467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468" style:family="text">
      <style:text-properties style:text-line-through-style="none" style:text-line-through-type="none" fo:font-style="normal" style:text-underline-style="none" officeooo:rsid="0125eea9" style:font-style-asian="normal" style:font-style-complex="normal"/>
    </style:style>
    <style:style style:name="T469" style:family="text">
      <style:text-properties officeooo:rsid="0152f194"/>
    </style:style>
    <style:style style:name="T470" style:family="text">
      <style:text-properties officeooo:rsid="016860b9"/>
    </style:style>
    <style:style style:name="T471" style:family="text">
      <style:text-properties officeooo:rsid="01758a0f"/>
    </style:style>
    <style:style style:name="T472" style:family="text">
      <style:text-properties officeooo:rsid="01871851"/>
    </style:style>
    <style:style style:name="T473" style:family="text">
      <style:text-properties officeooo:rsid="0188ed42"/>
    </style:style>
    <style:style style:name="T474" style:family="text">
      <style:text-properties officeooo:rsid="018c0d5b"/>
    </style:style>
    <style:style style:name="T475" style:family="text">
      <style:text-properties officeooo:rsid="019479eb"/>
    </style:style>
    <style:style style:name="T476" style:family="text">
      <style:text-properties officeooo:rsid="0198a2ea"/>
    </style:style>
    <style:style style:name="T477" style:family="text">
      <style:text-properties officeooo:rsid="01c64853"/>
    </style:style>
    <style:style style:name="T478" style:family="text">
      <style:text-properties officeooo:rsid="01d80854"/>
    </style:style>
    <style:style style:name="T479" style:family="text">
      <style:text-properties officeooo:rsid="01d90cf6"/>
    </style:style>
    <style:style style:name="T480" style:family="text">
      <style:text-properties officeooo:rsid="01d9cd4e"/>
    </style:style>
    <style:style style:name="T481" style:family="text">
      <style:text-properties officeooo:rsid="01dc67de"/>
    </style:style>
    <style:style style:name="T482" style:family="text">
      <style:text-properties officeooo:rsid="01df8731"/>
    </style:style>
    <style:style style:name="T483" style:family="text">
      <style:text-properties officeooo:rsid="01e917c9"/>
    </style:style>
    <style:style style:name="T484" style:family="text">
      <style:text-properties officeooo:rsid="01e5182b"/>
    </style:style>
    <style:style style:name="T485" style:family="text">
      <style:text-properties officeooo:rsid="01e966ec"/>
    </style:style>
    <style:style style:name="T486" style:family="text">
      <style:text-properties officeooo:rsid="01eb88a9"/>
    </style:style>
    <style:style style:name="T487" style:family="text">
      <style:text-properties officeooo:rsid="01ec8e18"/>
    </style:style>
    <style:style style:name="T488" style:family="text">
      <style:text-properties officeooo:rsid="01f79ca2"/>
    </style:style>
    <style:style style:name="T489" style:family="text">
      <style:text-properties officeooo:rsid="01f9794d"/>
    </style:style>
    <style:style style:name="T490" style:family="text">
      <style:text-properties officeooo:rsid="01fb1d79"/>
    </style:style>
    <style:style style:name="T491" style:family="text">
      <style:text-properties officeooo:rsid="01fde08a"/>
    </style:style>
    <style:style style:name="T492" style:family="text">
      <style:text-properties officeooo:rsid="0200b58e"/>
    </style:style>
    <style:style style:name="T493" style:family="text">
      <style:text-properties officeooo:rsid="01c48a9e"/>
    </style:style>
    <style:style style:name="T494" style:family="text">
      <style:text-properties officeooo:rsid="020294d1"/>
    </style:style>
    <style:style style:name="T495" style:family="text">
      <style:text-properties officeooo:rsid="019e70b3"/>
    </style:style>
    <style:style style:name="T496" style:family="text">
      <style:text-properties officeooo:rsid="020131ae"/>
    </style:style>
    <style:style style:name="T497" style:family="text">
      <style:text-properties officeooo:rsid="01b08253"/>
    </style:style>
    <style:style style:name="T498" style:family="text">
      <style:text-properties officeooo:rsid="01ffec25"/>
    </style:style>
    <style:style style:name="T499" style:family="text">
      <style:text-properties officeooo:rsid="0212a48a"/>
    </style:style>
    <style:style style:name="T500" style:family="text">
      <style:text-properties officeooo:rsid="021d76dd"/>
    </style:style>
    <style:style style:name="T501" style:family="text">
      <style:text-properties officeooo:rsid="022053cd"/>
    </style:style>
    <style:style style:name="T502" style:family="text">
      <style:text-properties officeooo:rsid="01e2b86d"/>
    </style:style>
    <style:style style:name="T503" style:family="text">
      <style:text-properties officeooo:rsid="022dff2a"/>
    </style:style>
    <style:style style:name="T504" style:family="text">
      <style:text-properties officeooo:rsid="02540cb9"/>
    </style:style>
    <style:style style:name="T505" style:family="text">
      <style:text-properties officeooo:rsid="025798af"/>
    </style:style>
    <style:style style:name="T506" style:family="text">
      <style:text-properties officeooo:rsid="0259f4ad"/>
    </style:style>
    <style:style style:name="T507" style:family="text">
      <style:text-properties officeooo:rsid="025b11c7"/>
    </style:style>
    <style:style style:name="T508" style:family="text">
      <style:text-properties officeooo:rsid="02685e01"/>
    </style:style>
    <style:style style:name="T509" style:family="text">
      <style:text-properties officeooo:rsid="024d9b01"/>
    </style:style>
    <style:style style:name="T510" style:family="text">
      <style:text-properties officeooo:rsid="026b5506"/>
    </style:style>
    <style:style style:name="T511" style:family="text">
      <style:text-properties officeooo:rsid="026c8a70"/>
    </style:style>
    <style:style style:name="T512" style:family="text">
      <style:text-properties officeooo:rsid="026ca4cb"/>
    </style:style>
    <style:style style:name="T513" style:family="text">
      <style:text-properties officeooo:rsid="026d68c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93">А</text:span>нглийско<text:span text:style-name="T393">е</text:span> предложени<text:span text:style-name="T393">е</text:span></text:p>
      <text:p text:style-name="P1"/>
      <text:p text:style-name="P247"><text:span text:style-name="T389">Слова </text:span><text:span text:style-name="T390">в предложении </text:span><text:span text:style-name="T389">делятся на </text:span><text:span text:style-name="T463">две</text:span><text:span text:style-name="T389"> смысловые группы:</text:span></text:p>
      <text:list xml:id="list719726580" text:style-name="L1">
        <text:list-item>
          <text:p text:style-name="P520">главные члены предложения — <text:span text:style-name="T439">это </text:span>подлежащее и сказуемое;</text:p>
        </text:list-item>
        <text:list-item>
          <text:p text:style-name="P520">второстепенные члены предложения — определение, дополнение и обстоятельтсво.</text:p>
        </text:list-item>
      </text:list>
      <text:p text:style-name="P91"/>
      <text:p text:style-name="P389">Подлежащее — эт<text:span text:style-name="T471">о</text:span> автор действия (существительное в именительном падеже).</text:p>
      <text:p text:style-name="P389">Сказуемое — это действие совершенное автором (т. е. глагол).</text:p>
      <text:p text:style-name="P89"/>
      <text:p text:style-name="P404"><text:span text:style-name="T80">С</text:span><text:span text:style-name="T81">казуемое </text:span><text:span text:style-name="T80">п</text:span><text:span text:style-name="T81">очти всегда делится на </text:span><text:span text:style-name="T82">две</text:span><text:span text:style-name="T81"> части: </text:span><text:span text:style-name="T83">на </text:span><text:span text:style-name="T81">вспомогательный </text:span><text:span text:style-name="T84">глагол </text:span><text:span text:style-name="T81">и смысловой.</text:span></text:p>
      <text:p text:style-name="P272"><text:span text:style-name="T260">Вспомогательный глагол не переводится. Он </text:span><text:span text:style-name="T261">сообщает</text:span><text:span text:style-name="T260"> о том, в каком времени нужно переводить смысловой. Смысловой глогол передает суть действия.</text:span></text:p>
      <text:p text:style-name="P272"/>
      <text:p text:style-name="P271">Смысловой глагол имеет несколько форм:</text:p>
      <text:list xml:id="list3300809991" text:style-name="L2">
        <text:list-item>
          <text:p text:style-name="P521">начальная форма (инфинитив) — форма глагола, как в словаре (с частицей <text:span text:style-name="T189">to</text:span>);</text:p>
        </text:list-item>
        <text:list-item>
          <text:p text:style-name="P522">с окончанием <text:span text:style-name="T189">-s (-es)</text:span> — в утверждениях <text:span text:style-name="T370">Present Simple</text:span> после <text:span text:style-name="T189">he/she/it</text:span>;</text:p>
        </text:list-item>
        <text:list-item>
          <text:p text:style-name="P521">с окончанием <text:span text:style-name="T189">-ing</text:span> (причастие) — в основном для образования <text:span text:style-name="T370">Present Continuous</text:span>;</text:p>
        </text:list-item>
        <text:list-item>
          <text:p text:style-name="P523">2я форма <text:span text:style-name="T455">(с окончанием </text:span><text:span text:style-name="T195">-ed</text:span><text:span text:style-name="T455">)</text:span> — для образования <text:span text:style-name="T370">Past Simple</text:span>;</text:p>
        </text:list-item>
        <text:list-item>
          <text:p text:style-name="P524">3я форма (прошедшее причастие) — для времен группы <text:span text:style-name="T370">Perfect</text:span> и пассивного залога .</text:p>
        </text:list-item>
      </text:list>
      <text:p text:style-name="P92"/>
      <text:p text:style-name="P90">Дополнение — это то, на что направлено действие. Оно выражено существительным, </text:p>
      <text:p text:style-name="P90">перед которым может стоять предлог или глаголом, перед которым может стоять частица <text:span text:style-name="T189">to</text:span><text:span text:style-name="T283">. <text:s/></text:span>Обычно оно стоит в конце предложения, но иногда может быть в начале.</text:p>
      <text:p text:style-name="P89"/>
      <text:p text:style-name="P93">Обстоятельство — это слово или группа слов, отвечающая на вопросы: как? когда? каким образом? и т. д. Оно обозначает: время, место, способ или причину действия.</text:p>
      <text:p text:style-name="P89"/>
      <text:p text:style-name="P243"><text:span text:style-name="T392">В английском </text:span><text:span text:style-name="T393">языке</text:span><text:span text:style-name="T392"> не бывает предложений без подлежащего и сказуемого.</text:span></text:p>
      <text:p text:style-name="P391">Исключение составляют разговорные фразы: <text:span text:style-name="T189">nice to meet you</text:span> и пр.</text:p>
      <text:p text:style-name="P2"/>
      <text:p text:style-name="P96"><text:span text:style-name="T449">Порядок слов в у</text:span>тведрдительны<text:span text:style-name="T449">х</text:span> и отрицательны<text:span text:style-name="T449">х</text:span> предложения<text:span text:style-name="T449">х</text:span>:</text:p>
      <text:list xml:id="list1046123355" text:style-name="L3">
        <text:list-item>
          <text:p text:style-name="P525"><text:span text:style-name="T14">подлежащее</text:span><text:span text:style-name="T1">;</text:span></text:p>
        </text:list-item>
        <text:list-item>
          <text:p text:style-name="P525"><text:span text:style-name="T18">сказуемое</text:span><text:span text:style-name="T2">;</text:span></text:p>
        </text:list-item>
        <text:list-item>
          <text:p text:style-name="P526"><text:span text:style-name="T9">дополнение</text:span>;</text:p>
        </text:list-item>
        <text:list-item>
          <text:p text:style-name="P526"><text:span text:style-name="T11">обстоятельство</text:span>.</text:p>
        </text:list-item>
      </text:list>
      <text:p text:style-name="P13"/>
      <text:p text:style-name="P14"><text:span text:style-name="T13">We</text:span> <text:span text:style-name="T17">do</text:span> <text:span text:style-name="T9">our work</text:span> <text:span text:style-name="T11">with pleasure</text:span> — <text:span text:style-name="T16">М</text:span>ы делаем нашу работу с удовол<text:span text:style-name="T16">ь</text:span>ствием.</text:p>
      <text:p text:style-name="P14"><text:span text:style-name="T13">They</text:span> <text:span text:style-name="T17">haven`t finish</text:span><text:span text:style-name="T19">ed</text:span> <text:span text:style-name="T9">their work</text:span> <text:span text:style-name="T11">in time</text:span> — <text:span text:style-name="T16">Они не закончили работу вовремя.</text:span></text:p>
      <text:p text:style-name="P15"><text:span text:style-name="T13">I</text:span> <text:span text:style-name="T17">will give</text:span> <text:span text:style-name="T9">you</text:span> <text:span text:style-name="T9">money</text:span> — Я дам тебе деньги.</text:p>
      <text:p text:style-name="P13"/>
      <text:p text:style-name="P108"><text:span text:style-name="T449">Порядок слов в в</text:span>опросительны<text:span text:style-name="T449">х</text:span> предложения<text:span text:style-name="T449">х</text:span>:</text:p>
      <text:list xml:id="list1623863344" text:style-name="L4">
        <text:list-item>
          <text:p text:style-name="P574"><text:span text:style-name="T25">вопросительное слово</text:span>;</text:p>
        </text:list-item>
        <text:list-item>
          <text:p text:style-name="P574"><text:span text:style-name="T3">вспомогательный глагол</text:span><text:span text:style-name="T17"> </text:span><text:span text:style-name="T27">(часть сказуемого)</text:span><text:span text:style-name="T26">;</text:span></text:p>
        </text:list-item>
        <text:list-item>
          <text:p text:style-name="P574"><text:span text:style-name="T13">подлежащее</text:span>;</text:p>
        </text:list-item>
        <text:list-item>
          <text:p text:style-name="P574"><text:span text:style-name="T17">смысловой глагол</text:span><text:span text:style-name="T3"> </text:span><text:span text:style-name="T27">(часть сказуемого)</text:span><text:span text:style-name="T26">;</text:span></text:p>
        </text:list-item>
        <text:list-item>
          <text:p text:style-name="P574"><text:span text:style-name="T9">дополнение</text:span>;</text:p>
        </text:list-item>
        <text:list-item>
          <text:p text:style-name="P574"><text:span text:style-name="T11">обстоятельство</text:span>.</text:p>
        </text:list-item>
      </text:list>
      <text:p text:style-name="P242"/>
      <text:p text:style-name="P16"><text:span text:style-name="T25">What</text:span> <text:span text:style-name="T3">are</text:span> <text:span text:style-name="T13">you</text:span> <text:span text:style-name="T17">doing</text:span> <text:span text:style-name="T11">here</text:span>? <text:span text:style-name="T259">—</text:span> Что ты здесь делаешь?</text:p>
      <text:p text:style-name="P244"><text:span text:style-name="T4">Do</text:span><text:span text:style-name="T189"> </text:span><text:span text:style-name="T15">you</text:span><text:span text:style-name="T189"> </text:span><text:span text:style-name="T20">want</text:span><text:span text:style-name="T10"> to live </text:span><text:span text:style-name="T12">in Spain</text:span><text:span text:style-name="T189">? — Ты хочешь жить в Испании?</text:span></text:p>
      <text:p text:style-name="P386"><text:soft-page-break/><text:span text:style-name="T375">Вопрос не всегда бывает полным, какого-то элемента может не быть, </text:span><text:span text:style-name="T376">но при этом всегда </text:span></text:p>
      <text:p text:style-name="P95">есть подлежащие и вспомогательный глагол.</text:p>
      <text:p text:style-name="P94"/>
      <text:p text:style-name="P261"><text:span text:style-name="T286">Общий вопрос начинается со вспомогательного глагола и подразумевает ответ «</text:span><text:span text:style-name="T287">да/нет»</text:span><text:span text:style-name="T286">.</text:span></text:p>
      <text:p text:style-name="P121"/>
      <text:p text:style-name="P261"><text:span text:style-name="T272">Чтобы коротко ответить на </text:span><text:span text:style-name="T273">такой </text:span><text:span text:style-name="T272">вопрос, недостаточно просто написать </text:span><text:span text:style-name="T233">yes/no</text:span><text:span text:style-name="T272">. Нужно также добавить корешок — местоимение со вспомогательным глаголом. Вспомогательный глагол будет указывает на мысль, которая была сказана в предыдушем предложении:</text:span></text:p>
      <text:p text:style-name="P130"/>
      <text:p text:style-name="P56"><text:span text:style-name="T394">Do you play</text:span> the piano? <text:span text:style-name="T259">—</text:span> Yes, <text:span text:style-name="T395">I do</text:span><text:span text:style-name="T402">.</text:span></text:p>
      <text:p text:style-name="P56"><text:span text:style-name="T395">Does Rita play</text:span><text:span text:style-name="T402"> football? </text:span><text:span text:style-name="T259">— </text:span><text:span text:style-name="T402">No, </text:span><text:span text:style-name="T395">she doesn`t</text:span><text:span text:style-name="T402">.</text:span> </text:p>
      <text:p text:style-name="P56"/>
      <text:p text:style-name="P122"><text:span text:style-name="T401">Специальный вопрос начинается с вопросительного слова </text:span><text:span text:style-name="T404">или связки</text:span><text:span text:style-name="T401">. </text:span><text:span text:style-name="T403">Он служит, чтобы узнать дополнительную информацию.</text:span><text:span text:style-name="T401"> </text:span><text:span text:style-name="T403">После вопросительного слова обычно стоит существительное: </text:span><text:span text:style-name="T191">What </text:span><text:span text:style-name="T255">car</text:span><text:span text:style-name="T191"> does he have? </text:span><text:span text:style-name="T192">How much </text:span><text:span text:style-name="T256">money</text:span><text:span text:style-name="T192"> dow we have?</text:span></text:p>
      <text:p text:style-name="P56"/>
      <text:p text:style-name="P153">Местоимение <text:span text:style-name="T189">I</text:span> всегда пишется с большой буквы.</text:p>
      <text:p text:style-name="P240">В английском языке всего 2 падежа: именительный и объектный. <text:s/></text:p>
      <text:p text:style-name="P240"/>
      <text:p text:style-name="P269"><text:span text:style-name="T185">В предложениях, которые используют глаголы: </text:span><text:span text:style-name="T258">like, have, enjoy, need</text:span><text:span text:style-name="T184">, </text:span><text:span text:style-name="T185">подлежащие </text:span></text:p>
      <text:p text:style-name="P269"><text:span text:style-name="T185">не переводятся на русский в именительном падеже</text:span><text:span text:style-name="T186">:</text:span></text:p>
      <text:p text:style-name="P235"/>
      <text:p text:style-name="P49"><text:span text:style-name="T26">I l</text:span>ike my job — Мне нравится моя работа (а не «Я нравится моя работа»).</text:p>
      <text:p text:style-name="P49"/>
      <text:p text:style-name="P9"><text:span text:style-name="T457">Настоящее.</text:span> Present</text:p>
      <text:p text:style-name="P229"/>
      <text:p text:style-name="P229">Present Simple (я делаю это сейчас):</text:p>
      <text:p text:style-name="P51">I live in Spain — Я живу в испании (факт).</text:p>
      <text:p text:style-name="P230"/>
      <text:p text:style-name="P229">Present Continuous (я делаю это прямо сейчас):</text:p>
      <text:p text:style-name="P35">I am reading a book — Я читаю книгу (именно сейчас).</text:p>
      <text:p text:style-name="P231"/>
      <text:p text:style-name="P229">Present Perfect (я сделал это ранее, но именно сейчас это важно):</text:p>
      <text:p text:style-name="P50">I have lost the keys — Я потерял ключи (результат).</text:p>
      <text:p text:style-name="P50"/>
      <text:p text:style-name="P229">Present Perfect <text:span text:style-name="T456">Continuous (я делаю это уже какое-то время):</text:span></text:p>
      <text:p text:style-name="P245"><text:span text:style-name="T190">I have been reading for 2 hours — </text:span><text:span text:style-name="T231">Я читаю уже 2 часа</text:span></text:p>
      <text:p text:style-name="P68"/>
      <text:p text:style-name="P154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173"/>
      <text:p text:style-name="P10">Present Simple</text:p>
      <text:p text:style-name="P233"/>
      <text:p text:style-name="P98">Используется чтобы:</text:p>
      <text:list xml:id="list2170287908" text:style-name="L5">
        <text:list-item>
          <text:p text:style-name="P575">сообщить факты настоящего, описать текущую реальность;</text:p>
        </text:list-item>
        <text:list-item>
          <text:p text:style-name="P575">говорить о событиях, которые происходят с какой-то регулярностью.</text:p>
        </text:list-item>
      </text:list>
      <text:p text:style-name="P20"/>
      <text:p text:style-name="P97">В утверждениях глагол используется в 2х вариантах:</text:p>
      <text:list xml:id="list708473940" text:style-name="L6">
        <text:list-item>
          <text:p text:style-name="P577">без изменений, если подлежащее в первом лице или множеств<text:span text:style-name="T439">ен.</text:span> числе <text:span text:style-name="T189">(</text:span><text:span text:style-name="T196">I</text:span><text:span text:style-name="T189">, </text:span><text:span text:style-name="T196">you</text:span><text:span text:style-name="T189">, </text:span><text:span text:style-name="T196">we,</text:span><text:span text:style-name="T189"> </text:span><text:span text:style-name="T196">they</text:span><text:span text:style-name="T189">)</text:span>;</text:p>
        </text:list-item>
        <text:list-item>
          <text:p text:style-name="P577"><text:span text:style-name="T262">с окончанием </text:span><text:span text:style-name="T197">-s </text:span><text:span text:style-name="T198">(-es)</text:span><text:span text:style-name="T262">, если подлежащ</text:span><text:span text:style-name="T399">ее</text:span><text:span text:style-name="T262"> в третьем лице, единств</text:span><text:span text:style-name="T400">ен</text:span><text:span text:style-name="T439">ном</text:span><text:span text:style-name="T262"> числе </text:span><text:span text:style-name="T197">(</text:span><text:span text:style-name="T196">he</text:span><text:span text:style-name="T197">, </text:span><text:span text:style-name="T196">she</text:span><text:span text:style-name="T197">, </text:span><text:span text:style-name="T196">it</text:span><text:span text:style-name="T197">)</text:span></text:p>
        </text:list-item>
      </text:list>
      <text:p text:style-name="P406"><text:soft-page-break/><text:span text:style-name="T467">I </text:span><text:span text:style-name="T23">live</text:span><text:span text:style-name="T467"> in New York — Я живу в Нью Йорке.</text:span></text:p>
      <text:p text:style-name="P408"><text:span text:style-name="T467">Peter </text:span><text:span text:style-name="T23">work</text:span><text:span text:style-name="T24">s</text:span><text:span text:style-name="T467"> in New York — Питер работает в Нью Йорке;</text:span></text:p>
      <text:p text:style-name="P241"/>
      <text:p text:style-name="P408"><text:span text:style-name="T468">Г</text:span><text:span text:style-name="T381">лагол</text:span><text:span text:style-name="T452"> </text:span><text:span text:style-name="T199">have</text:span><text:span text:style-name="T452"> не пишется с онончанием </text:span><text:span text:style-name="T199">-s</text:span><text:span text:style-name="T452">, а </text:span><text:span text:style-name="T453">преобразуется</text:span><text:span text:style-name="T452"> в </text:span><text:span text:style-name="T199">has</text:span><text:span text:style-name="T452">. </text:span></text:p>
      <text:p text:style-name="P100"/>
      <text:p text:style-name="P100">Окончание <text:span text:style-name="T189">-es</text:span> ставится, если глагол заканчивается: на гласную букву, </text:p>
      <text:p text:style-name="P99">на шипящий звук <text:span text:style-name="T189">(sh, ch)</text:span> <text:span text:style-name="T391">или</text:span> на букву <text:span text:style-name="T189">s/x</text:span>:</text:p>
      <text:list xml:id="list3132887406" text:style-name="L7">
        <text:list-item>
          <text:p text:style-name="P579"><text:span text:style-name="T264">go — </text:span>goes;</text:p>
        </text:list-item>
        <text:list-item>
          <text:p text:style-name="P579"><text:span text:style-name="T264">teach — </text:span>teaches;</text:p>
        </text:list-item>
        <text:list-item>
          <text:p text:style-name="P578"><text:span text:style-name="T264">mix — </text:span><text:span text:style-name="T263">mixes.</text:span></text:p>
        </text:list-item>
      </text:list>
      <text:p text:style-name="P233"/>
      <text:p text:style-name="P102">Если глагол заканчивается на букву y, перед которой согласная, то вместо y </text:p>
      <text:p text:style-name="P101">пишется <text:span text:style-name="T189">i</text:span> <text:span text:style-name="T265">(помимо добавления </text:span><text:span text:style-name="T200">-es</text:span><text:span text:style-name="T265">)</text:span>:</text:p>
      <text:list xml:id="list3240939237" text:style-name="L8">
        <text:list-item>
          <text:p text:style-name="P580">fly — flies; </text:p>
        </text:list-item>
        <text:list-item>
          <text:p text:style-name="P580">cry — cries.</text:p>
        </text:list-item>
      </text:list>
      <text:p text:style-name="P233"/>
      <text:p text:style-name="P252"><text:span text:style-name="T371">П</text:span><text:span text:style-name="T372">еред сказуемым часто </text:span><text:span text:style-name="T374">стоят</text:span><text:span text:style-name="T372"> маячки времени </text:span><text:span text:style-name="T380">(</text:span><text:span text:style-name="T372">наречия частности</text:span><text:span text:style-name="T380">)</text:span><text:span text:style-name="T373">:</text:span></text:p>
      <text:list xml:id="list580353219" text:style-name="L9">
        <text:list-item>
          <text:p text:style-name="P576">always - <text:span text:style-name="T262">всегда</text:span>;</text:p>
        </text:list-item>
        <text:list-item>
          <text:p text:style-name="P576">usually - <text:span text:style-name="T262">обычно</text:span>;</text:p>
        </text:list-item>
        <text:list-item>
          <text:p text:style-name="P576">often - <text:span text:style-name="T262">часто</text:span>;</text:p>
        </text:list-item>
        <text:list-item>
          <text:p text:style-name="P576">sometimes - <text:span text:style-name="T262">иногда</text:span>;</text:p>
        </text:list-item>
        <text:list-item>
          <text:p text:style-name="P576">never — <text:span text:style-name="T262">никогда</text:span>.</text:p>
        </text:list-item>
      </text:list>
      <text:p text:style-name="P21"/>
      <text:p text:style-name="P234"><text:span text:style-name="T189">I </text:span><text:span text:style-name="T257">always</text:span><text:span text:style-name="T189"> wash my hands before eating — Я всегда мою руки перед едой.</text:span></text:p>
      <text:p text:style-name="P233"/>
      <text:p text:style-name="P3">Отрицания в Present Simple</text:p>
      <text:p text:style-name="P3"/>
      <text:p text:style-name="P248"><text:span text:style-name="T270">Использу</text:span><text:span text:style-name="T271">ю</text:span><text:span text:style-name="T270">тся чтобы сказать о том, что что-либо:</text:span></text:p>
      <text:list xml:id="list1044664337" text:style-name="L10">
        <text:list-item>
          <text:p text:style-name="P581">не является фактом настоящего <text:span text:style-name="T400">или истиной</text:span>;</text:p>
        </text:list-item>
        <text:list-item>
          <text:p text:style-name="P581">не происходит с какой-то регулярностью.</text:p>
        </text:list-item>
      </text:list>
      <text:p text:style-name="P239"/>
      <text:p text:style-name="P238">За отрицание отвечает частица <text:span text:style-name="T189">not</text:span>, которая идет в паре со вспомогательным глаголом <text:span text:style-name="T189">do</text:span>.</text:p>
      <text:p text:style-name="P238">Если подлежащее <text:span text:style-name="T189">he/she/it</text:span>, то испольузется <text:span text:style-name="T189">does</text:span>. <text:span text:style-name="T388">Смысловой глагол без изменений.</text:span></text:p>
      <text:p text:style-name="P237"/>
      <text:p text:style-name="P52">People <text:span text:style-name="T3">do </text:span><text:span text:style-name="T28">not</text:span> <text:span text:style-name="T17">live</text:span> in space — Люди не живут в космосе.</text:p>
      <text:p text:style-name="P52">Water <text:span text:style-name="T3">does </text:span><text:span text:style-name="T28">not</text:span> <text:span text:style-name="T17">boil</text:span> at 50 degrees Celsius — Вода не кипит при 50 грудусах.</text:p>
      <text:p text:style-name="P52"/>
      <text:p text:style-name="P249"><text:span text:style-name="T268">Практически всегда </text:span><text:span text:style-name="T234">do/</text:span><text:span text:style-name="T235">does</text:span><text:span text:style-name="T234"> not</text:span><text:span text:style-name="T268"> использу</text:span><text:span text:style-name="T269">е</text:span><text:span text:style-name="T268">тся в сокращении: </text:span></text:p>
      <text:p text:style-name="P53">We don`t drink whisky — Мы не пьем виски.</text:p>
      <text:p text:style-name="P54">He doesn`t drink tea — Он не пьет чай.</text:p>
      <text:p text:style-name="P169"/>
      <text:p text:style-name="P169">Вопросы в Present Simple</text:p>
      <text:p text:style-name="P53"/>
      <text:p text:style-name="P120">Используюся чтобы:</text:p>
      <text:list xml:id="list1365283718" text:style-name="L11">
        <text:list-item>
          <text:p text:style-name="P582">узнать о фактах настоящего;</text:p>
        </text:list-item>
        <text:list-item>
          <text:p text:style-name="P582">о событиях, которые происходят с какой-то регулярностью.</text:p>
        </text:list-item>
      </text:list>
      <text:p text:style-name="P119"/>
      <text:p text:style-name="P119">Вопрос задается с помощью вспомогательного глагола <text:span text:style-name="T189">do/</text:span><text:span text:style-name="T201">does</text:span>, который ставится перед подлежащим. Смысловой глагол без изменений (в начальной форме).</text:p>
      <text:p text:style-name="P246"><text:soft-page-break/><text:span text:style-name="T7">Do</text:span><text:span text:style-name="T267"> you </text:span><text:span text:style-name="T22">like</text:span><text:span text:style-name="T267"> action movies? </text:span><text:span text:style-name="T217">— </text:span><text:span text:style-name="T267">Тебе нравятся экшен фильмы? </text:span></text:p>
      <text:p text:style-name="P55">What books <text:span text:style-name="T3">do</text:span> you <text:span text:style-name="T17">read</text:span>? <text:span text:style-name="T266">—</text:span> Какие книги тебе нравятся?</text:p>
      <text:p text:style-name="P6"/>
      <text:p text:style-name="P6">Глаголы <text:span text:style-name="T210">d</text:span><text:span text:style-name="T189">o</text:span> и <text:span text:style-name="T210">b</text:span><text:span text:style-name="T189">e</text:span> <text:span text:style-name="T438">в Present Simple</text:span></text:p>
      <text:p text:style-name="P4"/>
      <text:p text:style-name="P257"><text:span text:style-name="T279">Глагол</text:span><text:span text:style-name="T274"> d</text:span><text:span text:style-name="T275">o </text:span><text:span text:style-name="T276">означает</text:span><text:span text:style-name="T275"> «делать». В предложении </text:span><text:span text:style-name="T279">он</text:span><text:span text:style-name="T275"> может может встречаться несколько раз, </text:span></text:p>
      <text:p text:style-name="P257"><text:span text:style-name="T275">в качестве вспомогательного и смыслового: </text:span><text:span text:style-name="T218">What </text:span><text:span text:style-name="T5">do</text:span><text:span text:style-name="T218"> you </text:span><text:span text:style-name="T21">do</text:span><text:span text:style-name="T218">? </text:span><text:span text:style-name="T219">— </text:span><text:span text:style-name="T218">Что ты делаешь? </text:span></text:p>
      <text:p text:style-name="P65"/>
      <text:p text:style-name="P422"><text:span text:style-name="T236">To </text:span><text:span text:style-name="T237">be</text:span><text:span text:style-name="T274"> — </text:span><text:span text:style-name="T278">это начальная форма глагола</text:span><text:span text:style-name="T274"> «быть», </text:span><text:span text:style-name="T308">кот</text:span><text:span text:style-name="T309">орая</text:span><text:span text:style-name="T274"> меняется в</text:span></text:p>
      <text:p text:style-name="P253"><text:span text:style-name="T274">завис</text:span><text:span text:style-name="T279">имости</text:span><text:span text:style-name="T274"> от подлежащего, </text:span><text:span text:style-name="T309">на</text:span><text:span text:style-name="T274">: </text:span></text:p>
      <text:list xml:id="list166101040" text:style-name="L12">
        <text:list-item>
          <text:p text:style-name="P605"><text:span text:style-name="T274">a</text:span><text:span text:style-name="T267">m — если подлежащее в первом лице (</text:span><text:span text:style-name="T216">I</text:span><text:span text:style-name="T267">);</text:span></text:p>
        </text:list-item>
        <text:list-item>
          <text:p text:style-name="P583">is — если подлежащее в третьем лице, единственном числе (<text:span text:style-name="T189">he/she/it</text:span>);</text:p>
        </text:list-item>
        <text:list-item>
          <text:p text:style-name="P583">are — если подлежащее во множественном числе (<text:span text:style-name="T189">you/we/they</text:span>).</text:p>
        </text:list-item>
      </text:list>
      <text:p text:style-name="P126"/>
      <text:p text:style-name="P260"><text:span text:style-name="T276">Э</text:span><text:span text:style-name="T280">ти формы </text:span><text:span text:style-name="T284">глагола</text:span><text:span text:style-name="T280"> </text:span><text:span text:style-name="T238">be</text:span><text:span text:style-name="T307"> </text:span><text:span text:style-name="T280">заменяют собой сказуемое в тех </text:span><text:span text:style-name="T281">ситуациях</text:span><text:span text:style-name="T280">, </text:span><text:span text:style-name="T281">когда</text:span><text:span text:style-name="T280"> оно отсутсвует</text:span></text:p>
      <text:p text:style-name="P403"><text:span text:style-name="T285">и помогают привязать предложение ко времени </text:span><text:span text:style-name="T280">(т. к. </text:span><text:span text:style-name="T279">для английского языка </text:span></text:p>
      <text:p text:style-name="P403"><text:span text:style-name="T279">не характерно, когда в предложении нет </text:span><text:span text:style-name="T280">сказуемого).</text:span></text:p>
      <text:p text:style-name="P125"/>
      <text:p text:style-name="P258"><text:span text:style-name="T32">I </text:span><text:span text:style-name="T6">am</text:span><text:span text:style-name="T220"> a doctor — Я (</text:span><text:span text:style-name="T221">есть</text:span><text:span text:style-name="T220">) доктор.</text:span></text:p>
      <text:p text:style-name="P19"><text:span text:style-name="T30">We</text:span><text:span text:style-name="T406"> </text:span><text:span text:style-name="T8">are</text:span><text:span text:style-name="T406"> happy </text:span><text:span text:style-name="T409">— </text:span><text:span text:style-name="T406">Мы (есть) счастливы.</text:span></text:p>
      <text:p text:style-name="P127"/>
      <text:p text:style-name="P138"><text:span text:style-name="T436">Г</text:span>лагол <text:span text:style-name="T202">be</text:span><text:span text:style-name="T436"> </text:span>появляется, когда говорят:</text:p>
      <text:list xml:id="list1606483591" text:style-name="L13">
        <text:list-item>
          <text:p text:style-name="P584">кто человек по профессии <text:span text:style-name="T440">(</text:span><text:span text:style-name="T193">I am a football player</text:span><text:span text:style-name="T194">)</text:span>;</text:p>
        </text:list-item>
        <text:list-item>
          <text:p text:style-name="P584">в каком состоянии человек или объект <text:span text:style-name="T440">(</text:span><text:span text:style-name="T193">This dress is blue</text:span><text:span text:style-name="T194">)</text:span>;</text:p>
        </text:list-item>
        <text:list-item>
          <text:p text:style-name="P584">где находится человек или объект <text:span text:style-name="T440">(</text:span><text:span text:style-name="T193">Molly is in her office now</text:span><text:span text:style-name="T194">)</text:span>;</text:p>
        </text:list-item>
      </text:list>
      <text:p text:style-name="P124"/>
      <text:p text:style-name="P259"><text:span text:style-name="T285">Глагол</text:span><text:span text:style-name="T277"> </text:span><text:span text:style-name="T222">be</text:span><text:span text:style-name="T277"> может использоваться в связке с прилагательным. </text:span><text:span text:style-name="T282">При переводе таких связок можно подобрать отдельный глагол, которого нет в английском.</text:span></text:p>
      <text:p text:style-name="P123"/>
      <text:p text:style-name="P396"><text:span text:style-name="T222">I </text:span><text:span text:style-name="T240">am interested</text:span><text:span text:style-name="T222"> in art — Я</text:span><text:span text:style-name="T223"> </text:span><text:span text:style-name="T241">интересуюсь</text:span><text:span text:style-name="T232"> </text:span><text:span text:style-name="T223">искусством </text:span><text:span text:style-name="T232">(есть заинтересованный)</text:span><text:span text:style-name="T223">.</text:span></text:p>
      <text:p text:style-name="P263"><text:span text:style-name="T223">My hands </text:span><text:span text:style-name="T241">are cold</text:span><text:span text:style-name="T223"> — Мои руки</text:span><text:span text:style-name="T224"> </text:span><text:span text:style-name="T241">замерзли </text:span><text:span text:style-name="T232">(есть замерзшие)</text:span><text:span text:style-name="T224">.</text:span></text:p>
      <text:p text:style-name="P57"/>
      <text:p text:style-name="P128">В вопросительных предложениях глагол <text:span text:style-name="T189">be</text:span> меняется местами с подлежащим, </text:p>
      <text:p text:style-name="P128">а в отрицательных, используется с частицей <text:span text:style-name="T189">not</text:span>:</text:p>
      <text:p text:style-name="P128"/>
      <text:p text:style-name="P17"><text:span text:style-name="T407">I </text:span><text:span text:style-name="T406">am not a student — Я не студент.</text:span></text:p>
      <text:p text:style-name="P59">We are not English speakers — Они не англоговорящие люди.</text:p>
      <text:p text:style-name="P17"><text:span text:style-name="T407">I</text:span><text:span text:style-name="T406">s it dark? — Сейчас темно?</text:span></text:p>
      <text:p text:style-name="P59">Are they hungry? — Они голодны?</text:p>
      <text:p text:style-name="P59"/>
      <text:p text:style-name="P129">Если перед <text:span text:style-name="T203">am/is/are</text:span> нет вопросительного слова, то это общий вопрос. </text:p>
      <text:p text:style-name="P129">В корешке ответа вместо <text:span text:style-name="T189">do/does</text:span> используется <text:span text:style-name="T189">am/is/are</text:span>:</text:p>
      <text:p text:style-name="P129"/>
      <text:p text:style-name="P18"><text:span text:style-name="T406">Am I in danger? Yes, you are. </text:span><text:span text:style-name="T408">—</text:span><text:span text:style-name="T406"> Я в опасности? Да.</text:span></text:p>
      <text:p text:style-name="P18"><text:span text:style-name="T406">Is John married? - No, he isn`t. </text:span><text:span text:style-name="T408">— </text:span><text:span text:style-name="T406">Джон женат? </text:span><text:span text:style-name="T408">— </text:span><text:span text:style-name="T406">Нет.</text:span></text:p>
      <text:p text:style-name="P58"/>
      <text:p text:style-name="P58"><text:span text:style-name="T370">Специальный вопрос начинается с вопросительного слова </text:span><text:span text:style-name="T377">или связки</text:span><text:span text:style-name="T370">:</text:span> </text:p>
      <text:p text:style-name="P58">Where is Jill?<text:span text:style-name="T437"> </text:span>She is at school. <text:span text:style-name="T437">— </text:span>Где Джил? Она в школе.</text:p>
      <text:p text:style-name="P58"/>
      <text:p text:style-name="P265"><text:span text:style-name="T289">Очень часто </text:span><text:span text:style-name="T226">am/is/are</text:span><text:span text:style-name="T289"> сокращаются: </text:span><text:span text:style-name="T226">I am → I`m, he is → he`s, <text:s/></text:span></text:p>
      <text:p text:style-name="P265"><text:span text:style-name="T226">you are → you`re, John is → John`s, </text:span><text:span text:style-name="T228">t</text:span><text:span text:style-name="T226">hey are → </text:span><text:span text:style-name="T228">t</text:span><text:span text:style-name="T226">hey`re</text:span><text:span text:style-name="T227">. </text:span></text:p>
      <text:p text:style-name="P390"><text:soft-page-break/><text:span text:style-name="T290">С</text:span><text:span text:style-name="T291">окращать можно как по </text:span><text:span text:style-name="T292">вспом.</text:span><text:span text:style-name="T291"> глаголу, так и по частице </text:span><text:span text:style-name="T229">not</text:span><text:span text:style-name="T291">: </text:span><text:span text:style-name="T229">he is not → he`s not</text:span><text:span text:style-name="T230"> или</text:span><text:span text:style-name="T229"> he isn`t.</text:span></text:p>
      <text:p text:style-name="P103"><text:span text:style-name="T410">П</text:span><text:span text:style-name="T406">ри этом </text:span><text:span text:style-name="T216">am</text:span><text:span text:style-name="T406"> сокращается только по </text:span><text:span text:style-name="T216">am</text:span><text:span text:style-name="T406"> → </text:span><text:span text:style-name="T216">I`m not (I amn`t не существует).</text:span></text:p>
      <text:p text:style-name="P66"/>
      <text:p text:style-name="P160">Present Continuous</text:p>
      <text:p text:style-name="P131"/>
      <text:p text:style-name="P131">Указывает на событие, происходящее именно сейчас и которое еще не закончилось.</text:p>
      <text:p text:style-name="P134">Состоит из связки вспомогательного глагола <text:span text:style-name="T189">be</text:span> и смыслового с окончанием <text:span text:style-name="T189">-ing</text:span>:</text:p>
      <text:p text:style-name="P132"/>
      <text:p text:style-name="P60">She <text:span text:style-name="T394">is</text:span> driv<text:span text:style-name="T394">ing</text:span> to work. <text:span text:style-name="T437">—</text:span> Она (сейчас) едет на работу.</text:p>
      <text:p text:style-name="P61">You <text:span text:style-name="T394">are</text:span> do<text:span text:style-name="T394">ing</text:span> great! <text:span text:style-name="T437">—</text:span> У тебя отлично получается!</text:p>
      <text:p text:style-name="P131"/>
      <text:p text:style-name="P262"><text:span text:style-name="T288">Если глагол заканчивается на </text:span><text:span text:style-name="T225">-e</text:span><text:span text:style-name="T288">, то при добавлении </text:span><text:span text:style-name="T225">-ing</text:span><text:span text:style-name="T288"> она выпадает: </text:span><text:span text:style-name="T225">make → making.</text:span></text:p>
      <text:p text:style-name="P133">Если глагол заканчивается на <text:span text:style-name="T189">-ie</text:span>, то при добавлении <text:span text:style-name="T189">-ing</text:span> оно меняется на <text:span text:style-name="T189">-y</text:span>: <text:span text:style-name="T189">lie → lying. </text:span></text:p>
      <text:p text:style-name="P60"/>
      <text:p text:style-name="P133">Если глагол из 1 слога, с одной гласной буквой, после которой солгасная, то при </text:p>
      <text:p text:style-name="P262"><text:span text:style-name="T288">добавлении </text:span><text:span text:style-name="T225">-ing</text:span><text:span text:style-name="T288"> согласная удваивается: </text:span><text:span text:style-name="T225">hit → hitting, sit → sitting.</text:span></text:p>
      <text:p text:style-name="P133"/>
      <text:p text:style-name="P264"><text:span text:style-name="T288">В </text:span><text:span text:style-name="T267">окончании </text:span><text:span text:style-name="T216">-ing</text:span><text:span text:style-name="T267"> буква </text:span><text:span text:style-name="T216">g</text:span><text:span text:style-name="T267"> не произносится. Сочетание </text:span><text:span text:style-name="T216">ng</text:span><text:span text:style-name="T267"> образет необычный звук, которого нет в русском языке — носовой </text:span><text:span text:style-name="T216">n</text:span><text:span text:style-name="T267"> (при произнесении пускается воздух через нос).</text:span></text:p>
      <text:p text:style-name="P134"/>
      <text:p text:style-name="P135"><text:span text:style-name="T444">Слова-м</text:span>аячки Present Continuous:</text:p>
      <text:list xml:id="list3358896859" text:style-name="L14">
        <text:list-item>
          <text:p text:style-name="P585">look — смотри;</text:p>
        </text:list-item>
        <text:list-item>
          <text:p text:style-name="P585">now — сейчас (обычно стоит в конце);</text:p>
        </text:list-item>
        <text:list-item>
          <text:p text:style-name="P585">at the moment — в этот момент (обычно в конце).</text:p>
        </text:list-item>
      </text:list>
      <text:p text:style-name="P133"/>
      <text:p text:style-name="P61">I am working right <text:span text:style-name="T394">now</text:span>. — Прямо сейчас я работаю.</text:p>
      <text:p text:style-name="P61"><text:span text:style-name="T394">Look</text:span> out of the window! It`s raining. — Посмотри в окно. Идет дождь.</text:p>
      <text:p text:style-name="P136"/>
      <text:p text:style-name="P159">Отрицания в Present Continuous</text:p>
      <text:p text:style-name="P159"/>
      <text:p text:style-name="P137">Используется чтобы сказать, что что-то не происходит именно сейчас.</text:p>
      <text:p text:style-name="P137">Для этого к глаголу <text:span text:style-name="T189">be</text:span> добавляется частица <text:span text:style-name="T189">not</text:span>.</text:p>
      <text:p text:style-name="P137"/>
      <text:p text:style-name="P62">I`m not listening to you. <text:span text:style-name="T441">—</text:span> Я не слушаю тебя.</text:p>
      <text:p text:style-name="P62">He isn`t cleaning the carpet. <text:span text:style-name="T441">—</text:span> Он не чистит ковер.</text:p>
      <text:p text:style-name="P62"/>
      <text:p text:style-name="P164">Вопросы в Present Continuous</text:p>
      <text:p text:style-name="P63"/>
      <text:p text:style-name="P515">Здесь использ<text:span text:style-name="T443">уются</text:span> теже правила, что при составлении вопросов в </text:p>
      <text:p text:style-name="P516">Present Simple с глаголом <text:span text:style-name="T189">be</text:span>:</text:p>
      <text:p text:style-name="P63">Am I listening? <text:span text:style-name="T441">—</text:span> Я слушаю?</text:p>
      <text:p text:style-name="P63">Are you playing? Yes, I am. <text:span text:style-name="T441">—</text:span> Ты играешь? Да.</text:p>
      <text:p text:style-name="P63">Where is he going? <text:span text:style-name="T441">—</text:span> Куда он идет?</text:p>
      <text:p text:style-name="P64">What book is she reading? <text:span text:style-name="T441">— </text:span>Какую книгу она читает? <text:span text:style-name="T442">(сейчас)</text:span></text:p>
      <text:p text:style-name="P64"/>
      <text:p text:style-name="P266"><text:span text:style-name="T312">Глаголы, которые не использ</text:span><text:span text:style-name="T318">уются</text:span><text:span text:style-name="T312"> в </text:span><text:span text:style-name="T313">Continuous</text:span></text:p>
      <text:p text:style-name="P161"/>
      <text:p text:style-name="P139">Это глаголы, обозначающие состояние, которое не меняется под дейсвтием момента.</text:p>
      <text:p text:style-name="P267"><text:span text:style-name="T293">Как правило это </text:span><text:span text:style-name="T294">описание</text:span><text:span text:style-name="T293"> чувств или мыслей. </text:span><text:span text:style-name="T294">В особых случаях эти глаголы могут иметь переносное или контекстное значение, тогда их можно встретить в форме Continuous. </text:span></text:p>
      <text:p text:style-name="P142">Но в большинстве случаев следующие глаголы используются в форме Simple:</text:p>
      <text:p text:style-name="P143"><text:soft-page-break/>Глаголы восприятия:</text:p>
      <text:list xml:id="list872898984" text:style-name="L15">
        <text:list-item>
          <text:p text:style-name="P586">see — видеть;</text:p>
        </text:list-item>
        <text:list-item>
          <text:p text:style-name="P586">hear — слышать;</text:p>
        </text:list-item>
        <text:list-item>
          <text:p text:style-name="P586">feel — чувствовать;</text:p>
        </text:list-item>
        <text:list-item>
          <text:p text:style-name="P586">taste — чувствовать вкус (пробовать);</text:p>
        </text:list-item>
        <text:list-item>
          <text:p text:style-name="P586">smell — чувствовать запах (нюхать).</text:p>
        </text:list-item>
      </text:list>
      <text:p text:style-name="P142"/>
      <text:p text:style-name="P143">Глаголы для выражения мнения:</text:p>
      <text:list xml:id="list458833345" text:style-name="L16">
        <text:list-item>
          <text:p text:style-name="P587">belive — верить;</text:p>
        </text:list-item>
        <text:list-item>
          <text:p text:style-name="P587">doubt — сомневаться;</text:p>
        </text:list-item>
        <text:list-item>
          <text:p text:style-name="P587">think — думать.</text:p>
        </text:list-item>
      </text:list>
      <text:p text:style-name="P142"/>
      <text:p text:style-name="P143">Глаголы, показывающие состояние мыслей:</text:p>
      <text:list xml:id="list1376491249" text:style-name="L17">
        <text:list-item>
          <text:p text:style-name="P588">forget — забывать;</text:p>
        </text:list-item>
        <text:list-item>
          <text:p text:style-name="P588">imagine — представлять;</text:p>
        </text:list-item>
        <text:list-item>
          <text:p text:style-name="P588">know — знать;</text:p>
        </text:list-item>
        <text:list-item>
          <text:p text:style-name="P588">understand — понимать.</text:p>
        </text:list-item>
      </text:list>
      <text:p text:style-name="P142"/>
      <text:p text:style-name="P144">Глаголы, указывающие на эмоции и желания:</text:p>
      <text:list xml:id="list4256095403" text:style-name="L18">
        <text:list-item>
          <text:p text:style-name="P589">love — любить;</text:p>
        </text:list-item>
        <text:list-item>
          <text:p text:style-name="P589">like — нравиться;</text:p>
        </text:list-item>
        <text:list-item>
          <text:p text:style-name="P589">hate — ненавидеть;</text:p>
        </text:list-item>
        <text:list-item>
          <text:p text:style-name="P589">hope — надеяться;</text:p>
        </text:list-item>
        <text:list-item>
          <text:p text:style-name="P589">want — хотеть;</text:p>
        </text:list-item>
        <text:list-item>
          <text:p text:style-name="P589">wish — желать.</text:p>
        </text:list-item>
      </text:list>
      <text:p text:style-name="P145"/>
      <text:p text:style-name="P144">Другие глаголы:</text:p>
      <text:list xml:id="list655039599" text:style-name="L19">
        <text:list-item>
          <text:p text:style-name="P590">look — выглядеть;</text:p>
        </text:list-item>
        <text:list-item>
          <text:p text:style-name="P590">have — иметь.</text:p>
        </text:list-item>
      </text:list>
      <text:p text:style-name="P145"/>
      <text:p text:style-name="P69">I think Amy is a strange girl. - Я думаю, Эмми странная девушка.</text:p>
      <text:p text:style-name="P69">Do you know this man? - Вы знаете этого мужчину?</text:p>
      <text:p text:style-name="P69">You look great! - Ты выглядишь отлично!</text:p>
      <text:p text:style-name="P165"/>
      <text:p text:style-name="P165">Present Perfect</text:p>
      <text:p text:style-name="P146"/>
      <text:p text:style-name="P268"><text:span text:style-name="T301">У</text:span><text:span text:style-name="T297">казывает на дейсвтие совершенное когда-то в прошлом, но подчеркивает, что результат важен сейчас </text:span><text:span text:style-name="T298">(т. е. к какому результату в итоге это привело)</text:span><text:span text:style-name="T297">.</text:span></text:p>
      <text:p text:style-name="P147"/>
      <text:p text:style-name="P270"><text:span text:style-name="T297">С</text:span><text:span text:style-name="T300">остоит и</text:span><text:span text:style-name="T302">з </text:span><text:span text:style-name="T303">2х частей:</text:span><text:span text:style-name="T300"> вспомогат</text:span><text:span text:style-name="T303">ельного</text:span><text:span text:style-name="T300"> глагола </text:span><text:span text:style-name="T239">have</text:span><text:span text:style-name="T300"> (который привязывает действие </text:span></text:p>
      <text:p text:style-name="P270"><text:span text:style-name="T300">к настоящему) и смыслового глагола в 3й форме (</text:span><text:span text:style-name="T304">переводится как «сделанный»</text:span><text:span text:style-name="T300">).</text:span></text:p>
      <text:p text:style-name="P150"/>
      <text:p text:style-name="P268"><text:span text:style-name="T297">На русский язык Present Perfect переводится в прошлом </text:span><text:span text:style-name="T299">(иногда настоящ</text:span><text:span text:style-name="T301">и</text:span><text:span text:style-name="T299">м, </text:span><text:span text:style-name="T301">для удобства</text:span><text:span text:style-name="T299">)</text:span><text:span text:style-name="T297">, </text:span></text:p>
      <text:p text:style-name="P151">а в английском принадлежит к катергории настоящих времен.</text:p>
      <text:p text:style-name="P150"/>
      <text:p text:style-name="P23"><text:span text:style-name="T412">I </text:span><text:span text:style-name="T416">have</text:span><text:span text:style-name="T406"> already </text:span><text:span text:style-name="T416">seen</text:span><text:span text:style-name="T406"> this movie. </text:span><text:span text:style-name="T413">—</text:span><text:span text:style-name="T406"> Я уже видел этот фильм (просмотрел, т. е. опыт).</text:span></text:p>
      <text:p text:style-name="P23"><text:span text:style-name="T406">You </text:span><text:span text:style-name="T416">have</text:span><text:span text:style-name="T406"> </text:span><text:span text:style-name="T416">broken</text:span><text:span text:style-name="T406"> the vase. </text:span><text:span text:style-name="T413">— </text:span><text:span text:style-name="T406">Ты разбил вазу. (есть очевидный результат, кот. случился ранее) </text:span></text:p>
      <text:p text:style-name="P24"><text:span text:style-name="T414">It`s the fitst time I </text:span><text:span text:style-name="T417">have</text:span><text:span text:style-name="T414"> </text:span><text:span text:style-name="T417">driven</text:span><text:span text:style-name="T414"> a car — Это впервые, когда я веду машину. (в настоящем)</text:span></text:p>
      <text:p text:style-name="P148"/>
      <text:p text:style-name="P155"/>
      <text:p text:style-name="P155"><text:soft-page-break/>Как проявляется результат:</text:p>
      <text:list xml:id="list3352831001" text:style-name="L20">
        <text:list-item>
          <text:p text:style-name="P607"><text:span text:style-name="T320">это </text:span><text:span text:style-name="T319">очевидные изменения;</text:span></text:p>
        </text:list-item>
        <text:list-item>
          <text:p text:style-name="P606"><text:span text:style-name="T298">полученный </text:span><text:span text:style-name="T302">ранее</text:span><text:span text:style-name="T298"> опыт или впечатления;</text:span></text:p>
        </text:list-item>
        <text:list-item>
          <text:p text:style-name="P591">недавно произошедшие события или новая информация.</text:p>
          <text:p text:style-name="P591"/>
        </text:list-item>
      </text:list>
      <text:p text:style-name="P152">Также Present Perfect используют, если что-то произошло впервые:</text:p>
      <text:p text:style-name="P149"/>
      <text:p text:style-name="P67">It`s the first time something has happend. - Этой первый раз, когда что-то произошло.</text:p>
      <text:p text:style-name="P67">(вместо first можно указать любое порядковое число: second, third)</text:p>
      <text:p text:style-name="P149"/>
      <text:p text:style-name="P152">Present Perferct — яркий пример того, что нельзя переводить английские </text:p>
      <text:p text:style-name="P152">предложения слово в слово:</text:p>
      <text:p text:style-name="P152"/>
      <text:p text:style-name="P22"><text:span text:style-name="T405">I have done. </text:span><text:span text:style-name="T411">—</text:span><text:span text:style-name="T405"> Я сделал (</text:span><text:span text:style-name="T420">досл. </text:span><text:span text:style-name="T405">Я имею сделанным).</text:span></text:p>
      <text:p text:style-name="P70"/>
      <text:p text:style-name="P175">Есть 2 варианта образования 3й формы глагола:</text:p>
      <text:list xml:id="list961760079" text:style-name="L21">
        <text:list-item>
          <text:p text:style-name="P593">если глагол правильный, то добавляем к его начальной форме окончание <text:span text:style-name="T189">-ed</text:span>;</text:p>
        </text:list-item>
        <text:list-item>
          <text:p text:style-name="P593">если неправильный, то находим в таблице неправильных глаголов.</text:p>
        </text:list-item>
      </text:list>
      <text:p text:style-name="P176"/>
      <text:p text:style-name="P383"><text:span text:style-name="T321">Н</text:span><text:span text:style-name="T322">еправильны</text:span><text:span text:style-name="T321">й</text:span><text:span text:style-name="T322"> глагол </text:span><text:span text:style-name="T321">это </text:span><text:span text:style-name="T322">тот, который во 2й или 3й форме </text:span><text:span text:style-name="T336">записывается</text:span><text:span text:style-name="T322"> </text:span><text:span text:style-name="T336">по особенному</text:span><text:span text:style-name="T322">. </text:span></text:p>
      <text:p text:style-name="P177">Самые популярные неправильные глаголы нужно заучить (см. таблицу ниже).</text:p>
      <text:p text:style-name="P176"/>
      <text:p text:style-name="P179">Слова-маячки Present Perfect:</text:p>
      <text:list xml:id="list2630793349" text:style-name="L22">
        <text:list-item>
          <text:p text:style-name="P594">just — только что;</text:p>
        </text:list-item>
        <text:list-item>
          <text:p text:style-name="P594">already — уже;</text:p>
        </text:list-item>
        <text:list-item>
          <text:p text:style-name="P594">yet — еще не;</text:p>
        </text:list-item>
      </text:list>
      <text:p text:style-name="P181"/>
      <text:p text:style-name="P384"><text:span text:style-name="T245">Just</text:span><text:span text:style-name="T323"> и </text:span><text:span text:style-name="T245">already</text:span><text:span text:style-name="T323"> используются в утверждениях. </text:span><text:span text:style-name="T245">Yet</text:span><text:span text:style-name="T323"> — в вопросах и отрицаниях</text:span><text:span text:style-name="T324">. </text:span></text:p>
      <text:p text:style-name="P385"><text:span text:style-name="T324">(</text:span><text:span text:style-name="T244">already</text:span><text:span text:style-name="T319"> также можно ставить в вопросах).</text:span></text:p>
      <text:p text:style-name="P183"/>
      <text:p text:style-name="P182">Место <text:span text:style-name="T189">just</text:span>, <text:span text:style-name="T189">already</text:span> в предложении — между <text:span text:style-name="T189">have</text:span> и 3й формой глагола. </text:p>
      <text:p text:style-name="P182">Слово <text:span text:style-name="T189">yet</text:span> стоит в конце предложения.</text:p>
      <text:p text:style-name="P180"/>
      <text:p text:style-name="P71">I have <text:span text:style-name="T394">just</text:span> eaten a sandwich. <text:span text:style-name="T445">—</text:span> Я только что съел бутерброд.</text:p>
      <text:p text:style-name="P71">We have n<text:span text:style-name="T448">o</text:span>t finished <text:span text:style-name="T394">yet</text:span>. <text:span text:style-name="T445">—</text:span> Мы еще не закончили.</text:p>
      <text:p text:style-name="P178"/>
      <text:p text:style-name="P184">Другие указатели времени:</text:p>
      <text:list xml:id="list3387471764" text:style-name="L23">
        <text:list-item>
          <text:p text:style-name="P595">ever — когда либо;</text:p>
        </text:list-item>
        <text:list-item>
          <text:p text:style-name="P595">never — никогда;</text:p>
        </text:list-item>
        <text:list-item>
          <text:p text:style-name="P595">recently — в последнее время;</text:p>
        </text:list-item>
        <text:list-item>
          <text:p text:style-name="P595">these days — в последние дни;</text:p>
        </text:list-item>
        <text:list-item>
          <text:p text:style-name="P595">словосочетание с this (this mornig, this week).</text:p>
        </text:list-item>
      </text:list>
      <text:p text:style-name="P183"/>
      <text:p text:style-name="P183">Место <text:span text:style-name="T189">ever</text:span>, <text:span text:style-name="T189">never</text:span> — перед 3й формой глагола, <text:span text:style-name="T447">а</text:span> <text:span text:style-name="T189">recently</text:span>, <text:span text:style-name="T189">these days</text:span> и </text:p>
      <text:p text:style-name="P183">словосочетания с <text:span text:style-name="T189">this</text:span> — в конце предложения.</text:p>
      <text:p text:style-name="P183"/>
      <text:p text:style-name="P72">I <text:span text:style-name="T448">ha</text:span>ve <text:span text:style-name="T394">never</text:span> been to New York. <text:span text:style-name="T446">— </text:span>Я никогда не был в Нью Йорке.</text:p>
      <text:p text:style-name="P72">I <text:span text:style-name="T448">ha</text:span>ve worked a lot <text:span text:style-name="T394">these days</text:span>. <text:span text:style-name="T446">—</text:span> Я много работал в эти дни.</text:p>
      <text:p text:style-name="P185"/>
      <text:p text:style-name="P170"/>
      <text:p text:style-name="P508">Отрицания в Present Perfect</text:p>
      <text:p text:style-name="P186"/>
      <text:p text:style-name="P187">Используются, когда хотят сказать:</text:p>
      <text:list xml:id="list585669130" text:style-name="L24">
        <text:list-item>
          <text:p text:style-name="P596">об отсутствии ожидаемого результата;</text:p>
        </text:list-item>
        <text:list-item>
          <text:p text:style-name="P596">о том, чего автор никогда не делал или не испытывал.</text:p>
        </text:list-item>
      </text:list>
      <text:p text:style-name="P186"/>
      <text:p text:style-name="P186">Для этого ставится частица <text:span text:style-name="T189">not</text:span> после вспомогательного глагола <text:span text:style-name="T189">have</text:span>.</text:p>
      <text:p text:style-name="P186"/>
      <text:p text:style-name="P186">Также отрицательным считается предложение со словом <text:span text:style-name="T189">never</text:span>, которое передает отрицательный контекст.</text:p>
      <text:p text:style-name="P186"/>
      <text:p text:style-name="P387"><text:span text:style-name="T325">В </text:span><text:span text:style-name="T319">отрицаниях почти всегда используется сокращенная форма глагола — </text:span><text:span text:style-name="T244">haven`t</text:span><text:span text:style-name="T319">.</text:span></text:p>
      <text:p text:style-name="P388"><text:span text:style-name="T337">Сокращени</text:span><text:span text:style-name="T369">е</text:span><text:span text:style-name="T337"> </text:span><text:span text:style-name="T247">`ve not</text:span><text:span text:style-name="T337"> не используется.</text:span></text:p>
      <text:p text:style-name="P186"/>
      <text:p text:style-name="P73">I have<text:span text:style-name="T183">n</text:span><text:span text:style-name="T187">`</text:span><text:span text:style-name="T183">t</text:span> expected that. <text:span text:style-name="T446">—</text:span> Я этого не ожидал.</text:p>
      <text:p text:style-name="P73">I<text:span text:style-name="T448">`</text:span>ve <text:span text:style-name="T183">never</text:span> seen this movie before. <text:span text:style-name="T446">— </text:span>Я до этого не видел этот фильм. </text:p>
      <text:p text:style-name="P73"/>
      <text:p text:style-name="P162">Вопросы в Present Perfect</text:p>
      <text:p text:style-name="P74"/>
      <text:p text:style-name="P189">Используются, если хоят узнать:</text:p>
      <text:list xml:id="list1763778818" text:style-name="L25">
        <text:list-item>
          <text:p text:style-name="P597">сделано ли дело к этом моменту, каким образом оно сделано;</text:p>
        </text:list-item>
        <text:list-item>
          <text:p text:style-name="P608"><text:span text:style-name="T337">имеет ли человек определенный опыт </text:span><text:span text:style-name="T335">или совершил ли он </text:span><text:span text:style-name="T338">нужное</text:span><text:span text:style-name="T335"> действие</text:span><text:span text:style-name="T337">;</text:span></text:p>
        </text:list-item>
      </text:list>
      <text:p text:style-name="P188"/>
      <text:p text:style-name="P388">Для этого используется уже знакомая схема. Глагол <text:span text:style-name="T189">have</text:span> ставится перед по<text:span text:style-name="T454">д</text:span>л<text:span text:style-name="T454">е</text:span>ж<text:span text:style-name="T454">а</text:span>щим.</text:p>
      <text:p text:style-name="P388"/>
      <text:p text:style-name="P75">Why have you done it? <text:span text:style-name="T446">—</text:span> Зачем ты это сделал?</text:p>
      <text:p text:style-name="P75">Have you ever been to Rome? <text:span text:style-name="T446">—</text:span> Вы бывали в Риме?</text:p>
      <text:p text:style-name="P75"/>
      <text:p text:style-name="P163">Present Perfect Continuous</text:p>
      <text:p text:style-name="P190"/>
      <text:p text:style-name="P192">Для того, чтобы использовать, нужно чтобы совпало сразу несколько условий:</text:p>
      <text:list xml:id="list1048765635" text:style-name="L26">
        <text:list-item>
          <text:p text:style-name="P609"><text:span text:style-name="T326">действие не закончено либо закончено не</text:span><text:span text:style-name="T330">давно</text:span><text:span text:style-name="T326">;</text:span></text:p>
        </text:list-item>
        <text:list-item>
          <text:p text:style-name="P609"><text:span text:style-name="T326">известн</text:span><text:span text:style-name="T330">а его продолжительность </text:span><text:span text:style-name="T344">(обычно из контекста предложения)</text:span><text:span text:style-name="T330">.</text:span></text:p>
        </text:list-item>
      </text:list>
      <text:p text:style-name="P191"/>
      <text:p text:style-name="P194">Схема состоит из 3х частей: вспомогательного глагола <text:span text:style-name="T189">have</text:span>, слова <text:span text:style-name="T189">been</text:span> </text:p>
      <text:p text:style-name="P194">и смыслового глагола с окончанием <text:span text:style-name="T189">-ing</text:span>. </text:p>
      <text:p text:style-name="P194"/>
      <text:p text:style-name="P401"><text:span text:style-name="T319">На русский </text:span><text:span text:style-name="T328">язык </text:span><text:span text:style-name="T306">Present Perfect Continuous</text:span><text:span text:style-name="T314"> </text:span><text:span text:style-name="T319">переводится настоящим временем</text:span></text:p>
      <text:p text:style-name="P392"><text:span text:style-name="T327">(редко в прошлом). </text:span><text:span text:style-name="T328">При этом все 3 части </text:span><text:span text:style-name="T329">переводятся</text:span><text:span text:style-name="T328"> одним словом.</text:span></text:p>
      <text:p text:style-name="P193"/>
      <text:p text:style-name="P25"><text:span text:style-name="T405">I </text:span><text:span text:style-name="T416">have been learning</text:span><text:span text:style-name="T405"> English for 2 years. </text:span><text:span text:style-name="T421">—</text:span><text:span text:style-name="T405"> Я </text:span><text:span text:style-name="T416">учу</text:span><text:span text:style-name="T405"> английский уже 2 года (и еще не закончил).</text:span></text:p>
      <text:p text:style-name="P25"><text:span text:style-name="T405">We </text:span><text:span text:style-name="T416">have been cleaning</text:span><text:span text:style-name="T405"> the flat the whole morning. </text:span><text:span text:style-name="T421">— </text:span><text:span text:style-name="T405">Мы </text:span><text:span text:style-name="T416">убирали</text:span><text:span text:style-name="T405"> </text:span><text:span text:style-name="T422">квартиру все утро.</text:span></text:p>
      <text:p text:style-name="P195"/>
      <text:p text:style-name="P196">Формы глагола <text:span text:style-name="T189">have</text:span> <text:span text:style-name="T189">verb-ing</text:span> (подобно <text:span text:style-name="T189">am/is/are verb-ing</text:span>, как в Continuous) не существует.</text:p>
      <text:p text:style-name="P196">Если у смыслового глагола окончание<text:span text:style-name="T189"> -ing</text:span>, то <text:span text:style-name="T189">have</text:span> применяется только с <text:span text:style-name="T189">been</text:span>.</text:p>
      <text:p text:style-name="P196"/>
      <text:p text:style-name="P393"><text:span text:style-name="T330">С</text:span><text:span text:style-name="T319">лова-маячки Present Perfect Continuous:</text:span></text:p>
      <text:list xml:id="list2603006211" text:style-name="L27">
        <text:list-item>
          <text:p text:style-name="P598">for — в течении;</text:p>
        </text:list-item>
        <text:list-item>
          <text:p text:style-name="P598">since — с какого-то времени;</text:p>
        </text:list-item>
        <text:list-item>
          <text:p text:style-name="P598">how long — как долго.</text:p>
        </text:list-item>
      </text:list>
      <text:p text:style-name="P197"><text:soft-page-break/>Дополнительно могут использоваться указатели периода:</text:p>
      <text:list xml:id="list353628971" text:style-name="L28">
        <text:list-item>
          <text:p text:style-name="P599">all — весь (день/год);</text:p>
        </text:list-item>
        <text:list-item>
          <text:p text:style-name="P599">the whole — целый (день/вечер); </text:p>
        </text:list-item>
      </text:list>
      <text:p text:style-name="P193"/>
      <text:p text:style-name="P26"><text:span text:style-name="T405">He</text:span><text:span text:style-name="T423">`</text:span><text:span text:style-name="T406">s been playing</text:span><text:span text:style-name="T405"> for an hour. — Он </text:span><text:span text:style-name="T406">играет</text:span><text:span text:style-name="T405"> уже час </text:span><text:span text:style-name="T423">(в течении часа).</text:span></text:p>
      <text:p text:style-name="P27"><text:span text:style-name="T423">W</text:span><text:span text:style-name="T405">e`</text:span><text:span text:style-name="T406">ve been staying</text:span><text:span text:style-name="T405"> in this hotel since Tuesday. </text:span><text:span text:style-name="T424">— </text:span><text:span text:style-name="T405">Мы </text:span><text:span text:style-name="T406">находимся</text:span><text:span text:style-name="T405"> в этом отеле со вторника.</text:span></text:p>
      <text:p text:style-name="P198"/>
      <text:p text:style-name="P397"><text:span text:style-name="T331">В утверждениях глагол </text:span><text:span text:style-name="T246">have</text:span><text:span text:style-name="T331"> </text:span><text:span text:style-name="T332">часто</text:span><text:span text:style-name="T331"> сокращают до </text:span><text:span text:style-name="T246">`ve</text:span><text:span text:style-name="T331">, а </text:span><text:span text:style-name="T246">has</text:span><text:span text:style-name="T331"> — до </text:span><text:span text:style-name="T246">`s</text:span><text:span text:style-name="T331"> (лего перепутать с </text:span><text:span text:style-name="T246">is</text:span><text:span text:style-name="T331">, посему здесь вспомогательный глагол можно понять только по контексту).</text:span></text:p>
      <text:p text:style-name="P199"/>
      <text:p text:style-name="P395"><text:span text:style-name="T331">Е</text:span><text:span text:style-name="T319">сли используется глагол </text:span><text:span text:style-name="T244">be</text:span><text:span text:style-name="T319"> или глаголы состояния, которые не стоят в Continuous</text:span><text:span text:style-name="T341">,</text:span><text:span text:style-name="T319"> </text:span></text:p>
      <text:p text:style-name="P200">то предложение будет в Present Perfect. </text:p>
      <text:p text:style-name="P200"/>
      <text:p text:style-name="P30"><text:span text:style-name="T406">I </text:span><text:span text:style-name="T416">have known </text:span><text:span text:style-name="T406">(</text:span><text:span text:style-name="T415">а </text:span><text:span text:style-name="T406">не have been knowing)</text:span><text:span text:style-name="T405"> Alice for 3 years. </text:span><text:span text:style-name="T331">—</text:span><text:span text:style-name="T405"> Я </text:span><text:span text:style-name="T416">знаю</text:span><text:span text:style-name="T405"> Алису уже 3 года </text:span></text:p>
      <text:p text:style-name="P31"><text:span text:style-name="T405">I </text:span><text:span text:style-name="T416">haven`t seen</text:span><text:span text:style-name="T405"> Mary for years. </text:span><text:span text:style-name="T423">— </text:span><text:span text:style-name="T405">Я н</text:span><text:span text:style-name="T416">е видел</text:span><text:span text:style-name="T405"> Мэри много лет. </text:span></text:p>
      <text:p text:style-name="P200"/>
      <text:p text:style-name="P398"><text:span text:style-name="T340">Present Perfect Continuous можно упрощать до Present Perfect с пом</text:span><text:span text:style-name="T339">.</text:span><text:span text:style-name="T340"> глаголов </text:span><text:span text:style-name="T248">live</text:span><text:span text:style-name="T340"> </text:span><text:span text:style-name="T339">и</text:span><text:span text:style-name="T340"> </text:span><text:span text:style-name="T248">work</text:span><text:span text:style-name="T340">:</text:span></text:p>
      <text:p text:style-name="P29"><text:span text:style-name="T425">I</text:span><text:span text:style-name="T405">`ve </text:span><text:span text:style-name="T416">been working</text:span><text:span text:style-name="T405"> here for 2 years → I`ve </text:span><text:span text:style-name="T416">worked</text:span><text:span text:style-name="T405"> here for 2 years. </text:span><text:span text:style-name="T426">(смысл одинаковый)</text:span></text:p>
      <text:p text:style-name="P199"/>
      <text:p text:style-name="P7"><text:span text:style-name="T331">О</text:span><text:span text:style-name="T319">трицания в Present Perfect Continuous</text:span></text:p>
      <text:p text:style-name="P201"/>
      <text:p text:style-name="P394"><text:span text:style-name="T332">Использу</text:span><text:span text:style-name="T333">ю</text:span><text:span text:style-name="T332">тся, чтобы сказать, что что-то не происходит в течении указанного времени.</text:span></text:p>
      <text:p text:style-name="P202">Для этого добавляется частица <text:span text:style-name="T189">not</text:span> после вспомогательного глагола <text:span text:style-name="T189">have</text:span>.</text:p>
      <text:p text:style-name="P202"/>
      <text:p text:style-name="P28"><text:span text:style-name="T405">I </text:span><text:span text:style-name="T406">have not been waiting</text:span><text:span text:style-name="T405"> long. </text:span><text:span text:style-name="T424">—</text:span><text:span text:style-name="T405"> Я </text:span><text:span text:style-name="T406">не жду</text:span><text:span text:style-name="T405"> долго.</text:span></text:p>
      <text:p text:style-name="P193"/>
      <text:p text:style-name="P8"><text:span text:style-name="T319">Вопросы </text:span><text:span text:style-name="T334">в Present Perfect Continuous</text:span><text:span text:style-name="T319"> </text:span></text:p>
      <text:p text:style-name="P193"/>
      <text:p text:style-name="P203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203"/>
      <text:p text:style-name="P48"><text:span text:style-name="T405">Have you been waiting long? </text:span><text:span text:style-name="T424">— </text:span><text:span text:style-name="T405">Вы давно ждете? </text:span></text:p>
      <text:p text:style-name="P48"><text:span text:style-name="T405">How long have you been waiting? </text:span><text:span text:style-name="T424">—</text:span><text:span text:style-name="T405"> Как долго вы ждете?</text:span></text:p>
      <text:p text:style-name="P171"/>
      <text:p text:style-name="P171"><text:span text:style-name="T457">Прошедшее. </text:span>Past</text:p>
      <text:p text:style-name="P204"/>
      <text:p text:style-name="P220">Past Perfect и Past Perfect Continuous относительно редки и <text:span text:style-name="T466">в</text:span> рамках начального курса </text:p>
      <text:p text:style-name="P220">не проходятся. <text:span text:style-name="T458">В художественной литературе почти всегда используется Past Simple.</text:span></text:p>
      <text:p text:style-name="P204"/>
      <text:p text:style-name="P166">Past Simple</text:p>
      <text:p text:style-name="P205"/>
      <text:p text:style-name="P207">Используется, чтобы:</text:p>
      <text:list xml:id="list867095814" text:style-name="L29">
        <text:list-item>
          <text:p text:style-name="P610"><text:span text:style-name="T342">сообщить факты </text:span><text:span text:style-name="T343">прошлого,</text:span><text:span text:style-name="T342"> рассказать историю, </text:span><text:span text:style-name="T350">биографию</text:span><text:span text:style-name="T342">; </text:span></text:p>
        </text:list-item>
        <text:list-item>
          <text:p text:style-name="P600">описать действие из прошлого, результат которого не важен в настоящем.</text:p>
        </text:list-item>
      </text:list>
      <text:p text:style-name="P206"/>
      <text:p text:style-name="P402"><text:span text:style-name="T344">Для этого использются глаголы во 2й форме. </text:span><text:span text:style-name="T345">Вторая форма правильного глагола образуется добавлением окончания </text:span><text:span text:style-name="T249">-ed</text:span><text:span text:style-name="T345">. </text:span><text:span text:style-name="T353">Ф</text:span><text:span text:style-name="T345">орма </text:span><text:span text:style-name="T353">неправильного глагола </text:span><text:span text:style-name="T345">находится в таблице.</text:span></text:p>
      <text:p text:style-name="P206"/>
      <text:p text:style-name="P32"><text:span text:style-name="T405">Mozart </text:span><text:span text:style-name="T416">lived</text:span><text:span text:style-name="T405"> from 1756 to 1791 — Моцарт </text:span><text:span text:style-name="T416">жил</text:span><text:span text:style-name="T405"> с 1756 по 1791 год (факт прошлого). </text:span></text:p>
      <text:p text:style-name="P32"><text:span text:style-name="T405">I </text:span><text:span text:style-name="T416">visited</text:span><text:span text:style-name="T405"> my parents yesterday — Вчера я </text:span><text:span text:style-name="T416">навещал</text:span><text:span text:style-name="T405"> родителей (действие из прошлого).</text:span></text:p>
      <text:p text:style-name="P274"/>
      <text:p text:style-name="P275"><text:soft-page-break/>Если глагол заканчивается на глухой звук, то <text:span text:style-name="T189">-ed</text:span> читается как <text:span text:style-name="T189">t</text:span>, а если на звконкий </text:p>
      <text:p text:style-name="P275">согласный или на гласный звук — то как <text:span text:style-name="T189">d</text:span>: <text:span text:style-name="T189">worked [воркт], played [плэйд]</text:span>.</text:p>
      <text:p text:style-name="P400"/>
      <text:p text:style-name="P273">Если глагол заканчивается на <text:span text:style-name="T189">d </text:span>или <text:span text:style-name="T189">t</text:span>, то <text:span text:style-name="T189">-ed</text:span> читается как <text:span text:style-name="T189">id</text:span>: <text:span text:style-name="T189">recorded [рикодид]</text:span>. </text:p>
      <text:p text:style-name="P276">Если глагол заканчивается на <text:span text:style-name="T189">-e</text:span>, то её не надо писать 2 раза: <text:span text:style-name="T189">chase</text:span> → <text:span text:style-name="T189">chased</text:span>.</text:p>
      <text:p text:style-name="P400"/>
      <text:p text:style-name="P399">Слова-маячки Past Simple:</text:p>
      <text:list xml:id="list2219360054" text:style-name="L30">
        <text:list-item>
          <text:p text:style-name="P611">ago — <text:span text:style-name="T459">тому назад</text:span>;</text:p>
        </text:list-item>
        <text:list-item>
          <text:p text:style-name="P612">last — <text:span text:style-name="T459">прошлый</text:span>;</text:p>
        </text:list-item>
        <text:list-item>
          <text:p text:style-name="P601">yesterday — вчера;</text:p>
        </text:list-item>
      </text:list>
      <text:p text:style-name="P210"/>
      <text:p text:style-name="P405"><text:span text:style-name="T351">Past Simple часто путают с Present Perfect, потому что на русский они переводятся </text:span><text:span text:style-name="T352">почти</text:span><text:span text:style-name="T351"> одинаково. Главное отличие в том, что Present Perfect всегда будет сообщать доп</text:span><text:span text:style-name="T352">олнительную</text:span><text:span text:style-name="T351"> информацию, указывающ</text:span><text:span text:style-name="T352">ую </text:span><text:span text:style-name="T351">на настоящее время </text:span><text:span text:style-name="T352">(</text:span><text:span text:style-name="T353">чтобы сообщить</text:span><text:span text:style-name="T352"> результат).</text:span></text:p>
      <text:p text:style-name="P217"/>
      <text:p text:style-name="P218">Past Simple используется когда известен момент в прошлом. Если мы знаешь, </text:p>
      <text:p text:style-name="P218">когда произошло событие, то Present Perfect использовать нельзя.</text:p>
      <text:p text:style-name="P218"/>
      <text:p text:style-name="P82">Tom has lost his key — Том потерал ключ (у него сейчас нет ключа, </text:p>
      <text:p text:style-name="P82">потому что он его потерян).</text:p>
      <text:p text:style-name="P82"/>
      <text:p text:style-name="P82">Tom lost his key last weak — Том потерял ключ на прошлой неделе </text:p>
      <text:p text:style-name="P82">(не важно, есть у него ключ или нет).</text:p>
      <text:p text:style-name="P211"/>
      <text:p text:style-name="P215">В английском, если вопрос задается в настоящем, то и ответ должен быть в настоящем. </text:p>
      <text:p text:style-name="P215">Если вопрос в прошлом, то ответ также должен быть в прошлом.</text:p>
      <text:p text:style-name="P215"/>
      <text:p text:style-name="P215">Но если вопрос был в Present Perfect, а в ответе дается информация, когда именно это случилось, тогда необходимо отвечать в Past Simple.</text:p>
      <text:p text:style-name="P215"/>
      <text:p text:style-name="P80">Have you already started to learn English? Yes, I started to learn it 3 month ago — </text:p>
      <text:p text:style-name="P80">Ты уже начал учить английский? Да, 3 месяца назад (информация о времени).</text:p>
      <text:p text:style-name="P79"/>
      <text:p text:style-name="P216">Если вопрос содержит слово <text:span text:style-name="T189">when</text:span>, то он автоматически привязывает нас к моменту </text:p>
      <text:p text:style-name="P216">в прошлом. <text:span text:style-name="T465">Поэтому Present Perfect в вопросах с </text:span><text:span text:style-name="T204">when</text:span><text:span text:style-name="T465"> не используется.</text:span></text:p>
      <text:p text:style-name="P216"/>
      <text:p text:style-name="P81">Have you met him before? <text:span text:style-name="T464">—</text:span> Вы раньше с ним встречались?</text:p>
      <text:p text:style-name="P81">When did you meet him? <text:span text:style-name="T464">—</text:span> Когда вы встречались с ним?</text:p>
      <text:p text:style-name="P211"/>
      <text:p text:style-name="P172">Отрицания и вопросы в Past Simple</text:p>
      <text:p text:style-name="P209"/>
      <text:p text:style-name="P407"><text:span text:style-name="T345">Отрицание представляет связку </text:span><text:span text:style-name="T249">did</text:span><text:span text:style-name="T345"> с частицей </text:span><text:span text:style-name="T249">not</text:span><text:span text:style-name="T345">, </text:span><text:span text:style-name="T355">которая ставится перед смысловым глаголом в начальной форме. </text:span><text:span text:style-name="T346">Обычно </text:span><text:span text:style-name="T355">эта связка</text:span><text:span text:style-name="T346"> сокращается до </text:span><text:span text:style-name="T250">didn`t</text:span><text:span text:style-name="T346">.</text:span></text:p>
      <text:p text:style-name="P224"/>
      <text:p text:style-name="P407"><text:span text:style-name="T354">В вопросах </text:span><text:span text:style-name="T345">вспомогательный глагол </text:span><text:span text:style-name="T249">did</text:span><text:span text:style-name="T345"> используется </text:span><text:span text:style-name="T355">по тем же грамматическим </text:span></text:p>
      <text:p text:style-name="P407"><text:span text:style-name="T355">правилам</text:span><text:span text:style-name="T345">, </text:span><text:span text:style-name="T346">как</text:span><text:span text:style-name="T345"> </text:span><text:span text:style-name="T249">do</text:span><text:span text:style-name="T345"> для Present Simple. </text:span></text:p>
      <text:p text:style-name="P208"/>
      <text:p text:style-name="P76"><text:span text:style-name="T394">Did</text:span> you <text:span text:style-name="T394">go</text:span> to Los Angeles last week? - Ты <text:span text:style-name="T394">ездил</text:span> в Лос Анжелес на прошлой неделе?</text:p>
      <text:p text:style-name="P76">I <text:span text:style-name="T394">didn`t go</text:span> to Los Angeles, I <text:span text:style-name="T394">went</text:span> to Bostom — Я <text:span text:style-name="T394">не ездил</text:span> в Лос Анжелес, я <text:span text:style-name="T394">ездил</text:span> в Бостон.</text:p>
      <text:p text:style-name="P167"/>
      <text:p text:style-name="P167"/>
      <text:p text:style-name="P509"><text:span text:style-name="T315">Глаголы </text:span><text:span text:style-name="T242">d</text:span><text:span text:style-name="T243">o</text:span><text:span text:style-name="T315"> и </text:span><text:span text:style-name="T242">b</text:span><text:span text:style-name="T243">e</text:span><text:span text:style-name="T315"> </text:span><text:span text:style-name="T316">в </text:span><text:span text:style-name="T317">Past</text:span><text:span text:style-name="T316"> Simple</text:span></text:p>
      <text:p text:style-name="P206"/>
      <text:p text:style-name="P213">Глагол <text:span text:style-name="T189">did</text:span> это 2я форма глагола <text:span text:style-name="T189">do</text:span> (в прошедшем времени). </text:p>
      <text:p text:style-name="P213"><text:span text:style-name="T460">Когда появ</text:span><text:span text:style-name="T462">л</text:span><text:span text:style-name="T460">яется глагол </text:span><text:span text:style-name="T205">be</text:span><text:span text:style-name="T462"> (</text:span><text:span text:style-name="T206">was/were</text:span><text:span text:style-name="T462">)</text:span><text:span text:style-name="T460">, то </text:span><text:span text:style-name="T206">did</text:span><text:span text:style-name="T460"> уже не нужно использовать.</text:span></text:p>
      <text:p text:style-name="P212"/>
      <text:p text:style-name="P251"><text:span text:style-name="T347">Глагол be</text:span><text:span text:style-name="T349"> </text:span><text:span text:style-name="T347">в Past Simple имеет 2 формы: </text:span></text:p>
      <text:list xml:id="list2649272313" text:style-name="L31">
        <text:list-item>
          <text:p text:style-name="P613"><text:span text:style-name="T347">was — </text:span><text:span text:style-name="T348">если подлежащее в первом лице или множественном числе (</text:span><text:span text:style-name="T251">I, you, we, they</text:span><text:span text:style-name="T348">);</text:span></text:p>
        </text:list-item>
        <text:list-item>
          <text:p text:style-name="P602">were — если подлежащее в третьем лице, единственном числе (<text:span text:style-name="T189">he, she, it</text:span>).</text:p>
        </text:list-item>
      </text:list>
      <text:p text:style-name="P214"/>
      <text:p text:style-name="P33"><text:span text:style-name="T427">I </text:span><text:span text:style-name="T406">was</text:span><text:span text:style-name="T405"> satisfied with my work — Я </text:span><text:span text:style-name="T406">был</text:span><text:span text:style-name="T405"> доволен своей работой.</text:span></text:p>
      <text:p text:style-name="P78"/>
      <text:p text:style-name="P34"><text:span text:style-name="T406">Was</text:span><text:span text:style-name="T405"> the weather good at the weekend? No, it </text:span><text:span text:style-name="T406">wasn`t</text:span><text:span text:style-name="T405"> — </text:span></text:p>
      <text:p text:style-name="P34"><text:span text:style-name="T405">Погода </text:span><text:span text:style-name="T406">была</text:span><text:span text:style-name="T405"> хорош</text:span><text:span text:style-name="T428">ая</text:span><text:span text:style-name="T405"> на выходных? Нет.</text:span></text:p>
      <text:p text:style-name="P77"/>
      <text:p text:style-name="P168">Past Continuous</text:p>
      <text:p text:style-name="P219"/>
      <text:p text:style-name="P410"><text:span text:style-name="T357">О</text:span><text:span text:style-name="T356">значает процесс или незаконченное действие, которое привязано к точному моменту </text:span></text:p>
      <text:p text:style-name="P410"><text:span text:style-name="T356">в </text:span><text:span text:style-name="T387">прошлом</text:span><text:span text:style-name="T356"> (т. е. действие происходило и не было закончено).</text:span></text:p>
      <text:p text:style-name="P221"/>
      <text:p text:style-name="P409"><text:span text:style-name="T356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360">обсуждаемая ситуация</text:span><text:span text:style-name="T356">).</text:span></text:p>
      <text:p text:style-name="P221"/>
      <text:p text:style-name="P411"><text:span text:style-name="T357">Состоит из 2х частей: вспомогательного глагола </text:span><text:span text:style-name="T252">be</text:span><text:span text:style-name="T357"> (</text:span><text:span text:style-name="T358">формы как в Past Simple</text:span><text:span text:style-name="T357">) и смыслового глагола с окончанием </text:span><text:span text:style-name="T252">-ing</text:span><text:span text:style-name="T357">. </text:span><text:span text:style-name="T356">На русский переводится глаголом в прошедшем времени.</text:span></text:p>
      <text:p text:style-name="P223"/>
      <text:p text:style-name="P83">Last Sunday at 5 I <text:span text:style-name="T394">was having</text:span> dinner with my friends — В прошлое воскресенье в 5 </text:p>
      <text:p text:style-name="P83">я <text:span text:style-name="T394">ужинал</text:span> со своими друзьями (привязка к точному моменту в прошлом).</text:p>
      <text:p text:style-name="P222"/>
      <text:p text:style-name="P36"><text:span text:style-name="T429">My parents </text:span><text:span text:style-name="T418">were watching</text:span><text:span text:style-name="T429"> TV when I came home yesterday — Мои родители </text:span><text:span text:style-name="T418">смотрели</text:span><text:span text:style-name="T429"> телевизор, когда я пришел вчера домой (незаконченное действие </text:span><text:span text:style-name="T430">в тот момент</text:span><text:span text:style-name="T429">).</text:span></text:p>
      <text:p text:style-name="P84"/>
      <text:p text:style-name="P411"><text:span text:style-name="T358">В отрицаниях и вопросах </text:span><text:span text:style-name="T359">глагол </text:span><text:span text:style-name="T253">be</text:span><text:span text:style-name="T358"> ведет себя точно так же, как и </text:span><text:span text:style-name="T359">для</text:span><text:span text:style-name="T358"> Past Simple:</text:span></text:p>
      <text:p text:style-name="P37"><text:span text:style-name="T431">W</text:span><text:span text:style-name="T405">e weren`t reading — Мы не читали (именно тогда). Was I running? — Я бежал?</text:span></text:p>
      <text:p text:style-name="P86"/>
      <text:p text:style-name="P227">В одном предложении часто используются Past Continuous и Past Simple одновременно.</text:p>
      <text:p text:style-name="P414"><text:span text:style-name="T361">Действие, длящееся какое-то время (</text:span><text:span text:style-name="T362">Past Continuous</text:span><text:span text:style-name="T361">) может прерываться более коротким действием (</text:span><text:span text:style-name="T362">Past Simple</text:span><text:span text:style-name="T367">)</text:span><text:span text:style-name="T361"> </text:span><text:span text:style-name="T365">либо другим Past Continuous </text:span><text:span text:style-name="T368">(смотреть по контексту)</text:span><text:span text:style-name="T365">.</text:span></text:p>
      <text:p text:style-name="P225"/>
      <text:p text:style-name="P412"><text:span text:style-name="T361">В этом случае предложение может содержать слово </text:span><text:span text:style-name="T254">while</text:span><text:span text:style-name="T361"> </text:span><text:span text:style-name="T363">(в то время, как)</text:span><text:span text:style-name="T361"> в той части, которая относится к <text:s/></text:span><text:span text:style-name="T362">Past Continuous, </text:span><text:span text:style-name="T361">либо </text:span><text:span text:style-name="T254">when</text:span><text:span text:style-name="T361">, там, где используется Past Simple.</text:span></text:p>
      <text:p text:style-name="P225"/>
      <text:p text:style-name="P38"><text:span text:style-name="T419">While</text:span><text:span text:style-name="T432"> I was working in the garden, I </text:span><text:span text:style-name="T433">kicked</text:span><text:span text:style-name="T432"> my leg — Пока я работал в саду, я </text:span><text:span text:style-name="T434">пнул</text:span><text:span text:style-name="T432"> ногу.</text:span></text:p>
      <text:p text:style-name="P39"><text:span text:style-name="T405">I was working in the garden </text:span><text:span text:style-name="T416">when</text:span><text:span text:style-name="T405"> I kicked my leg — </text:span><text:span text:style-name="T433">Я работал в саду, когда </text:span><text:span text:style-name="T434">пнул</text:span><text:span text:style-name="T433"> ногу</text:span><text:span text:style-name="T405">.</text:span></text:p>
      <text:p text:style-name="P87"/>
      <text:p text:style-name="P40"><text:span text:style-name="T416">While</text:span><text:span text:style-name="T405"> Tom was reading, Amely was watching a documentary on TV — Пока </text:span><text:span text:style-name="T435">Т</text:span><text:span text:style-name="T405">ом читал, </text:span></text:p>
      <text:p text:style-name="P88">Эмили смотрела документальный фильм по телевизору.</text:p>
      <text:p text:style-name="P228"/>
      <text:p text:style-name="P413"><text:span text:style-name="T366">Если действия происходят не одновременно, а следуют одно за другим</text:span><text:span text:style-name="T364">, то в этом </text:span></text:p>
      <text:p text:style-name="P226">случае нужно использовать <text:span text:style-name="T469">только</text:span> Past Simple.</text:p>
      <text:p text:style-name="P226"/>
      <text:p text:style-name="P85">I saw Jane in the street yesterday. I stopped and said hello — Я увидел Джейн вчера на улице. </text:p>
      <text:p text:style-name="P85">Я остановился и поздоровался (сказал «привет»).</text:p>
      <text:p text:style-name="P174"><text:soft-page-break/>Будущие. Future</text:p>
      <text:p text:style-name="P105"/>
      <text:p text:style-name="P110">В английском языке о будущем можно говорить не только с помощью формы Future, но и </text:p>
      <text:p text:style-name="P420"><text:span text:style-name="T382">с помощью </text:span><text:span text:style-name="T386">формы</text:span><text:span text:style-name="T382"> </text:span><text:span text:style-name="T384">Present</text:span><text:span text:style-name="T382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109"/>
      <text:p text:style-name="P419"><text:span text:style-name="T383">Другие варианты Future (кроме </text:span><text:span text:style-name="T385">Future </text:span><text:span text:style-name="T383">Simple) используются редко, </text:span><text:span text:style-name="T385">т. к.</text:span><text:span text:style-name="T383"> они громоздкие и довольно неудобные. В современном английском можно обойтись без них.</text:span></text:p>
      <text:p text:style-name="P109"/>
      <text:p text:style-name="P417"><text:span text:style-name="T158">На будущ</text:span><text:span text:style-name="T159">и</text:span><text:span text:style-name="T158">е могут также указы</text:span><text:span text:style-name="T159">вать</text:span><text:span text:style-name="T158"> модальные глаголы </text:span><text:span text:style-name="T160">и оборот </text:span><text:span text:style-name="T76">be going to</text:span><text:span text:style-name="T161">, </text:span><text:span text:style-name="T160">который </text:span></text:p>
      <text:p text:style-name="P417"><text:span text:style-name="T160">в основном</text:span><text:span text:style-name="T161"> встречается </text:span><text:span text:style-name="T160">в разговорной речи и нередко используется вместо Future Simple.</text:span></text:p>
      <text:p text:style-name="P109"/>
      <text:p text:style-name="P232">Present Continuous в значении будущего</text:p>
      <text:p text:style-name="P111"/>
      <text:p text:style-name="P111">Используется, чтобы сказать о личных планах. В предложении обычно указывается дата </text:p>
      <text:p text:style-name="P111">или время, связанные с будущим. Переводить можно как будущим так и настоящим.</text:p>
      <text:p text:style-name="P111"/>
      <text:p text:style-name="P348">What are you doing on Satureday? <text:span text:style-name="T188">—</text:span> Что ты делаешь в субботу? (какие у тебя планы?)</text:p>
      <text:p text:style-name="P349">I am flying to London tomorrow — <text:span text:style-name="T470">Завтра я лечу в Лондон (личный план)</text:span></text:p>
      <text:p text:style-name="P349"/>
      <text:p text:style-name="P277">Present Simple в значении будущего</text:p>
      <text:p text:style-name="P350"/>
      <text:p text:style-name="P112"><text:span text:style-name="T170">Используется, чтобы сказать о том, что </text:span><text:span text:style-name="T172">что-то </text:span><text:span text:style-name="T170">должно произойти по рассписанию, либо </text:span></text:p>
      <text:p text:style-name="P112"><text:span text:style-name="T170">о собственном графике. </text:span><text:span text:style-name="T171">Переводить можно как будущим так и настоящим.</text:span></text:p>
      <text:p text:style-name="P287"/>
      <text:p text:style-name="P287">Ключевое отличие от Present Continuous в том, что расписание не зависит от говорящего, </text:p>
      <text:p text:style-name="P415"><text:span text:style-name="T86">т. е. речь может идти </text:span><text:span text:style-name="T87">о </text:span><text:span text:style-name="T86">рассписании транспорта, сеансов в кино и т. </text:span><text:span text:style-name="T87">п</text:span><text:span text:style-name="T86">.</text:span></text:p>
      <text:p text:style-name="P287"/>
      <text:p text:style-name="P351">My airplane flies at 6 o`clock tomorrow — Мой самолет летит завтра в 6 (рассписание)</text:p>
      <text:p text:style-name="P450"><text:span text:style-name="T42">What time do you finish work tommorow? </text:span><text:span text:style-name="T43">— </text:span><text:span text:style-name="T42">В какое время ты заканчиваешь работу завтра?</text:span></text:p>
      <text:p text:style-name="P353"/>
      <text:p text:style-name="P278">Оборот <text:span text:style-name="T189">be going to</text:span></text:p>
      <text:p text:style-name="P288"/>
      <text:p text:style-name="P416"><text:span text:style-name="T88">Подразумевает, что человек говорит не о спонтанном решении что-либо сделать, </text:span><text:span text:style-name="T91">а о заранее </text:span><text:span text:style-name="T92">продуманных</text:span><text:span text:style-name="T91"> действиях. </text:span><text:span text:style-name="T88">На русский переводится как «собираюсь сделать».</text:span></text:p>
      <text:p text:style-name="P288"/>
      <text:p text:style-name="P113"><text:span text:style-name="T169">Чтобы использовать, нужно поставить глагол </text:span><text:span text:style-name="T42">be</text:span><text:span text:style-name="T169"> в форму </text:span><text:span text:style-name="T42">am/is/are</text:span><text:span text:style-name="T169">, а смысловой глагол оставить в начальной форме, после </text:span><text:span text:style-name="T42">going to</text:span><text:span text:style-name="T169">.</text:span></text:p>
      <text:p text:style-name="P288"/>
      <text:p text:style-name="P352">I`m going to meet my friends tomorrow — Я собираюсь встретиться с друзьями завтра.</text:p>
      <text:p text:style-name="P449"><text:span text:style-name="T26">I`m going to go</text:span><text:span text:style-name="T181"> out after I finish my work — Я собираюсь погулять после, как закончу работу.</text:span></text:p>
      <text:p text:style-name="P288"/>
      <text:p text:style-name="P418"><text:span text:style-name="T88">В разговорной </text:span><text:span text:style-name="T92">стиле</text:span><text:span text:style-name="T89"> </text:span><text:span text:style-name="T90">этот </text:span><text:span text:style-name="T89">оборот </text:span><text:span text:style-name="T88">очень часто </text:span><text:span text:style-name="T92">записывается</text:span><text:span text:style-name="T88"> как </text:span><text:span text:style-name="T44">gonna</text:span><text:span text:style-name="T88"> </text:span><text:span text:style-name="T44">[гона].</text:span></text:p>
      <text:p text:style-name="P354"/>
      <text:p text:style-name="P114"><text:span text:style-name="T169">Также его используют, когда очевидно, что вот-вот случится какое-то действие. В этом случае </text:span><text:span text:style-name="T42">be goin to </text:span><text:span text:style-name="T169">передает оттенок неизбежности происходящего и применяется по отношению </text:span></text:p>
      <text:p text:style-name="P289">к постороннему человеку или объетку.</text:p>
      <text:p text:style-name="P289"/>
      <text:p text:style-name="P355">Look! He`s going to fall — Смотри! Он сейчас упадет.</text:p>
      <text:p text:style-name="P355">The sky is dark. It`s going to rain — Небо темное. Сейчас пойдет дождь.</text:p>
      <text:p text:style-name="P355"/>
      <text:p text:style-name="P279"/>
      <text:p text:style-name="P279"><text:soft-page-break/>Future Simple</text:p>
      <text:p text:style-name="P290"/>
      <text:p text:style-name="P421"><text:span text:style-name="T93">Сообщает о будущих, еще не случившихся событиях. </text:span><text:span text:style-name="T94">Эта форма говорит о том, что человек сделает что-то в будущем, но решение он принял в момент речи, </text:span><text:span text:style-name="T95">т. е. описывает не спланированные, а спонтанные дейсвтия. </text:span></text:p>
      <text:p text:style-name="P292"/>
      <text:p text:style-name="P421"><text:span text:style-name="T96">В</text:span><text:span text:style-name="T95"> предложени</text:span><text:span text:style-name="T96">ях</text:span><text:span text:style-name="T95"> </text:span><text:span text:style-name="T96">будут </text:span><text:span text:style-name="T95">часто </text:span><text:span text:style-name="T96">попадаться слова</text:span><text:span text:style-name="T95">, </text:span><text:span text:style-name="T96">выражающие</text:span><text:span text:style-name="T95"> мнение: <text:s/></text:span><text:span text:style-name="T45">I think </text:span><text:span text:style-name="T46">(я думаю)</text:span><text:span text:style-name="T45">, </text:span></text:p>
      <text:p text:style-name="P421"><text:span text:style-name="T45">I`m sure </text:span><text:span text:style-name="T46">(я уверен), I hope (я надеюсь), </text:span><text:span text:style-name="T45">probably (возможно).</text:span><text:span text:style-name="T46"> </text:span></text:p>
      <text:p text:style-name="P296"/>
      <text:p text:style-name="P291">Схема состоит из 2х частей: вспомогательного глагола <text:span text:style-name="T189">will </text:span><text:span text:style-name="T474">(заменяет </text:span><text:span text:style-name="T207">do/did</text:span><text:span text:style-name="T474">)</text:span> и смыслового глагола в начальной форме. <text:span text:style-name="T189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189">not</text:span>.</text:p>
      <text:p text:style-name="P291"/>
      <text:p text:style-name="P291">В речи и на письме <text:span text:style-name="T189">will</text:span> обычно сокращается до <text:span text:style-name="T189">`ll</text:span>, а отрицание <text:span text:style-name="T189">will</text:span> <text:span text:style-name="T189">not</text:span> д<text:span text:style-name="T473">о</text:span> <text:span text:style-name="T189">won`t</text:span>.</text:p>
      <text:p text:style-name="P291"/>
      <text:p text:style-name="P356">We <text:span text:style-name="T394">will</text:span> proobably <text:span text:style-name="T394">meet</text:span> soon — Мы, возможно, скоро <text:span text:style-name="T394">встретимся</text:span>.</text:p>
      <text:p text:style-name="P356">I hope everything <text:span text:style-name="T394">will be</text:span> fine — Надеюсь, все <text:span text:style-name="T394">будет </text:span>хорошо.</text:p>
      <text:p text:style-name="P356"><text:span text:style-name="T394">Will</text:span> you <text:span text:style-name="T394">be</text:span> at home toworrow? No, I won`t — <text:span text:style-name="T472">Ты </text:span><text:span text:style-name="T396">будешь</text:span><text:span text:style-name="T472"> завтра дома? Нет</text:span>.</text:p>
      <text:p text:style-name="P291"/>
      <text:p text:style-name="P295">Чтобы правильно подобрать нужную форму, нужно отталкиваться от контекста:</text:p>
      <text:list xml:id="list2654232831" text:style-name="L32">
        <text:list-item>
          <text:p text:style-name="P527">I will do — я сделаю (считаю/верю, что сделаю это);</text:p>
        </text:list-item>
        <text:list-item>
          <text:p text:style-name="P528">I am doing — я сделаю (потому что уже спланировал это);</text:p>
        </text:list-item>
        <text:list-item>
          <text:p text:style-name="P528">I am going to do — я собираюсь сделать (ключевое слово «собираюсь»).</text:p>
        </text:list-item>
      </text:list>
      <text:p text:style-name="P293"/>
      <text:p text:style-name="P294">Нередко, вместо will используется модальный глагол might:</text:p>
      <text:p text:style-name="P358">I might do it — Наверное, я сделаю это.</text:p>
      <text:p text:style-name="P357"/>
      <text:p text:style-name="P280">Модальные глаголы</text:p>
      <text:p text:style-name="P359"/>
      <text:p text:style-name="P299">Это особенные глаголы, которые одновременно:</text:p>
      <text:list xml:id="list1663931639" text:style-name="L33">
        <text:list-item>
          <text:p text:style-name="P529">передают смысл (используются как смысловые глаголы);</text:p>
        </text:list-item>
        <text:list-item>
          <text:p text:style-name="P529">передают время (привязывают дейсвтие к какому-то времени);</text:p>
        </text:list-item>
        <text:list-item>
          <text:p text:style-name="P529">используются по тем же правилами, что и вспомогательные глаголы.</text:p>
        </text:list-item>
      </text:list>
      <text:p text:style-name="P297"/>
      <text:p text:style-name="P297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297">а в отрицаниях используются вместе с частицей <text:span text:style-name="T189">not</text:span>.</text:p>
      <text:p text:style-name="P297"/>
      <text:p text:style-name="P432"><text:span text:style-name="T99">Модальные глаголы не имеют окончаний и дополнительных форм. </text:span><text:span text:style-name="T121">Т. е. </text:span><text:span text:style-name="T99">не меняются в зависимости от подлежащего </text:span><text:span text:style-name="T121">(нет окончания -s, если подлежащее he/she/it и </text:span><text:span text:style-name="T122">пр</text:span><text:span text:style-name="T121">)</text:span><text:span text:style-name="T99">. </text:span></text:p>
      <text:p text:style-name="P298"/>
      <text:p text:style-name="P305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305"/>
      <text:p text:style-name="P306"><text:span text:style-name="T495">После модального глагола почти всегда </text:span><text:span text:style-name="T497">идет</text:span><text:span text:style-name="T495"> смысловой глагол в начальной форме, </text:span><text:span text:style-name="T498">но </text:span><text:span text:style-name="T495">без частицы </text:span><text:span text:style-name="T213">to. </text:span><text:span text:style-name="T496">Также смысловой глагол в начальной форме идет после модальных кострукций.</text:span></text:p>
      <text:p text:style-name="P305"/>
      <text:p text:style-name="P451"><text:span text:style-name="T121">М</text:span><text:span text:style-name="T85">одальные глаголы: </text:span><text:span text:style-name="T42">can, could, must, might, may, should, would, will, shall</text:span><text:span text:style-name="T85">.</text:span></text:p>
      <text:p text:style-name="P451"><text:span text:style-name="T111">М</text:span><text:span text:style-name="T85">одальные конструкции: </text:span><text:span text:style-name="T42">be able to, have to, used to</text:span><text:span text:style-name="T85">.</text:span></text:p>
      <text:p text:style-name="P510"><text:span text:style-name="T163">Глаголы </text:span><text:span text:style-name="T77">w</text:span><text:span text:style-name="T78">ill</text:span><text:span text:style-name="T162"> и </text:span><text:span text:style-name="T77">s</text:span><text:span text:style-name="T78">hall</text:span></text:p>
      <text:p text:style-name="P307"/>
      <text:p text:style-name="P452"><text:span text:style-name="T85">В Future Simple </text:span><text:span text:style-name="T42">will</text:span><text:span text:style-name="T85"> используется как вспомогательный глагол. Но иногда он также</text:span></text:p>
      <text:p text:style-name="P452"><text:span text:style-name="T85">используется как модальный глагол. Это касается ситуац</text:span><text:span text:style-name="T97">и</text:span><text:span text:style-name="T85">й, когда нужно предложить свою помощь либо обратиться за помощью самому.</text:span></text:p>
      <text:p text:style-name="P308"/>
      <text:p text:style-name="P360">You luggage is heavy. I`ll help you — У вас тяжелый багаж. Я помогу вам.</text:p>
      <text:p text:style-name="P360">Will you help me? — Ты мне поможешь?</text:p>
      <text:p text:style-name="P308"/>
      <text:p text:style-name="P424"><text:span text:style-name="T97">Ситуации с </text:span><text:span text:style-name="T47">will</text:span><text:span text:style-name="T97"> переводятся будущим, а с </text:span><text:span text:style-name="T47">won`t </text:span><text:span text:style-name="T97">— настоящим. </text:span><text:span text:style-name="T47">Won`t</text:span><text:span text:style-name="T97"> означает </text:span></text:p>
      <text:p text:style-name="P301">«отказывается» (не смотря на мои ожидание, действие не происходит).</text:p>
      <text:p text:style-name="P300"/>
      <text:p text:style-name="P361">What`s wrong? My Car won`t start — Что случилось? Моя машина не заводится. </text:p>
      <text:p text:style-name="P361">(отказывается заводиться)</text:p>
      <text:p text:style-name="P300"/>
      <text:p text:style-name="P423"><text:span text:style-name="T98">Модальный глагол </text:span><text:span text:style-name="T48">shall</text:span><text:span text:style-name="T98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48">will</text:span><text:span text:style-name="T98">.</text:span></text:p>
      <text:p text:style-name="P302"/>
      <text:p text:style-name="P423"><text:span text:style-name="T98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48">I</text:span><text:span text:style-name="T98"> или </text:span><text:span text:style-name="T48">we</text:span><text:span text:style-name="T98">.</text:span></text:p>
      <text:p text:style-name="P302"/>
      <text:p text:style-name="P362">Shall I close the door? - Я закрою дверь? (вы не против, если я закрою дверь?)</text:p>
      <text:p text:style-name="P41"><text:span text:style-name="T173">S</text:span><text:span text:style-name="T169">hall we dance? - Потанцуем? (вы не против потанцевать?)</text:span></text:p>
      <text:p text:style-name="P300"/>
      <text:p text:style-name="P281"><text:span text:style-name="T480">Глаголы </text:span><text:span text:style-name="T209">c</text:span><text:span text:style-name="T189">an</text:span> и <text:span text:style-name="T209">c</text:span><text:span text:style-name="T189">ould</text:span></text:p>
      <text:p text:style-name="P302"/>
      <text:p text:style-name="P430"><text:span text:style-name="T60">Can</text:span><text:span text:style-name="T100"> переводится как «умею», «могу», «смогу». </text:span><text:span text:style-name="T119">С</text:span><text:span text:style-name="T100"> частицей </text:span><text:span text:style-name="T60">not</text:span><text:span text:style-name="T100"> в пишется либо </text:span></text:p>
      <text:p text:style-name="P255"><text:span text:style-name="T100">слитно — </text:span><text:span text:style-name="T60">cannot</text:span><text:span text:style-name="T100">, либо сокращенно — </text:span><text:span text:style-name="T60">can`t</text:span><text:span text:style-name="T100">. </text:span><text:span text:style-name="T119">М</text:span><text:span text:style-name="T101">ожет передавать следующие значения:</text:span></text:p>
      <text:list xml:id="list500940670" text:style-name="L34">
        <text:list-item>
          <text:p text:style-name="P614"><text:span text:style-name="T100">у</text:span><text:span text:style-name="T101">мственные или физические возможности, умение что-то сделать;</text:span></text:p>
        </text:list-item>
        <text:list-item>
          <text:p text:style-name="P530">разрешение или запрет что-то cделать;</text:p>
        </text:list-item>
        <text:list-item>
          <text:p text:style-name="P530">просьба или предложение о помощи;</text:p>
        </text:list-item>
        <text:list-item>
          <text:p text:style-name="P530">неуверенность в совершении действия (в вопросах).</text:p>
        </text:list-item>
      </text:list>
      <text:p text:style-name="P304"/>
      <text:p text:style-name="P42"><text:span text:style-name="T174">H</text:span><text:span text:style-name="T169">e can understand my English — Он может понимать мой английский.</text:span></text:p>
      <text:p text:style-name="P363">You can`t smoke here — Ты не можешь сдесь курить.</text:p>
      <text:p text:style-name="P363">Can I help you? - Я могу вам помочь?</text:p>
      <text:p text:style-name="P309"/>
      <text:p text:style-name="P453"><text:span text:style-name="T100">В </text:span><text:span text:style-name="T85">разговорной речи </text:span><text:span text:style-name="T42">can</text:span><text:span text:style-name="T85"> широко используется именно, когда нужно спросить разрешение </text:span></text:p>
      <text:p text:style-name="P454"><text:span text:style-name="T85">что-то сделать. </text:span><text:span text:style-name="T125">Е</text:span><text:span text:style-name="T123">сли нужно спросить разрешение вежливо, то используется may.</text:span></text:p>
      <text:p text:style-name="P345"/>
      <text:p text:style-name="P433"><text:span text:style-name="T62">Can</text:span><text:span text:style-name="T63"> I use your phone? / May I use your phone? - Я мог</text:span><text:span text:style-name="T62">у</text:span><text:span text:style-name="T63"> воспольз</text:span><text:span text:style-name="T62">оваться</text:span><text:span text:style-name="T63"> </text:span></text:p>
      <text:p text:style-name="P433"><text:span text:style-name="T62">твоим/</text:span><text:span text:style-name="T63">вашим телефоном?</text:span></text:p>
      <text:p text:style-name="P303"/>
      <text:p text:style-name="P455"><text:span text:style-name="T42">Could [куд] </text:span><text:span text:style-name="T85">переводится как «мог», «мог бы» и является прошедшей формой от </text:span><text:span text:style-name="T42">can</text:span><text:span text:style-name="T85">. </text:span></text:p>
      <text:p text:style-name="P310">Его следует использовать, когда мы говорим о том, что что-то умели или могли в прошлом.</text:p>
      <text:p text:style-name="P344">Также <text:span text:style-name="T189">could</text:span> <text:span text:style-name="T499">применяется</text:span> в качестве официальной формы обращения.</text:p>
      <text:p text:style-name="P310"/>
      <text:p text:style-name="P364">I could read at the age of 4 — Я мог читать в 4 года.</text:p>
      <text:p text:style-name="P364">This story could be true — Эта история могла бы быть правдой.</text:p>
      <text:p text:style-name="P286"/>
      <text:p text:style-name="P286"/>
      <text:p text:style-name="P511"><text:span text:style-name="T478">К</text:span>онструкция <text:span text:style-name="T189">be able to</text:span></text:p>
      <text:p text:style-name="P311"/>
      <text:p text:style-name="P312">Дублирует по значению модальные глаголы <text:span text:style-name="T189">can/could</text:span>. Говорит о возможности </text:p>
      <text:p text:style-name="P312">соверишить действие. <text:span text:style-name="T493">В настоящем времени </text:span><text:span text:style-name="T477">заменяется модальным глаголом </text:span><text:span text:style-name="T208">can</text:span><text:span text:style-name="T493">.</text:span></text:p>
      <text:p text:style-name="P313">В этой конструкции глагол <text:span text:style-name="T189">be</text:span> передает время:</text:p>
      <text:list xml:id="list3552896182" text:style-name="L35">
        <text:list-item>
          <text:p text:style-name="P531">am/is/are able to — могу/может/могут (есть возможность);</text:p>
        </text:list-item>
        <text:list-item>
          <text:p text:style-name="P531">was/were able to — смог/смогли;</text:p>
        </text:list-item>
        <text:list-item>
          <text:p text:style-name="P531">will be able to — смогу/сможет/смогут.</text:p>
        </text:list-item>
      </text:list>
      <text:p text:style-name="P314"/>
      <text:p text:style-name="P426"><text:span text:style-name="T49">B</text:span><text:span text:style-name="T50">e able to</text:span><text:span text:style-name="T102"> передает оттенок </text:span><text:span text:style-name="T103">того, что </text:span><text:span text:style-name="T106">человек</text:span><text:span text:style-name="T103"> обычно не может сделать, но именно тогда </text:span></text:p>
      <text:p text:style-name="P426"><text:span text:style-name="T103">смог (в прошедшем) или сможет (в будущем).</text:span><text:span text:style-name="T102"> </text:span><text:span text:style-name="T103">Т</text:span><text:span text:style-name="T102">. е. не «мог</text:span><text:span text:style-name="T103">у</text:span><text:span text:style-name="T102">», а «</text:span><text:span text:style-name="T103">смогу</text:span><text:span text:style-name="T102">».</text:span></text:p>
      <text:p text:style-name="P315"/>
      <text:p text:style-name="P365">Stacey talked rather quickly, but I was able to understand her — Стэйси говорила довольно быстро, но я смог понять её.</text:p>
      <text:p text:style-name="P365"/>
      <text:p text:style-name="P365">If I learn French, I will be able to understand it — Если я буду учить французский, </text:p>
      <text:p text:style-name="P365">я смогу понимать его.</text:p>
      <text:p text:style-name="P365"/>
      <text:p text:style-name="P282"><text:span text:style-name="T480">Глаголы </text:span><text:span text:style-name="T209">m</text:span><text:span text:style-name="T189">ight</text:span> и <text:span text:style-name="T209">m</text:span><text:span text:style-name="T189">ay</text:span></text:p>
      <text:p text:style-name="P365"/>
      <text:p text:style-name="P431"><text:span text:style-name="T120">M</text:span><text:span text:style-name="T53">ight [майт]</text:span><text:span text:style-name="T104"> переводится как «может» или «мог бы», </text:span><text:span text:style-name="T111">а</text:span><text:span text:style-name="T482"> т</text:span>акже <text:span text:style-name="T104">наречием </text:span><text:span text:style-name="T109">«возможно», «вероятно», </text:span><text:span text:style-name="T110">«должно быть», </text:span><text:span text:style-name="T109">«наверное»</text:span><text:span text:style-name="T104">. </text:span></text:p>
      <text:p text:style-name="P341"/>
      <text:p text:style-name="P316">Он указывает на вероятность того, что ситуация может происходить сейчас или произойти </text:p>
      <text:p text:style-name="P316">в ближайшем будущем. Является синонимом фразе <text:span text:style-name="T189">it is possible that</text:span> (возможно, что).</text:p>
      <text:p text:style-name="P380"/>
      <text:p text:style-name="P456"><text:span text:style-name="T42">Look at the sky. It might rain — Посмотри на небо. Возможно </text:span><text:span text:style-name="T52">пойдет дождь.</text:span></text:p>
      <text:p text:style-name="P457"><text:span text:style-name="T52">M</text:span><text:span text:style-name="T42">ight Tom call in the evening? - Том может позвонить вечером? (может</text:span><text:span text:style-name="T54"> ли он позвонить</text:span><text:span text:style-name="T42">?)</text:span></text:p>
      <text:p text:style-name="P365"/>
      <text:p text:style-name="P431"><text:span text:style-name="T120">Отрицание</text:span><text:span text:style-name="T105"> </text:span><text:span text:style-name="T51">might</text:span><text:span text:style-name="T105"> </text:span><text:span text:style-name="T51">not</text:span><text:span text:style-name="T105"> </text:span><text:span text:style-name="T120">сокращается до</text:span><text:span text:style-name="T105"> </text:span><text:span text:style-name="T51">mightn`t [майтэнт]</text:span><text:span text:style-name="T105">.</text:span></text:p>
      <text:p text:style-name="P365"/>
      <text:p text:style-name="P425"><text:span text:style-name="T104">Модальный глагол </text:span><text:span text:style-name="T53">may</text:span><text:span text:style-name="T104"> в современном английском используется </text:span><text:span text:style-name="T105">редко</text:span><text:span text:style-name="T104">. Но его часто применяют, когда нужно предложить помощь незнакомому человеку. </text:span><text:span text:style-name="T124">Он п</text:span><text:span text:style-name="T104">ереводится как «иметь возможность» и по сути </text:span><text:span text:style-name="T105">взаимозаменяем с</text:span><text:span text:style-name="T104"> </text:span><text:span text:style-name="T53">might</text:span><text:span text:style-name="T104">.</text:span></text:p>
      <text:p text:style-name="P366"/>
      <text:p text:style-name="P366">May I help you, sir? Я могу вам помочь, сэр? (имею ли я возможность вам помочь?)</text:p>
      <text:p text:style-name="P342"/>
      <text:p text:style-name="P283"><text:span text:style-name="T481">Глагол </text:span><text:span text:style-name="T211">m</text:span><text:span text:style-name="T189">ust</text:span></text:p>
      <text:p text:style-name="P317"/>
      <text:p text:style-name="P434"><text:span text:style-name="T126">О</text:span><text:span text:style-name="T110">дин из самых распространенных в речи модальных глаголов. </text:span><text:span text:style-name="T127">И</text:span><text:span text:style-name="T110">спользуется в настоящем времени. Переводится как «должен», «обязан» или «должно быть», «</text:span><text:span text:style-name="T107">наверное»</text:span><text:span text:style-name="T110">.</text:span></text:p>
      <text:p text:style-name="P318"/>
      <text:p text:style-name="P254"><text:span text:style-name="T107">П</text:span><text:span text:style-name="T101">ереда</text:span><text:span text:style-name="T107">ет</text:span><text:span text:style-name="T101"> следующие значения</text:span><text:span text:style-name="T108">:</text:span></text:p>
      <text:list xml:id="list2397152583" text:style-name="L36">
        <text:list-item>
          <text:p text:style-name="P532">необходимость, обязанность, долг;</text:p>
        </text:list-item>
        <text:list-item>
          <text:p text:style-name="P533">настойчивый совет, приказ, запрет (в отрицаниях);</text:p>
        </text:list-item>
      </text:list>
      <text:p text:style-name="P381"/>
      <text:p text:style-name="P381">I must go — Я должен идти. </text:p>
      <text:p text:style-name="P43"><text:span text:style-name="T175">Must we hurry? — Нам нужно торопиться? </text:span><text:span text:style-name="T176">(должны ли мы торопиться?)</text:span></text:p>
      <text:p text:style-name="P369">He must not be at home now — <text:s/><text:span text:style-name="T492">О</text:span>н не должен сейчас быть дома</text:p>
      <text:p text:style-name="P343"/>
      <text:p text:style-name="P343"/>
      <text:p text:style-name="P513"><text:span text:style-name="T108">Отрицание </text:span><text:span text:style-name="T61">must not</text:span><text:span text:style-name="T108"> </text:span><text:span text:style-name="T120">означает</text:span><text:span text:style-name="T108"> «нельзя», «запрещено». Сокращается до </text:span><text:span text:style-name="T61">musn`t [мазнт]</text:span><text:span text:style-name="T108">.</text:span></text:p>
      <text:p text:style-name="P367">You musn`t park here — Здесь нельзя парковаться.</text:p>
      <text:p text:style-name="P318"/>
      <text:p text:style-name="P319">Когда <text:span text:style-name="T189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319"/>
      <text:p text:style-name="P368">She has worked so hard these days. She must<text:span text:style-name="T394"> </text:span>be very tired — </text:p>
      <text:p text:style-name="P368">Она так много работала в эти дни. Она, наверное, очень <text:span text:style-name="T479">уставшая.</text:span></text:p>
      <text:p text:style-name="P370"/>
      <text:p text:style-name="P284">Конструкция <text:span text:style-name="T189">have to</text:span></text:p>
      <text:p text:style-name="P320"/>
      <text:p text:style-name="P322">Дублирует по значению модальный глагол <text:span text:style-name="T189">must</text:span>. Говорит об обязанностях, </text:p>
      <text:p text:style-name="P322">которые человек вынежден выполнять <text:span text:style-name="T494">не по свое воле</text:span>. </text:p>
      <text:p text:style-name="P321"/>
      <text:p text:style-name="P321">В настоящем времени <text:span text:style-name="T189">have to</text:span> и <text:span text:style-name="T189">must</text:span> взаимозаменяемы и часто разницы между ними нет.</text:p>
      <text:p text:style-name="P321">Однако <text:span text:style-name="T189">must</text:span> означает необходимость, которая исходит от самого человека, </text:p>
      <text:p text:style-name="P321">а <text:span text:style-name="T189">have to</text:span> говорит о необходимости, исходящей извне.</text:p>
      <text:p text:style-name="P321"/>
      <text:p text:style-name="P371">I must do it — Я должен это сделать (это мой долг).</text:p>
      <text:p text:style-name="P371">I have to do it — Я должен это сделать (того требуют обстоятельства).</text:p>
      <text:p text:style-name="P321"/>
      <text:p text:style-name="P427"><text:span text:style-name="T55">Have to</text:span><text:span text:style-name="T112">, в отличие от </text:span><text:span text:style-name="T55">must</text:span><text:span text:style-name="T112">, может употребляться во всех временах. Форма в будущем </text:span></text:p>
      <text:p text:style-name="P323">времени используется редко и ее предпочитают заменять на форму настоящего.</text:p>
      <text:p text:style-name="P323"/>
      <text:p text:style-name="P323">Отрицательная и вопросительная форма образуется с помощью вспомогательных </text:p>
      <text:p text:style-name="P427"><text:span text:style-name="T112">глаголов </text:span><text:span text:style-name="T55">do/did/will</text:span><text:span text:style-name="T112">. (</text:span><text:span text:style-name="T128">здесь </text:span><text:span text:style-name="T55">have</text:span><text:span text:style-name="T112"> ведет себя как смысловой глагол).</text:span></text:p>
      <text:p text:style-name="P559"/>
      <text:p text:style-name="P372"><text:span text:style-name="T502">I </text:span><text:span text:style-name="T169">had to go — Я должен был идти.</text:span></text:p>
      <text:p text:style-name="P371">He doesn`t have to go — Он не должен идти.</text:p>
      <text:p text:style-name="P382">Will they have to go? — Они должны будут идти?</text:p>
      <text:p text:style-name="P324"/>
      <text:p text:style-name="P458"><text:span text:style-name="T112">В </text:span><text:span text:style-name="T85">отрицательных предложениях </text:span><text:span text:style-name="T42">have to</text:span><text:span text:style-name="T85"> и </text:span><text:span text:style-name="T42">must</text:span><text:span text:style-name="T85"> передают разный смысл. </text:span></text:p>
      <text:p text:style-name="P458"><text:span text:style-name="T42">Must not</text:span><text:span text:style-name="T85"> выражает запрет, а </text:span><text:span text:style-name="T42">heve to</text:span><text:span text:style-name="T85"> — отсутсвие обязанности.</text:span></text:p>
      <text:p text:style-name="P325"/>
      <text:p text:style-name="P371">You mustn`t tell anyone — Ты не должен рассказывать никому.</text:p>
      <text:p text:style-name="P371">You don`t have to tell me everything — Можешь не рассказывать мне всего.</text:p>
      <text:p text:style-name="P323"/>
      <text:p text:style-name="P435"><text:span text:style-name="T56">Have</text:span><text:span text:style-name="T113"> в значении «должен» всегда используется с частицей </text:span><text:span text:style-name="T56">to</text:span><text:span text:style-name="T113">. Если не поставить </text:span><text:span text:style-name="T56">to</text:span><text:span text:style-name="T113"> </text:span></text:p>
      <text:p text:style-name="P435"><text:span text:style-name="T113">после </text:span><text:span text:style-name="T56">have</text:span><text:span text:style-name="T113">, то этот глагол будет ознать «иметь». </text:span></text:p>
      <text:p text:style-name="P323"/>
      <text:p text:style-name="P11"><text:span text:style-name="T164">Г</text:span><text:span text:style-name="T165">лагол </text:span><text:span text:style-name="T79">should</text:span></text:p>
      <text:p text:style-name="P326"/>
      <text:p text:style-name="P436"><text:span text:style-name="T64">Should [шуд] </text:span><text:span text:style-name="T129">подходит</text:span><text:span text:style-name="T113">, чтобы дать</text:span><text:span text:style-name="T129"> вежливый</text:span><text:span text:style-name="T113"> совет. Переводится как «</text:span><text:span text:style-name="T130">следует сделать</text:span><text:span text:style-name="T113">» </text:span></text:p>
      <text:p text:style-name="P436"><text:span text:style-name="T130">или «нужно (так поступить)». </text:span><text:span text:style-name="T132">С</text:span><text:span text:style-name="T130">вязан с на</text:span><text:span text:style-name="T132">с</text:span><text:span text:style-name="T130">тоящим и будущим временем. Грамматически использ</text:span><text:span text:style-name="T129">уется</text:span><text:span text:style-name="T130"> по тем же правилами, что и другие модальные глаголы.</text:span></text:p>
      <text:p text:style-name="P329"/>
      <text:p text:style-name="P44">You should be more attentive — Вам следует быть более внимательным.</text:p>
      <text:p text:style-name="P327"/>
      <text:p text:style-name="P437"><text:span text:style-name="T131">Для</text:span><text:span text:style-name="T130"> совет</text:span><text:span text:style-name="T131">а</text:span><text:span text:style-name="T130">, помимо </text:span><text:span text:style-name="T64">should,</text:span><text:span text:style-name="T130"> можно также использовать обороты, помогающие </text:span></text:p>
      <text:p text:style-name="P437"><text:span text:style-name="T130">выразить мненеие, например </text:span><text:span text:style-name="T64">I think, I don`t think</text:span><text:span text:style-name="T130">.</text:span></text:p>
      <text:p text:style-name="P328"/>
      <text:p text:style-name="P373">I think you should leave — Думаю, вам пора уйти.</text:p>
      <text:p text:style-name="P428"><text:soft-page-break/><text:span text:style-name="T57">Should</text:span><text:span text:style-name="T114"> также выражает: недоумение, удивление, возмущение. В этом случае </text:span><text:span text:style-name="T131">он</text:span><text:span text:style-name="T114"> передает эмоциональную окраску высказыванию. Отрицательная форма говорит о плохой зате</text:span><text:span text:style-name="T115">е</text:span><text:span text:style-name="T114">.</text:span></text:p>
      <text:p text:style-name="P327"/>
      <text:p text:style-name="P373">Why should I go there? - Скакой стати мне туда идти?</text:p>
      <text:p text:style-name="P373">You shouldn`t go there — Не нужно туда идти <text:span text:style-name="T500">(это плохая идея)</text:span>.</text:p>
      <text:p text:style-name="P327"/>
      <text:p text:style-name="P12"><text:span text:style-name="T157">Глагол </text:span><text:span text:style-name="T75">would</text:span></text:p>
      <text:p text:style-name="P330"/>
      <text:p text:style-name="P332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484">Грамматически использ</text:span><text:span text:style-name="T485">уется</text:span><text:span text:style-name="T484"> по тем же правилами, что и другие модальные глаголы.</text:span></text:p>
      <text:p text:style-name="P331"/>
      <text:p text:style-name="P334">При переводе <text:span text:style-name="T189">would</text:span>, <text:span text:style-name="T485">по сути, </text:span>выпадает, а идущий после него смысловой глагол, используется с частицей<text:span text:style-name="T212"> </text:span><text:span text:style-name="T189">to</text:span>. <text:span text:style-name="T212">Would</text:span><text:span text:style-name="T487"> часто сокращается до </text:span><text:span text:style-name="T212">`d</text:span><text:span text:style-name="T487"> и произносится как одна буква (поэтому поначалу расслышать </text:span><text:span text:style-name="T212">would</text:span><text:span text:style-name="T487"> в предложении довольно сложно).</text:span></text:p>
      <text:p text:style-name="P331"/>
      <text:p text:style-name="P331"><text:span text:style-name="T483">В</text:span>стречается в вариантах, <text:span text:style-name="T501">когда</text:span>:</text:p>
      <text:list xml:id="list767533989" text:style-name="L37">
        <text:list-item>
          <text:p text:style-name="P534">соответствует русской частице «бы» (когда представляют ситуацию);</text:p>
        </text:list-item>
        <text:list-item>
          <text:p text:style-name="P534">сообщает о привычках прошлого (в этом случае может заменяться на <text:span text:style-name="T189">used to</text:span>).</text:p>
        </text:list-item>
      </text:list>
      <text:p text:style-name="P333"/>
      <text:p text:style-name="P374">I would like to live in New Your — Я бы хотел жить в Нью Йорке <text:span text:style-name="T483">(представил)</text:span>.</text:p>
      <text:p text:style-name="P375">I wouldn`t watch this film with my child — Я бы не смотрела этот фильм с моим ребенком.</text:p>
      <text:p text:style-name="P376">Would you like to go <text:span text:style-name="T486">to the party with us? </text:span>—<text:span text:style-name="T486"> Ты бы хотел пойти с нами на вечеринку?</text:span></text:p>
      <text:p text:style-name="P335"/>
      <text:p text:style-name="P440"><text:span text:style-name="T116">Фраза </text:span><text:span text:style-name="T58">would you like</text:span><text:span text:style-name="T116"> часто используется, когда хотят предложить человеку услугу, </text:span><text:span text:style-name="T134">сервис,</text:span></text:p>
      <text:p text:style-name="P440"><text:span text:style-name="T116">предмет и т. п. Если человек согласен, то он отвечает </text:span><text:span text:style-name="T58">I`d like to</text:span><text:span text:style-name="T116"> (</text:span><text:span text:style-name="T133">я бы хотел</text:span><text:span text:style-name="T116">) </text:span></text:p>
      <text:p text:style-name="P439"><text:span text:style-name="T133">или </text:span><text:span text:style-name="T66">I`d love to</text:span><text:span text:style-name="T133"> </text:span><text:span text:style-name="T116">(с удовольствием).</text:span></text:p>
      <text:p text:style-name="P336"/>
      <text:p text:style-name="P438"><text:span text:style-name="T58">Would you like a cup of </text:span><text:span text:style-name="T65">tea</text:span><text:span text:style-name="T58">? Yes, I would — Вы бы хотили чашечку </text:span><text:span text:style-name="T65">чая</text:span><text:span text:style-name="T58">? Да, хотел бы.</text:span></text:p>
      <text:p text:style-name="P336"/>
      <text:p text:style-name="P377">What would you like, coffee or tea? I`d like some cofee — Чтобы вы хотели, </text:p>
      <text:p text:style-name="P377">кофе или чай? Я бы хотел кофе.</text:p>
      <text:p text:style-name="P336"/>
      <text:p text:style-name="P285">Конструкция <text:span text:style-name="T189">used to</text:span></text:p>
      <text:p text:style-name="P336"/>
      <text:p text:style-name="P337">Используется, когда говорят о регулярных вещах, происходящих в прошлом. </text:p>
      <text:p text:style-name="P429"><text:span text:style-name="T117">Британцы </text:span><text:span text:style-name="T118">предпочитают</text:span><text:span text:style-name="T117"> </text:span><text:span text:style-name="T59">used to</text:span><text:span text:style-name="T117">, американцы чаще использую </text:span><text:span text:style-name="T59">would</text:span><text:span text:style-name="T117">.</text:span></text:p>
      <text:p text:style-name="P337"/>
      <text:p text:style-name="P337">На русский <text:span text:style-name="T189">would/used to</text:span> можно перевести как «имел привычку делать» <text:span text:style-name="T489">или</text:span> «раньше».</text:p>
      <text:p text:style-name="P338"><text:span text:style-name="T489">Также </text:span><text:span text:style-name="T189">would/used to</text:span> <text:span text:style-name="T489">подразумевает, что сейчас человек уже не делает того, что делал раньше.</text:span></text:p>
      <text:p text:style-name="P338"/>
      <text:p text:style-name="P339">Как правило <text:span text:style-name="T189">would</text:span> используется в ситуациях, когда указан период во время которого </text:p>
      <text:p text:style-name="P339">человек так не поступал. </text:p>
      <text:p text:style-name="P339"/>
      <text:p text:style-name="P340">После <text:span text:style-name="T189">used to</text:span> стоит глагол в начальной форме. В настоящем времени эта констуркция </text:p>
      <text:p text:style-name="P340">не используется <text:span text:style-name="T490">(для этого есть Present Simple) </text:span>и<text:span text:style-name="T488"> </text:span>часто <text:span text:style-name="T488">выпадает при переводе.</text:span></text:p>
      <text:p text:style-name="P340"/>
      <text:p text:style-name="P378">I used to live in Bristol — Раньше я жил <text:span text:style-name="T491">в Бристоле (а сейчас нет).</text:span></text:p>
      <text:p text:style-name="P379">I didn`t use to drink tea — Раньше я не пил чай (а теперь пью).</text:p>
      <text:p text:style-name="P379">Did you use to play tennis? — Ты раньше играл в теннис?</text:p>
      <text:p text:style-name="P512">Повелительно наклонение. Imperative</text:p>
      <text:p text:style-name="P346"/>
      <text:p text:style-name="P347">Это способ озвучить распоряжение, приказ, <text:span text:style-name="T503">просьбу</text:span> или призыв к действию.</text:p>
      <text:p text:style-name="P347">В речи очень часто используются предложения в форме повелительного наклонения.</text:p>
      <text:p text:style-name="P347"/>
      <text:p text:style-name="P441"><text:span text:style-name="T135">Чтобы выразить приказ или просьбу (</text:span><text:span text:style-name="T136">настойчиво</text:span><text:span text:style-name="T135">), нужно начать предложение с глагола </text:span></text:p>
      <text:p text:style-name="P536">в начальной форме (форма повелительного наклонения только одна).</text:p>
      <text:p text:style-name="P347"/>
      <text:p text:style-name="P45"><text:span text:style-name="T177">C</text:span><text:span text:style-name="T169">ome here — Подойдите сюда ( призыв к действию).</text:span></text:p>
      <text:p text:style-name="P560">Put your gun down! — Опусти оружие! (приказ).</text:p>
      <text:p text:style-name="P560">Help! — Помогите! (настойчивая просьба).</text:p>
      <text:p text:style-name="P537"/>
      <text:p text:style-name="P459"><text:span text:style-name="T85">Чтобы просьба звучала вежливее, </text:span><text:span text:style-name="T137">используют слово please: </text:span><text:span text:style-name="T67">Come here, please</text:span><text:span text:style-name="T137">.</text:span></text:p>
      <text:p text:style-name="P460"><text:span text:style-name="T137">Е</text:span><text:span text:style-name="T85">сли </text:span><text:span text:style-name="T138">человеку предлагают угоститься едой, то часто начинают предложение с </text:span><text:span text:style-name="T68">have</text:span><text:span text:style-name="T138">.</text:span></text:p>
      <text:p text:style-name="P538"/>
      <text:p text:style-name="P561">Have a cake, please — Угощайтесь тортом, пожалуйста.</text:p>
      <text:p text:style-name="P539"/>
      <text:p text:style-name="P461"><text:span text:style-name="T85">Глагол </text:span><text:span text:style-name="T42">have</text:span><text:span text:style-name="T85"> может входить в устойчивые обороты, связанные с пожеланием. </text:span></text:p>
      <text:p text:style-name="P539">В этом случае он обычно выпадает при переводе.</text:p>
      <text:p text:style-name="P540"/>
      <text:p text:style-name="P46"><text:span text:style-name="T178">H</text:span><text:span text:style-name="T169">ave a nice time — Приятно провести время.</text:span></text:p>
      <text:p text:style-name="P562">Have fun — Повеселитесь.</text:p>
      <text:p text:style-name="P562"/>
      <text:p text:style-name="P115"><text:span text:style-name="T169">Если нужно призвать человека или группу людей совершить что-то вместе, то нужно использовать </text:span><text:span text:style-name="T42">let`s (let us)</text:span><text:span text:style-name="T169"> перед глаголом. Это еще один способ говорить вежливее </text:span></text:p>
      <text:p text:style-name="P541">в повелительном наклонении.</text:p>
      <text:p text:style-name="P541"/>
      <text:p text:style-name="P562">Let`s do it — Давай сделаем это (досл. Позволь нам сделать это).</text:p>
      <text:p text:style-name="P562">Let`s not watch this movie — Давай не будем смотреть этот фильм.</text:p>
      <text:p text:style-name="P541"/>
      <text:p text:style-name="P115"><text:span text:style-name="T169">Если нужно попросить человека не делать что-либо, то нужно начать с </text:span><text:span text:style-name="T42">don`t</text:span><text:span text:style-name="T169">.</text:span></text:p>
      <text:p text:style-name="P562"/>
      <text:p text:style-name="P563">Don`t come here — Не подходи сюда. </text:p>
      <text:p text:style-name="P563">Don`t do it — Не делай этого.</text:p>
      <text:p text:style-name="P563"/>
      <text:p text:style-name="P558">Пассивный залог</text:p>
      <text:p text:style-name="P542"/>
      <text:p text:style-name="P116"><text:span text:style-name="T169">В английском языке, как и в русском, </text:span><text:span text:style-name="T179">есть 2</text:span><text:span text:style-name="T169"> вида залога: активный и пассивный.</text:span></text:p>
      <text:p text:style-name="P442"><text:span text:style-name="T139">Активный залог </text:span><text:span text:style-name="T140">по другому</text:span><text:span text:style-name="T139"> называется действительным (я сам совершаю действие), </text:span></text:p>
      <text:p text:style-name="P543">а пассивный — страдательным (надо мной совершают действие.)</text:p>
      <text:p text:style-name="P544"/>
      <text:p text:style-name="P545">Порядок слов у предложения в пассивном залоге: </text:p>
      <text:list xml:id="list2134330736" text:style-name="L38">
        <text:list-item>
          <text:p text:style-name="P546">подлежащее;</text:p>
        </text:list-item>
        <text:list-item>
          <text:p text:style-name="P546">сказуемое в пассивном залоге (что сделано?);</text:p>
        </text:list-item>
        <text:list-item>
          <text:p text:style-name="P546">дополнение;</text:p>
        </text:list-item>
        <text:list-item>
          <text:p text:style-name="P546">обстоятельство.</text:p>
        </text:list-item>
      </text:list>
      <text:p text:style-name="P547"/>
      <text:p text:style-name="P443"><text:span text:style-name="T141">Сказуемое в пассивном залоге состоит из 2х частей: вспомогательного глагола </text:span><text:span text:style-name="T72">be</text:span><text:span text:style-name="T141"> </text:span></text:p>
      <text:p text:style-name="P443"><text:span text:style-name="T141">и смыслового глагола в 3й форме </text:span><text:span text:style-name="T155">(для </text:span><text:span text:style-name="T156">группы </text:span><text:span text:style-name="T155">Simple)</text:span><text:span text:style-name="T141">.</text:span></text:p>
      <text:p text:style-name="P548"/>
      <text:p text:style-name="P47"><text:span text:style-name="T182">I finished my work</text:span><text:span text:style-name="T169"> yesterday — </text:span><text:span text:style-name="T182">Я закончил работу</text:span><text:span text:style-name="T169"> вчера (активный залог).</text:span></text:p>
      <text:p text:style-name="P47"><text:span text:style-name="T182">The work was finished</text:span><text:span text:style-name="T169"> yesterday — </text:span><text:span text:style-name="T182">Работа была закончена</text:span><text:span text:style-name="T169"> вчера (пассивный залог).</text:span></text:p>
      <text:p text:style-name="P615"><text:soft-page-break/><text:span text:style-name="T152">П</text:span><text:span text:style-name="T151">ассивный залог </text:span><text:span text:style-name="T152">обычно </text:span><text:span text:style-name="T151">используется, когда автор действия неизвестен, не важен </text:span></text:p>
      <text:p text:style-name="P117"><text:span text:style-name="T169">или намеренно скрыт. </text:span><text:span text:style-name="T180">Пассивный залог часто применяется в деловой речи.</text:span></text:p>
      <text:p text:style-name="P564"/>
      <text:p text:style-name="P565">This house is quite old. It was buil in 1990 — Дом старый. Он был простроен в 1990 году.</text:p>
      <text:p text:style-name="P565">(кто построил дом — неизвестно; известен только дом, и что с ним сделали — построили).</text:p>
      <text:p text:style-name="P566"/>
      <text:p text:style-name="P444"><text:span text:style-name="T142">Если нужно указать </text:span><text:span text:style-name="T143">автора</text:span><text:span text:style-name="T142"> действи</text:span><text:span text:style-name="T143">я</text:span><text:span text:style-name="T142">, то это можно сделать в дополнении </text:span></text:p>
      <text:p text:style-name="P444"><text:span text:style-name="T142">с использованием предлога </text:span><text:span text:style-name="T73">by</text:span><text:span text:style-name="T142"> (кем).</text:span></text:p>
      <text:p text:style-name="P549"/>
      <text:p text:style-name="P565">Ann Karenina was written by Leo Tolstoy — Анна Каренина была написана Львом Толстым.</text:p>
      <text:p text:style-name="P445"><text:span text:style-name="T69">(</text:span><text:span text:style-name="T70">над книгой совершили действие — ее написали</text:span><text:span text:style-name="T69">)</text:span></text:p>
      <text:p text:style-name="P567"/>
      <text:p text:style-name="P446"><text:span text:style-name="T144">Подлежащие </text:span><text:span text:style-name="T71">I</text:span><text:span text:style-name="T144">, в предложении с пассивным залогом, часто переводится </text:span></text:p>
      <text:p text:style-name="P550">не как «я», а как «мне/мной/меня».</text:p>
      <text:p text:style-name="P551"/>
      <text:p text:style-name="P568">I am ignored all the time — Меня игнорируют все время.</text:p>
      <text:p text:style-name="P568">I was born in 1990 — Я родился в 1990 году (Меня родили в 1990 году).</text:p>
      <text:p text:style-name="P551"/>
      <text:p text:style-name="P616"><text:span text:style-name="T144">При переводе </text:span><text:span text:style-name="T71">I was born</text:span><text:span text:style-name="T144">, не совсем понятно, что это пассивный залог </text:span><text:span text:style-name="T150">(</text:span><text:span text:style-name="T74">I</text:span><text:span text:style-name="T150"> переводится как «я»)</text:span><text:span text:style-name="T144">.</text:span></text:p>
      <text:p text:style-name="P619"><text:span text:style-name="T144">В английском таких фраз мног. </text:span><text:span text:style-name="T153">Их</text:span><text:span text:style-name="T144"> нужно просто </text:span><text:span text:style-name="T153">запомнить</text:span><text:span text:style-name="T144">, </text:span><text:span text:style-name="T145">например:</text:span></text:p>
      <text:list xml:id="list3074048758" text:style-name="L39">
        <text:list-item>
          <text:p text:style-name="P552">be born — родился (в Past Simple);</text:p>
        </text:list-item>
        <text:list-item>
          <text:p text:style-name="P552">be gone — умер (в Present Simple).</text:p>
        </text:list-item>
      </text:list>
      <text:p text:style-name="P553"/>
      <text:p text:style-name="P554">Present Simple Passive:</text:p>
      <text:p text:style-name="P569">Children are taught at school — Детей учат в школе.</text:p>
      <text:p text:style-name="P554"/>
      <text:p text:style-name="P554">Past Simple Passive:</text:p>
      <text:p text:style-name="P569">I was taught to ride a bike by my dadschool — Меня научил ездить на велосипеде папа.</text:p>
      <text:p text:style-name="P554"/>
      <text:p text:style-name="P554">Future Simple Passive:</text:p>
      <text:p text:style-name="P569">I will be taught English at university — Меня будут учить английскому в универе.</text:p>
      <text:p text:style-name="P569"/>
      <text:p text:style-name="P557">Present Perfect Passive <text:span text:style-name="T508">требует дополнительно</text:span><text:span text:style-name="T510">го</text:span><text:span text:style-name="T508"> слов</text:span><text:span text:style-name="T510">а</text:span><text:span text:style-name="T508"> </text:span><text:span text:style-name="T214">been, </text:span><text:span text:style-name="T510">после</text:span><text:span text:style-name="T215"> have</text:span><text:span text:style-name="T508">. </text:span></text:p>
      <text:p text:style-name="P557"><text:span text:style-name="T511">Если его не указать, то предложение будет в форме активного залога (Present Perfect).</text:span></text:p>
      <text:p text:style-name="P556"/>
      <text:p text:style-name="P570">I have been taught an important lesson — Мне преподали важный урок.</text:p>
      <text:p text:style-name="P571">I have <text:span text:style-name="T509">taught an important lesson — </text:span>Я преподал важный урок.</text:p>
      <text:p text:style-name="P555"><text:span text:style-name="T154"/></text:p>
      <text:p text:style-name="P554">Предложение в Present Perfect Passive можно перепутать с Present Perfect Continuous.</text:p>
      <text:p text:style-name="P554">Здесь главное в том, что в Passive смысловой глагол стоит в 3й форме, </text:p>
      <text:p text:style-name="P118"><text:span text:style-name="T169">а в Continuous — с окончанием </text:span><text:span text:style-name="T42">ing</text:span><text:span text:style-name="T169">.</text:span></text:p>
      <text:p text:style-name="P554"/>
      <text:p text:style-name="P447"><text:span text:style-name="T33">I have been </text:span><text:span text:style-name="T35">speaking</text:span><text:span text:style-name="T33"> English for 2 years. </text:span><text:span text:style-name="T34">—</text:span><text:span text:style-name="T33"> Я </text:span><text:span text:style-name="T35">говорю по</text:span><text:span text:style-name="T33"> английски уже 2 года.</text:span></text:p>
      <text:p text:style-name="P447"><text:span text:style-name="T33">I </text:span><text:span text:style-name="T36">have been </text:span><text:span text:style-name="T35">spoken English — </text:span><text:span text:style-name="T37">Со мной</text:span><text:span text:style-name="T35"> говорили по английски.</text:span></text:p>
      <text:p text:style-name="P572"/>
      <text:p text:style-name="P448"><text:span text:style-name="T166">Т</text:span><text:span text:style-name="T167">акже можно легко перепутать ситуации, когда be используется с прилагательным </text:span><text:span text:style-name="T168">и</text:span><text:span text:style-name="T167"> когда </text:span></text:p>
      <text:p text:style-name="P448"><text:span text:style-name="T168">с</text:span><text:span text:style-name="T167"> пассивн</text:span><text:span text:style-name="T168">ым</text:span><text:span text:style-name="T167"> залог</text:span><text:span text:style-name="T168">ом</text:span><text:span text:style-name="T167">. Здесь важно отлич</text:span><text:span text:style-name="T168">а</text:span><text:span text:style-name="T167">ть прилагательное от глагола.</text:span></text:p>
      <text:p text:style-name="P573"/>
      <text:p text:style-name="P236"><text:span text:style-name="T39">I am interested in art — Я</text:span><text:span text:style-name="T40"> интересуюсь</text:span><text:span text:style-name="T41"> </text:span><text:span text:style-name="T40">искусством </text:span><text:span text:style-name="T38">(interested — прилагательное)</text:span><text:span text:style-name="T40">.</text:span></text:p>
      <text:p text:style-name="P618"><text:span text:style-name="T35">I </text:span><text:span text:style-name="T31">am ignored all the time — Меня игнорируют все время (ignored — глагол в 3й форме).</text:span></text:p>
      <text:p text:style-name="P620"><text:span text:style-name="T29">Вопросительные предложения</text:span></text:p>
      <text:p text:style-name="P603"><text:span text:style-name="T30"/></text:p>
      <text:p text:style-name="P604"><text:span text:style-name="T30"/></text:p>
      <text:p text:style-name="P621"><text:span text:style-name="T370">Таблица времен группы Simple: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670912645824">
          <table:table-cell table:style-name="Table7.A1" office:value-type="string">
            <text:p text:style-name="P474"/>
          </table:table-cell>
          <table:table-cell table:style-name="Table7.A1" office:value-type="string">
            <text:p text:style-name="P462">Past</text:p>
          </table:table-cell>
          <table:table-cell table:style-name="Table7.A1" office:value-type="string">
            <text:p text:style-name="P462">Present</text:p>
          </table:table-cell>
          <table:table-cell table:style-name="Table7.D1" office:value-type="string">
            <text:p text:style-name="P462">Future</text:p>
          </table:table-cell>
        </table:table-row>
        <table:table-row table:style-name="TableLine94670911073664">
          <table:table-cell table:style-name="Table7.A2" office:value-type="string">
            <text:p text:style-name="P469">+</text:p>
          </table:table-cell>
          <table:table-cell table:style-name="Table7.A2" office:value-type="string">
            <text:p text:style-name="P495">I/y<text:span text:style-name="T476">ou</text:span>/w<text:span text:style-name="T476">e</text:span>/t<text:span text:style-name="T476">hey</text:span>/he/she/it</text:p>
            <text:p text:style-name="P495">started</text:p>
          </table:table-cell>
          <table:table-cell table:style-name="Table7.A2" office:value-type="string">
            <text:p text:style-name="P486">I/you/we/they start</text:p>
            <text:p text:style-name="P486">He/she/it starts</text:p>
          </table:table-cell>
          <table:table-cell table:style-name="Table7.D2" office:value-type="string">
            <text:p text:style-name="P498">I/y<text:span text:style-name="T476">ou</text:span>/w<text:span text:style-name="T476">e</text:span>/t<text:span text:style-name="T476">hey</text:span>/he/she/it </text:p>
            <text:p text:style-name="P498">will start</text:p>
          </table:table-cell>
        </table:table-row>
        <table:table-row table:style-name="TableLine94670911096672">
          <table:table-cell table:style-name="Table7.A2" office:value-type="string">
            <text:p text:style-name="P463">-</text:p>
          </table:table-cell>
          <table:table-cell table:style-name="Table7.A2" office:value-type="string">
            <text:p text:style-name="P495">I/y<text:span text:style-name="T476">ou</text:span>/w<text:span text:style-name="T476">e</text:span>/t<text:span text:style-name="T476">hey</text:span>/he/she/it</text:p>
            <text:p text:style-name="P495">didn`t start</text:p>
          </table:table-cell>
          <table:table-cell table:style-name="Table7.A2" office:value-type="string">
            <text:p text:style-name="P486">I/you/we/they don`t start</text:p>
            <text:p text:style-name="P486">He/she/it doesn`t start</text:p>
          </table:table-cell>
          <table:table-cell table:style-name="Table7.D2" office:value-type="string">
            <text:p text:style-name="P498">I/y<text:span text:style-name="T476">ou</text:span>/w<text:span text:style-name="T476">e</text:span>/t<text:span text:style-name="T476">hey</text:span>/he/she/it</text:p>
            <text:p text:style-name="P498">won`t start</text:p>
          </table:table-cell>
        </table:table-row>
        <table:table-row table:style-name="TableLine94670911106656">
          <table:table-cell table:style-name="Table7.A2" office:value-type="string">
            <text:p text:style-name="P463">?</text:p>
          </table:table-cell>
          <table:table-cell table:style-name="Table7.A2" office:value-type="string">
            <text:p text:style-name="P496">Did I/y<text:span text:style-name="T476">ou</text:span>/w<text:span text:style-name="T476">e</text:span>/t<text:span text:style-name="T476">hey</text:span>/he</text:p>
            <text:p text:style-name="P496">/she/it start?</text:p>
          </table:table-cell>
          <table:table-cell table:style-name="Table7.A2" office:value-type="string">
            <text:p text:style-name="P486">Do I/you/we/they start?</text:p>
            <text:p text:style-name="P486">Does he/she/it start?</text:p>
          </table:table-cell>
          <table:table-cell table:style-name="Table7.D2" office:value-type="string">
            <text:p text:style-name="P499">Will I/y<text:span text:style-name="T476">ou</text:span>/w<text:span text:style-name="T476">e</text:span>/t<text:span text:style-name="T476">hey</text:span>/he</text:p>
            <text:p text:style-name="P499">/she/it start?</text:p>
          </table:table-cell>
        </table:table-row>
      </table:table>
      <text:p text:style-name="P104"/>
      <text:p text:style-name="P250"><text:span text:style-name="T378">Таблица времен группы Continu</text:span><text:span text:style-name="T379">ou</text:span><text:span text:style-name="T378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670911116608">
          <table:table-cell table:style-name="Table8.A1" office:value-type="string">
            <text:p text:style-name="P485"/>
          </table:table-cell>
          <table:table-cell table:style-name="Table8.A1" office:value-type="string">
            <text:p text:style-name="P462">Past</text:p>
          </table:table-cell>
          <table:table-cell table:style-name="Table8.A1" office:value-type="string">
            <text:p text:style-name="P462">Present</text:p>
          </table:table-cell>
          <table:table-cell table:style-name="Table8.D1" office:value-type="string">
            <text:p text:style-name="P462">Future</text:p>
          </table:table-cell>
        </table:table-row>
        <table:table-row table:style-name="TableLine94670911203200">
          <table:table-cell table:style-name="Table8.A2" office:value-type="string">
            <text:p text:style-name="P463">+</text:p>
          </table:table-cell>
          <table:table-cell table:style-name="Table8.A2" office:value-type="string">
            <text:p text:style-name="P497">I/<text:span text:style-name="T475">he/she/it</text:span> <text:span text:style-name="T475">was starting</text:span></text:p>
            <text:p text:style-name="P497"><text:span text:style-name="T475">Y</text:span><text:span text:style-name="T476">ou</text:span><text:span text:style-name="T475">/w</text:span><text:span text:style-name="T476">e</text:span><text:span text:style-name="T475">/t</text:span><text:span text:style-name="T476">hey</text:span><text:span text:style-name="T475"> were starting</text:span></text:p>
          </table:table-cell>
          <table:table-cell table:style-name="Table8.A2" office:value-type="string">
            <text:p text:style-name="P488">I am starting</text:p>
            <text:p text:style-name="P489">He/she/it is starting</text:p>
            <text:p text:style-name="P488">You/we/they are starting</text:p>
          </table:table-cell>
          <table:table-cell table:style-name="Table8.D2" office:value-type="string">
            <text:p text:style-name="P474"/>
          </table:table-cell>
        </table:table-row>
        <table:table-row table:style-name="TableLine94670911243440">
          <table:table-cell table:style-name="Table8.A2" office:value-type="string">
            <text:p text:style-name="P463">-</text:p>
          </table:table-cell>
          <table:table-cell table:style-name="Table8.A2" office:value-type="string">
            <text:p text:style-name="P498">I/he/she/it wasn`t starting</text:p>
            <text:p text:style-name="P498">Y<text:span text:style-name="T476">ou</text:span>/w<text:span text:style-name="T476">e</text:span>/t<text:span text:style-name="T476">hey</text:span> weren`t starting</text:p>
          </table:table-cell>
          <table:table-cell table:style-name="Table8.A2" office:value-type="string">
            <text:p text:style-name="P488">I`m not starting</text:p>
            <text:p text:style-name="P489">He/she/it isn`t starting</text:p>
            <text:p text:style-name="P488">You/we/they aren`t starting</text:p>
          </table:table-cell>
          <table:table-cell table:style-name="Table8.D2" office:value-type="string">
            <text:p text:style-name="P474"/>
          </table:table-cell>
        </table:table-row>
        <table:table-row table:style-name="TableLine94670911251056">
          <table:table-cell table:style-name="Table8.A2" office:value-type="string">
            <text:p text:style-name="P463">?</text:p>
          </table:table-cell>
          <table:table-cell table:style-name="Table8.A2" office:value-type="string">
            <text:p text:style-name="P498">Was I/he/she/it starting?</text:p>
            <text:p text:style-name="P498">Were y<text:span text:style-name="T476">ou</text:span>/w<text:span text:style-name="T476">e</text:span>/t<text:span text:style-name="T476">hey</text:span> starting?</text:p>
          </table:table-cell>
          <table:table-cell table:style-name="Table8.A2" office:value-type="string">
            <text:p text:style-name="P488">Am I starting?</text:p>
            <text:p text:style-name="P489">Is he/she/it starting?</text:p>
            <text:p text:style-name="P488">Are you/we/they starting?</text:p>
          </table:table-cell>
          <table:table-cell table:style-name="Table8.D2" office:value-type="string">
            <text:p text:style-name="P474"/>
          </table:table-cell>
        </table:table-row>
      </table:table>
      <text:p text:style-name="P104"/>
      <text:p text:style-name="P106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670911254640">
          <table:table-cell table:style-name="Table9.A1" office:value-type="string">
            <text:p text:style-name="P485"/>
          </table:table-cell>
          <table:table-cell table:style-name="Table9.A1" office:value-type="string">
            <text:p text:style-name="P462">Past</text:p>
          </table:table-cell>
          <table:table-cell table:style-name="Table9.A1" office:value-type="string">
            <text:p text:style-name="P462">Present</text:p>
          </table:table-cell>
          <table:table-cell table:style-name="Table9.D1" office:value-type="string">
            <text:p text:style-name="P462">Future</text:p>
          </table:table-cell>
        </table:table-row>
        <table:table-row table:style-name="TableLine94670911342752">
          <table:table-cell table:style-name="Table9.A2" office:value-type="string">
            <text:p text:style-name="P463">+</text:p>
          </table:table-cell>
          <table:table-cell table:style-name="Table9.A2" office:value-type="string">
            <text:p text:style-name="P474"/>
          </table:table-cell>
          <table:table-cell table:style-name="Table9.A2" office:value-type="string">
            <text:p text:style-name="P488">I/you/we/they have started</text:p>
            <text:p text:style-name="P488">He/she/it has started</text:p>
          </table:table-cell>
          <table:table-cell table:style-name="Table9.D2" office:value-type="string">
            <text:p text:style-name="P474"/>
          </table:table-cell>
        </table:table-row>
        <table:table-row table:style-name="TableLine94670911388976">
          <table:table-cell table:style-name="Table9.A2" office:value-type="string">
            <text:p text:style-name="P463">-</text:p>
          </table:table-cell>
          <table:table-cell table:style-name="Table9.A2" office:value-type="string">
            <text:p text:style-name="P474"/>
          </table:table-cell>
          <table:table-cell table:style-name="Table9.A2" office:value-type="string">
            <text:p text:style-name="P488">I/y<text:span text:style-name="T450">ou</text:span>/w<text:span text:style-name="T450">e</text:span>/t<text:span text:style-name="T450">hey</text:span> haven`t started</text:p>
            <text:p text:style-name="P488">He/she/it hasn`t started</text:p>
          </table:table-cell>
          <table:table-cell table:style-name="Table9.D2" office:value-type="string">
            <text:p text:style-name="P474"/>
          </table:table-cell>
        </table:table-row>
        <table:table-row table:style-name="TableLine94670911391712">
          <table:table-cell table:style-name="Table9.A2" office:value-type="string">
            <text:p text:style-name="P463">?</text:p>
          </table:table-cell>
          <table:table-cell table:style-name="Table9.A2" office:value-type="string">
            <text:p text:style-name="P474"/>
          </table:table-cell>
          <table:table-cell table:style-name="Table9.A2" office:value-type="string">
            <text:p text:style-name="P488">Have I/y<text:span text:style-name="T451">ou</text:span>/w<text:span text:style-name="T451">e</text:span>/t<text:span text:style-name="T451">hey</text:span> started?</text:p>
            <text:p text:style-name="P488">Has he/she/it started?</text:p>
          </table:table-cell>
          <table:table-cell table:style-name="Table9.D2" office:value-type="string">
            <text:p text:style-name="P474"/>
          </table:table-cell>
        </table:table-row>
      </table:table>
      <text:p text:style-name="P106"/>
      <text:p text:style-name="P107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670911394272">
          <table:table-cell table:style-name="Table1.A1" office:value-type="string">
            <text:p text:style-name="P487"/>
          </table:table-cell>
          <table:table-cell table:style-name="Table1.A1" office:value-type="string">
            <text:p text:style-name="P464">Past</text:p>
          </table:table-cell>
          <table:table-cell table:style-name="Table1.A1" office:value-type="string">
            <text:p text:style-name="P464">Present</text:p>
          </table:table-cell>
          <table:table-cell table:style-name="Table1.D1" office:value-type="string">
            <text:p text:style-name="P464">Future</text:p>
          </table:table-cell>
        </table:table-row>
        <table:table-row table:style-name="TableLine94670911445712">
          <table:table-cell table:style-name="Table1.A2" office:value-type="string">
            <text:p text:style-name="P464">+</text:p>
          </table:table-cell>
          <table:table-cell table:style-name="Table1.A2" office:value-type="string">
            <text:p text:style-name="P475"/>
          </table:table-cell>
          <table:table-cell table:style-name="Table1.A2" office:value-type="string">
            <text:p text:style-name="P494">I/y<text:span text:style-name="T476">ou</text:span>/w<text:span text:style-name="T476">e</text:span>/t<text:span text:style-name="T476">hey</text:span> have been starting</text:p>
            <text:p text:style-name="P494">He/she/it has been starting</text:p>
          </table:table-cell>
          <table:table-cell table:style-name="Table1.D2" office:value-type="string">
            <text:p text:style-name="P475"/>
          </table:table-cell>
        </table:table-row>
        <table:table-row table:style-name="TableLine94670911451792">
          <table:table-cell table:style-name="Table1.A2" office:value-type="string">
            <text:p text:style-name="P464">-</text:p>
          </table:table-cell>
          <table:table-cell table:style-name="Table1.A2" office:value-type="string">
            <text:p text:style-name="P475"/>
          </table:table-cell>
          <table:table-cell table:style-name="Table1.A2" office:value-type="string">
            <text:p text:style-name="P494">I/y<text:span text:style-name="T476">ou</text:span>/w<text:span text:style-name="T476">e</text:span>/t<text:span text:style-name="T476">hey</text:span> haven`t been starting</text:p>
            <text:p text:style-name="P494">He/she/it hasn`t been starting</text:p>
          </table:table-cell>
          <table:table-cell table:style-name="Table1.D2" office:value-type="string">
            <text:p text:style-name="P475"/>
          </table:table-cell>
        </table:table-row>
        <table:table-row table:style-name="TableLine94670911455408">
          <table:table-cell table:style-name="Table1.A2" office:value-type="string">
            <text:p text:style-name="P464">?</text:p>
          </table:table-cell>
          <table:table-cell table:style-name="Table1.A2" office:value-type="string">
            <text:p text:style-name="P475"/>
          </table:table-cell>
          <table:table-cell table:style-name="Table1.A2" office:value-type="string">
            <text:p text:style-name="P494">Have I/y<text:span text:style-name="T476">ou</text:span>/w<text:span text:style-name="T476">e</text:span>/t<text:span text:style-name="T476">hey</text:span> been starting?</text:p>
            <text:p text:style-name="P494">Has he/she/it been starting?</text:p>
          </table:table-cell>
          <table:table-cell table:style-name="Table1.D2" office:value-type="string">
            <text:p text:style-name="P475"/>
          </table:table-cell>
        </table:table-row>
      </table:table>
      <text:p text:style-name="P514"><text:span text:style-name="T295">Таблица </text:span><text:span text:style-name="T296">форм</text:span><text:span text:style-name="T295"> глагола </text:span><text:span text:style-name="T305">b</text:span><text:span text:style-name="T295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670911481360">
          <table:table-cell table:style-name="Table5.A1" office:value-type="string">
            <text:p text:style-name="P468">Подлежащее</text:p>
          </table:table-cell>
          <table:table-cell table:style-name="Table5.A1" office:value-type="string">
            <text:p text:style-name="P465">Past</text:p>
          </table:table-cell>
          <table:table-cell table:style-name="Table5.A1" office:value-type="string">
            <text:p text:style-name="P465">Present</text:p>
          </table:table-cell>
          <table:table-cell table:style-name="Table5.D1" office:value-type="string">
            <text:p text:style-name="P465">Future</text:p>
          </table:table-cell>
        </table:table-row>
        <table:table-row table:style-name="TableLine94670911546208">
          <table:table-cell table:style-name="Table5.A2" office:value-type="string">
            <text:p text:style-name="P493"><text:s/>I</text:p>
          </table:table-cell>
          <table:table-cell table:style-name="Table5.A2" office:value-type="string">
            <text:p text:style-name="P494">was</text:p>
          </table:table-cell>
          <table:table-cell table:style-name="Table5.A2" office:value-type="string">
            <text:p text:style-name="P490">am</text:p>
          </table:table-cell>
          <table:table-cell table:style-name="Table5.D2" office:value-type="string">
            <text:p text:style-name="P500">will be</text:p>
          </table:table-cell>
        </table:table-row>
        <table:table-row table:style-name="TableLine94670911563584">
          <table:table-cell table:style-name="Table5.A2" office:value-type="string">
            <text:p text:style-name="P492">he/she/<text:span text:style-name="T461">it</text:span></text:p>
          </table:table-cell>
          <table:table-cell table:style-name="Table5.A2" office:value-type="string">
            <text:p text:style-name="P494">was</text:p>
          </table:table-cell>
          <table:table-cell table:style-name="Table5.A2" office:value-type="string">
            <text:p text:style-name="P491">is</text:p>
          </table:table-cell>
          <table:table-cell table:style-name="Table5.D2" office:value-type="string">
            <text:p text:style-name="P500">will be</text:p>
          </table:table-cell>
        </table:table-row>
        <table:table-row table:style-name="TableLine94670911572384">
          <table:table-cell table:style-name="Table5.A2" office:value-type="string">
            <text:p text:style-name="P492">you/we/they</text:p>
          </table:table-cell>
          <table:table-cell table:style-name="Table5.A2" office:value-type="string">
            <text:p text:style-name="P494">were</text:p>
          </table:table-cell>
          <table:table-cell table:style-name="Table5.A2" office:value-type="string">
            <text:p text:style-name="P491">are</text:p>
          </table:table-cell>
          <table:table-cell table:style-name="Table5.D2" office:value-type="string">
            <text:p text:style-name="P500">will be</text:p>
          </table:table-cell>
        </table:table-row>
      </table:table>
      <text:p text:style-name="P156"/>
      <text:p text:style-name="P156">Таблица модальных глаголов:</text:p>
      <table:table table:name="Table2" table:style-name="Table2">
        <table:table-column table:style-name="Table2.A" table:number-columns-repeated="3"/>
        <table:table-row table:style-name="TableLine94670911583792">
          <table:table-cell table:style-name="Table2.A1" office:value-type="string">
            <text:p text:style-name="P470">Глагол</text:p>
          </table:table-cell>
          <table:table-cell table:style-name="Table2.A1" office:value-type="string">
            <text:p text:style-name="P476"><text:span text:style-name="T397">З</text:span><text:span text:style-name="T398">начение</text:span></text:p>
          </table:table-cell>
          <table:table-cell table:style-name="Table2.C1" office:value-type="string">
            <text:p text:style-name="P476"><text:span text:style-name="T397">В</text:span><text:span text:style-name="T398">рем</text:span><text:span text:style-name="T397">я</text:span></text:p>
          </table:table-cell>
        </table:table-row>
        <table:table-row table:style-name="TableLine94670911674656">
          <table:table-cell table:style-name="Table2.A2" office:value-type="string">
            <text:p text:style-name="P501">can</text:p>
          </table:table-cell>
          <table:table-cell table:style-name="Table2.A2" office:value-type="string">
            <text:p text:style-name="P501">могу, умею, смогу;</text:p>
            <text:p text:style-name="P501">(часто используется в просьбах и предложениях)</text:p>
          </table:table-cell>
          <table:table-cell table:style-name="Table2.C2" office:value-type="string">
            <text:p text:style-name="P501">настоящее и будущее</text:p>
          </table:table-cell>
        </table:table-row>
        <table:table-row table:style-name="TableLine94670911695248">
          <table:table-cell table:style-name="Table2.A2" office:value-type="string">
            <text:p text:style-name="P501">could</text:p>
          </table:table-cell>
          <table:table-cell table:style-name="Table2.A2" office:value-type="string">
            <text:p text:style-name="P501">мог, умел</text:p>
          </table:table-cell>
          <table:table-cell table:style-name="Table2.C2" office:value-type="string">
            <text:p text:style-name="P501">прошедшее</text:p>
          </table:table-cell>
        </table:table-row>
        <table:table-row table:style-name="TableLine94670911698096">
          <table:table-cell table:style-name="Table2.A2" office:value-type="string">
            <text:p text:style-name="P501">might, may</text:p>
          </table:table-cell>
          <table:table-cell table:style-name="Table2.A2" office:value-type="string">
            <text:p text:style-name="P501">может быть, мог бы, возможно, наверное</text:p>
          </table:table-cell>
          <table:table-cell table:style-name="Table2.C2" office:value-type="string">
            <text:p text:style-name="P501">настоящее и будущие</text:p>
          </table:table-cell>
        </table:table-row>
        <table:table-row table:style-name="TableLine94670911701264">
          <table:table-cell table:style-name="Table2.A2" office:value-type="string">
            <text:p text:style-name="P501">must</text:p>
          </table:table-cell>
          <table:table-cell table:style-name="Table2.A2" office:value-type="string">
            <text:p text:style-name="P501">должен, обязан, нужно, запрет, нельзя</text:p>
          </table:table-cell>
          <table:table-cell table:style-name="Table2.C2" office:value-type="string">
            <text:p text:style-name="P501">настоящее</text:p>
          </table:table-cell>
        </table:table-row>
        <table:table-row table:style-name="TableLine94670911709376">
          <table:table-cell table:style-name="Table2.A2" office:value-type="string">
            <text:p text:style-name="P501">should</text:p>
          </table:table-cell>
          <table:table-cell table:style-name="Table2.A2" office:value-type="string">
            <text:p text:style-name="P501">следует сделать, следовало бы сделать; (совет)</text:p>
          </table:table-cell>
          <table:table-cell table:style-name="Table2.C2" office:value-type="string">
            <text:p text:style-name="P501">настоящее и будущие</text:p>
          </table:table-cell>
        </table:table-row>
        <table:table-row table:style-name="TableLine94670911718928">
          <table:table-cell table:style-name="Table2.A2" office:value-type="string">
            <text:p text:style-name="P501">would</text:p>
          </table:table-cell>
          <table:table-cell table:style-name="Table2.A2" office:value-type="string">
            <text:p text:style-name="P501">частица «бы», предложение услуги, привычка прошлого</text:p>
          </table:table-cell>
          <table:table-cell table:style-name="Table2.C2" office:value-type="string">
            <text:p text:style-name="P501">настоящее, прошедшее, будущие</text:p>
          </table:table-cell>
        </table:table-row>
      </table:table>
      <text:p text:style-name="P157"/>
      <text:p text:style-name="P157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670911727520">
          <table:table-cell table:style-name="Table3.A1" office:value-type="string">
            <text:p text:style-name="P471">Конструкция</text:p>
          </table:table-cell>
          <table:table-cell table:style-name="Table3.A1" office:value-type="string">
            <text:p text:style-name="P471">Значение</text:p>
          </table:table-cell>
          <table:table-cell table:style-name="Table3.C1" office:value-type="string">
            <text:p text:style-name="P471">Время</text:p>
          </table:table-cell>
        </table:table-row>
        <table:table-row table:style-name="TableLine94670911757920">
          <table:table-cell table:style-name="Table3.A2" office:value-type="string">
            <text:p text:style-name="P502">be able to</text:p>
          </table:table-cell>
          <table:table-cell table:style-name="Table3.A2" office:value-type="string">
            <text:p text:style-name="P502">могу (близко к can)</text:p>
          </table:table-cell>
          <table:table-cell table:style-name="Table3.C2" office:value-type="string">
            <text:p text:style-name="P502">be меняется по временам</text:p>
          </table:table-cell>
        </table:table-row>
        <table:table-row table:style-name="TableLine94670911781424">
          <table:table-cell table:style-name="Table3.A2" office:value-type="string">
            <text:p text:style-name="P502">have to</text:p>
          </table:table-cell>
          <table:table-cell table:style-name="Table3.A2" office:value-type="string">
            <text:p text:style-name="P502">должен (близко к must)</text:p>
          </table:table-cell>
          <table:table-cell table:style-name="Table3.C2" office:value-type="string">
            <text:p text:style-name="P502">have меняется по временам</text:p>
          </table:table-cell>
        </table:table-row>
        <table:table-row table:style-name="TableLine94670911789152">
          <table:table-cell table:style-name="Table3.A2" office:value-type="string">
            <text:p text:style-name="P502">used to</text:p>
          </table:table-cell>
          <table:table-cell table:style-name="Table3.A2" office:value-type="string">
            <text:p text:style-name="P502">делал раньше, имел привычку делать (близко к would)</text:p>
          </table:table-cell>
          <table:table-cell table:style-name="Table3.C2" office:value-type="string">
            <text:p text:style-name="P502">всегда стоит в прошедшем;</text:p>
            <text:p text:style-name="P502">меняется как Past Simple</text:p>
          </table:table-cell>
        </table:table-row>
      </table:table>
      <text:p text:style-name="P592"/>
      <text:p text:style-name="P256"><text:span text:style-name="T295">Таблица </text:span><text:span text:style-name="T310">форм </text:span><text:span text:style-name="T295">пассивно</text:span><text:span text:style-name="T311">го</text:span><text:span text:style-name="T295"> залог</text:span><text:span text:style-name="T311">а</text:span><text:span text:style-name="T295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4670911854816">
          <table:table-cell table:style-name="Table4.A1" office:value-type="string">
            <text:p text:style-name="P477"/>
          </table:table-cell>
          <table:table-cell table:style-name="Table4.A1" office:value-type="string">
            <text:p text:style-name="P472">Past</text:p>
          </table:table-cell>
          <table:table-cell table:style-name="Table4.A1" office:value-type="string">
            <text:p text:style-name="P472">Present</text:p>
          </table:table-cell>
          <table:table-cell table:style-name="Table4.D1" office:value-type="string">
            <text:p text:style-name="P472">Future</text:p>
          </table:table-cell>
        </table:table-row>
        <table:table-row table:style-name="TableLine94670911942064">
          <table:table-cell table:style-name="Table4.A2" office:value-type="string">
            <text:p text:style-name="P473">Simple</text:p>
          </table:table-cell>
          <table:table-cell table:style-name="Table4.A2" office:value-type="string">
            <text:p text:style-name="P477"><text:span text:style-name="T504">I/</text:span><text:span text:style-name="T505">he/she/it</text:span><text:span text:style-name="T504"> </text:span><text:span text:style-name="T505">was</text:span><text:span text:style-name="T504"> </text:span><text:span text:style-name="T146">taught</text:span></text:p>
            <text:p text:style-name="P504">You/we/they were <text:span text:style-name="T146">taught</text:span></text:p>
          </table:table-cell>
          <table:table-cell table:style-name="Table4.A2" office:value-type="string">
            <text:p text:style-name="P503">I am <text:span text:style-name="T146">taught</text:span></text:p>
            <text:p text:style-name="P504">He/she/it is <text:span text:style-name="T146">taught</text:span></text:p>
            <text:p text:style-name="P504">You/we/the<text:span text:style-name="T506">y</text:span> are <text:span text:style-name="T146">taught</text:span></text:p>
          </table:table-cell>
          <table:table-cell table:style-name="Table4.D2" office:value-type="string">
            <text:p text:style-name="P505">I/you/we/they/he/she/it</text:p>
            <text:p text:style-name="P505">will be <text:span text:style-name="T146">taught</text:span></text:p>
          </table:table-cell>
        </table:table-row>
        <table:table-row table:style-name="TableLine94670911947920">
          <table:table-cell table:style-name="Table4.A2" office:value-type="string">
            <text:p text:style-name="P473">Contin.</text:p>
          </table:table-cell>
          <table:table-cell table:style-name="Table4.A2" office:value-type="string">
            <text:p text:style-name="P477"><text:span text:style-name="T506">I/he/she/it was being </text:span><text:span text:style-name="T146">taught</text:span></text:p>
            <text:p text:style-name="P477"><text:span text:style-name="T148">You/we/the</text:span><text:span text:style-name="T147">y</text:span><text:span text:style-name="T148"> </text:span><text:span text:style-name="T147">were</text:span><text:span text:style-name="T148"> </text:span><text:span text:style-name="T147">being</text:span><text:span text:style-name="T148"> </text:span><text:span text:style-name="T146">taught</text:span></text:p>
          </table:table-cell>
          <table:table-cell table:style-name="Table4.A2" office:value-type="string">
            <text:p text:style-name="P505">I am being <text:span text:style-name="T146">taught</text:span></text:p>
            <text:p text:style-name="P505"><text:span text:style-name="T146">H</text:span><text:span text:style-name="T85">e/she/it is being taught</text:span></text:p>
            <text:p text:style-name="P504"><text:span text:style-name="T85">You/we/the</text:span><text:span text:style-name="T147">y</text:span><text:span text:style-name="T85"> are </text:span><text:span text:style-name="T147">being</text:span><text:span text:style-name="T85"> </text:span><text:span text:style-name="T146">taught</text:span></text:p>
          </table:table-cell>
          <table:table-cell table:style-name="Table4.D2" office:value-type="string">
            <text:p text:style-name="P505">— </text:p>
          </table:table-cell>
        </table:table-row>
        <table:table-row table:style-name="TableLine94670911959024">
          <table:table-cell table:style-name="Table4.A2" office:value-type="string">
            <text:p text:style-name="P473">Perfect</text:p>
          </table:table-cell>
          <table:table-cell table:style-name="Table4.A2" office:value-type="string">
            <text:p text:style-name="P477"><text:span text:style-name="T507">I/you/we/they/</text:span><text:span text:style-name="T149">he/she/it</text:span><text:span text:style-name="T507"> </text:span></text:p>
            <text:p text:style-name="P477"><text:span text:style-name="T507">had been </text:span><text:span text:style-name="T146">taught</text:span></text:p>
          </table:table-cell>
          <table:table-cell table:style-name="Table4.A2" office:value-type="string">
            <text:p text:style-name="P506">I/you/we/they have been <text:span text:style-name="T146">taught</text:span></text:p>
            <text:p text:style-name="P506"><text:span text:style-name="T146">H</text:span><text:span text:style-name="T85">e/she/it has been </text:span><text:span text:style-name="T146">taught</text:span></text:p>
          </table:table-cell>
          <table:table-cell table:style-name="Table4.D2" office:value-type="string">
            <text:p text:style-name="P477"><text:span text:style-name="T507">I/you/we/they/</text:span><text:span text:style-name="T149">he/she/it</text:span><text:span text:style-name="T507"> </text:span></text:p>
            <text:p text:style-name="P477"><text:span text:style-name="T507">will have been </text:span><text:span text:style-name="T146">taught</text:span></text:p>
          </table:table-cell>
        </table:table-row>
      </table:table>
      <text:p text:style-name="P592"/>
      <text:p text:style-name="P158">Таблица сокращений:</text:p>
      <text:p text:style-name="P141"><text:soft-page-break/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670911962032">
          <table:table-cell table:style-name="Table6.A1" office:value-type="string">
            <text:p text:style-name="P467">Перевод</text:p>
          </table:table-cell>
          <table:table-cell table:style-name="Table6.A1" office:value-type="string">
            <text:p text:style-name="P466">Начальная форма</text:p>
          </table:table-cell>
          <table:table-cell table:style-name="Table6.A1" office:value-type="string">
            <text:p text:style-name="P466">2я форма</text:p>
          </table:table-cell>
          <table:table-cell table:style-name="Table6.D1" office:value-type="string">
            <text:p text:style-name="P467">3я форма</text:p>
          </table:table-cell>
        </table:table-row>
        <table:table-row table:style-name="TableLine94670912266656">
          <table:table-cell table:style-name="Table6.A2" office:value-type="string">
            <text:p text:style-name="P478">начинать</text:p>
          </table:table-cell>
          <table:table-cell table:style-name="Table6.A2" office:value-type="string">
            <text:p text:style-name="P479">begin</text:p>
          </table:table-cell>
          <table:table-cell table:style-name="Table6.A2" office:value-type="string">
            <text:p text:style-name="P479">began</text:p>
          </table:table-cell>
          <table:table-cell table:style-name="Table6.D2" office:value-type="string">
            <text:p text:style-name="P478">begun</text:p>
          </table:table-cell>
        </table:table-row>
        <table:table-row table:style-name="TableLine94670912282832">
          <table:table-cell table:style-name="Table6.A2" office:value-type="string">
            <text:p text:style-name="P478">ломать</text:p>
          </table:table-cell>
          <table:table-cell table:style-name="Table6.A2" office:value-type="string">
            <text:p text:style-name="P479">break</text:p>
          </table:table-cell>
          <table:table-cell table:style-name="Table6.A2" office:value-type="string">
            <text:p text:style-name="P479">broke</text:p>
          </table:table-cell>
          <table:table-cell table:style-name="Table6.D2" office:value-type="string">
            <text:p text:style-name="P478">broken</text:p>
          </table:table-cell>
        </table:table-row>
        <table:table-row table:style-name="TableLine94670912289424">
          <table:table-cell table:style-name="Table6.A2" office:value-type="string">
            <text:p text:style-name="P478">приносить</text:p>
          </table:table-cell>
          <table:table-cell table:style-name="Table6.A2" office:value-type="string">
            <text:p text:style-name="P479">bring</text:p>
          </table:table-cell>
          <table:table-cell table:style-name="Table6.A2" office:value-type="string">
            <text:p text:style-name="P479">brought</text:p>
          </table:table-cell>
          <table:table-cell table:style-name="Table6.D2" office:value-type="string">
            <text:p text:style-name="P478">brought</text:p>
          </table:table-cell>
        </table:table-row>
        <table:table-row table:style-name="TableLine94670912291984">
          <table:table-cell table:style-name="Table6.A2" office:value-type="string">
            <text:p text:style-name="P478">покупать</text:p>
          </table:table-cell>
          <table:table-cell table:style-name="Table6.A2" office:value-type="string">
            <text:p text:style-name="P479">buy</text:p>
          </table:table-cell>
          <table:table-cell table:style-name="Table6.A2" office:value-type="string">
            <text:p text:style-name="P479">bought</text:p>
          </table:table-cell>
          <table:table-cell table:style-name="Table6.D2" office:value-type="string">
            <text:p text:style-name="P478">bought</text:p>
          </table:table-cell>
        </table:table-row>
        <table:table-row table:style-name="TableLine94670912307152">
          <table:table-cell table:style-name="Table6.A2" office:value-type="string">
            <text:p text:style-name="P478">приходить</text:p>
          </table:table-cell>
          <table:table-cell table:style-name="Table6.A2" office:value-type="string">
            <text:p text:style-name="P479">come</text:p>
          </table:table-cell>
          <table:table-cell table:style-name="Table6.A2" office:value-type="string">
            <text:p text:style-name="P479">came</text:p>
          </table:table-cell>
          <table:table-cell table:style-name="Table6.D2" office:value-type="string">
            <text:p text:style-name="P478">come</text:p>
          </table:table-cell>
        </table:table-row>
        <table:table-row table:style-name="TableLine94670912314320">
          <table:table-cell table:style-name="Table6.A2" office:value-type="string">
            <text:p text:style-name="P478">делать</text:p>
          </table:table-cell>
          <table:table-cell table:style-name="Table6.A2" office:value-type="string">
            <text:p text:style-name="P479">do</text:p>
          </table:table-cell>
          <table:table-cell table:style-name="Table6.A2" office:value-type="string">
            <text:p text:style-name="P479">did</text:p>
          </table:table-cell>
          <table:table-cell table:style-name="Table6.D2" office:value-type="string">
            <text:p text:style-name="P478">done</text:p>
          </table:table-cell>
        </table:table-row>
        <table:table-row table:style-name="TableLine94670912318016">
          <table:table-cell table:style-name="Table6.A2" office:value-type="string">
            <text:p text:style-name="P478">пить</text:p>
          </table:table-cell>
          <table:table-cell table:style-name="Table6.A2" office:value-type="string">
            <text:p text:style-name="P479">drink</text:p>
          </table:table-cell>
          <table:table-cell table:style-name="Table6.A2" office:value-type="string">
            <text:p text:style-name="P479">drank</text:p>
          </table:table-cell>
          <table:table-cell table:style-name="Table6.D2" office:value-type="string">
            <text:p text:style-name="P478">drunk</text:p>
          </table:table-cell>
        </table:table-row>
        <table:table-row table:style-name="TableLine94670912320576">
          <table:table-cell table:style-name="Table6.A2" office:value-type="string">
            <text:p text:style-name="P478">есть</text:p>
          </table:table-cell>
          <table:table-cell table:style-name="Table6.A2" office:value-type="string">
            <text:p text:style-name="P479">eat</text:p>
          </table:table-cell>
          <table:table-cell table:style-name="Table6.A2" office:value-type="string">
            <text:p text:style-name="P479">ate</text:p>
          </table:table-cell>
          <table:table-cell table:style-name="Table6.D2" office:value-type="string">
            <text:p text:style-name="P478">eaten</text:p>
          </table:table-cell>
        </table:table-row>
        <table:table-row table:style-name="TableLine94670912324352">
          <table:table-cell table:style-name="Table6.A2" office:value-type="string">
            <text:p text:style-name="P478">падать</text:p>
          </table:table-cell>
          <table:table-cell table:style-name="Table6.A2" office:value-type="string">
            <text:p text:style-name="P480">fall</text:p>
          </table:table-cell>
          <table:table-cell table:style-name="Table6.A2" office:value-type="string">
            <text:p text:style-name="P480">fell</text:p>
          </table:table-cell>
          <table:table-cell table:style-name="Table6.D2" office:value-type="string">
            <text:p text:style-name="P478">fallen</text:p>
          </table:table-cell>
        </table:table-row>
        <table:table-row table:style-name="TableLine94670912327504">
          <table:table-cell table:style-name="Table6.A2" office:value-type="string">
            <text:p text:style-name="P478">летать</text:p>
          </table:table-cell>
          <table:table-cell table:style-name="Table6.A2" office:value-type="string">
            <text:p text:style-name="P480">fly</text:p>
          </table:table-cell>
          <table:table-cell table:style-name="Table6.A2" office:value-type="string">
            <text:p text:style-name="P480">flew</text:p>
          </table:table-cell>
          <table:table-cell table:style-name="Table6.D2" office:value-type="string">
            <text:p text:style-name="P478">flown</text:p>
          </table:table-cell>
        </table:table-row>
        <table:table-row table:style-name="TableLine94670912333232">
          <table:table-cell table:style-name="Table6.A2" office:value-type="string">
            <text:p text:style-name="P478">забывать</text:p>
          </table:table-cell>
          <table:table-cell table:style-name="Table6.A2" office:value-type="string">
            <text:p text:style-name="P480">forget</text:p>
          </table:table-cell>
          <table:table-cell table:style-name="Table6.A2" office:value-type="string">
            <text:p text:style-name="P480">forgot</text:p>
          </table:table-cell>
          <table:table-cell table:style-name="Table6.D2" office:value-type="string">
            <text:p text:style-name="P478">forgotten</text:p>
          </table:table-cell>
        </table:table-row>
        <table:table-row table:style-name="TableLine94670912340944">
          <table:table-cell table:style-name="Table6.A2" office:value-type="string">
            <text:p text:style-name="P478">получать</text:p>
          </table:table-cell>
          <table:table-cell table:style-name="Table6.A2" office:value-type="string">
            <text:p text:style-name="P480">get</text:p>
          </table:table-cell>
          <table:table-cell table:style-name="Table6.A2" office:value-type="string">
            <text:p text:style-name="P480">got</text:p>
          </table:table-cell>
          <table:table-cell table:style-name="Table6.D2" office:value-type="string">
            <text:p text:style-name="P478">got</text:p>
          </table:table-cell>
        </table:table-row>
        <table:table-row table:style-name="TableLine94670912348784">
          <table:table-cell table:style-name="Table6.A2" office:value-type="string">
            <text:p text:style-name="P481">давать</text:p>
          </table:table-cell>
          <table:table-cell table:style-name="Table6.A2" office:value-type="string">
            <text:p text:style-name="P482">give</text:p>
          </table:table-cell>
          <table:table-cell table:style-name="Table6.A2" office:value-type="string">
            <text:p text:style-name="P482">gave</text:p>
          </table:table-cell>
          <table:table-cell table:style-name="Table6.D2" office:value-type="string">
            <text:p text:style-name="P481">given</text:p>
          </table:table-cell>
        </table:table-row>
        <table:table-row table:style-name="TableLine94670912353376">
          <table:table-cell table:style-name="Table6.A2" office:value-type="string">
            <text:p text:style-name="P481">идти</text:p>
          </table:table-cell>
          <table:table-cell table:style-name="Table6.A2" office:value-type="string">
            <text:p text:style-name="P482">go</text:p>
          </table:table-cell>
          <table:table-cell table:style-name="Table6.A2" office:value-type="string">
            <text:p text:style-name="P482">went</text:p>
          </table:table-cell>
          <table:table-cell table:style-name="Table6.D2" office:value-type="string">
            <text:p text:style-name="P481">gone</text:p>
          </table:table-cell>
        </table:table-row>
        <table:table-row table:style-name="TableLine94670912360992">
          <table:table-cell table:style-name="Table6.A2" office:value-type="string">
            <text:p text:style-name="P483">иметь </text:p>
          </table:table-cell>
          <table:table-cell table:style-name="Table6.A2" office:value-type="string">
            <text:p text:style-name="P484">have</text:p>
          </table:table-cell>
          <table:table-cell table:style-name="Table6.A2" office:value-type="string">
            <text:p text:style-name="P484">had</text:p>
          </table:table-cell>
          <table:table-cell table:style-name="Table6.D2" office:value-type="string">
            <text:p text:style-name="P483">had</text:p>
          </table:table-cell>
        </table:table-row>
        <table:table-row table:style-name="TableLine94670912366048">
          <table:table-cell table:style-name="Table6.A2" office:value-type="string">
            <text:p text:style-name="P483">слышать</text:p>
          </table:table-cell>
          <table:table-cell table:style-name="Table6.A2" office:value-type="string">
            <text:p text:style-name="P484">hear</text:p>
          </table:table-cell>
          <table:table-cell table:style-name="Table6.A2" office:value-type="string">
            <text:p text:style-name="P484">heard</text:p>
          </table:table-cell>
          <table:table-cell table:style-name="Table6.D2" office:value-type="string">
            <text:p text:style-name="P483">heard</text:p>
          </table:table-cell>
        </table:table-row>
        <table:table-row table:style-name="TableLine94670912371920">
          <table:table-cell table:style-name="Table6.A2" office:value-type="string">
            <text:p text:style-name="P483">знать</text:p>
          </table:table-cell>
          <table:table-cell table:style-name="Table6.A2" office:value-type="string">
            <text:p text:style-name="P484">know</text:p>
          </table:table-cell>
          <table:table-cell table:style-name="Table6.A2" office:value-type="string">
            <text:p text:style-name="P484">knew</text:p>
          </table:table-cell>
          <table:table-cell table:style-name="Table6.D2" office:value-type="string">
            <text:p text:style-name="P483">known</text:p>
          </table:table-cell>
        </table:table-row>
        <table:table-row table:style-name="TableLine94670912375440">
          <table:table-cell table:style-name="Table6.A2" office:value-type="string">
            <text:p text:style-name="P483">терять</text:p>
          </table:table-cell>
          <table:table-cell table:style-name="Table6.A2" office:value-type="string">
            <text:p text:style-name="P484">lose</text:p>
          </table:table-cell>
          <table:table-cell table:style-name="Table6.A2" office:value-type="string">
            <text:p text:style-name="P484">lost</text:p>
          </table:table-cell>
          <table:table-cell table:style-name="Table6.D2" office:value-type="string">
            <text:p text:style-name="P483">lost</text:p>
          </table:table-cell>
        </table:table-row>
        <table:table-row table:style-name="TableLine94670912395856">
          <table:table-cell table:style-name="Table6.A2" office:value-type="string">
            <text:p text:style-name="P483">делать</text:p>
          </table:table-cell>
          <table:table-cell table:style-name="Table6.A2" office:value-type="string">
            <text:p text:style-name="P484">make</text:p>
          </table:table-cell>
          <table:table-cell table:style-name="Table6.A2" office:value-type="string">
            <text:p text:style-name="P484">made</text:p>
          </table:table-cell>
          <table:table-cell table:style-name="Table6.D2" office:value-type="string">
            <text:p text:style-name="P483">made</text:p>
          </table:table-cell>
        </table:table-row>
        <table:table-row table:style-name="TableLine94670912398416">
          <table:table-cell table:style-name="Table6.A2" office:value-type="string">
            <text:p text:style-name="P483">платить</text:p>
          </table:table-cell>
          <table:table-cell table:style-name="Table6.A2" office:value-type="string">
            <text:p text:style-name="P484">pay</text:p>
          </table:table-cell>
          <table:table-cell table:style-name="Table6.A2" office:value-type="string">
            <text:p text:style-name="P484">paid</text:p>
          </table:table-cell>
          <table:table-cell table:style-name="Table6.D2" office:value-type="string">
            <text:p text:style-name="P483">paid</text:p>
          </table:table-cell>
        </table:table-row>
        <table:table-row table:style-name="TableLine94670912406992">
          <table:table-cell table:style-name="Table6.A2" office:value-type="string">
            <text:p text:style-name="P483">класть</text:p>
          </table:table-cell>
          <table:table-cell table:style-name="Table6.A2" office:value-type="string">
            <text:p text:style-name="P484">put</text:p>
          </table:table-cell>
          <table:table-cell table:style-name="Table6.A2" office:value-type="string">
            <text:p text:style-name="P484">put</text:p>
          </table:table-cell>
          <table:table-cell table:style-name="Table6.D2" office:value-type="string">
            <text:p text:style-name="P483">put</text:p>
          </table:table-cell>
        </table:table-row>
        <table:table-row table:style-name="TableLine94670912409792">
          <table:table-cell table:style-name="Table6.A2" office:value-type="string">
            <text:p text:style-name="P483">читать</text:p>
          </table:table-cell>
          <table:table-cell table:style-name="Table6.A2" office:value-type="string">
            <text:p text:style-name="P484">read</text:p>
          </table:table-cell>
          <table:table-cell table:style-name="Table6.A2" office:value-type="string">
            <text:p text:style-name="P484">read</text:p>
          </table:table-cell>
          <table:table-cell table:style-name="Table6.D2" office:value-type="string">
            <text:p text:style-name="P484">read</text:p>
          </table:table-cell>
        </table:table-row>
        <table:table-row table:style-name="TableLine94670912413248">
          <table:table-cell table:style-name="Table6.A2" office:value-type="string">
            <text:p text:style-name="P483">сказать</text:p>
          </table:table-cell>
          <table:table-cell table:style-name="Table6.A2" office:value-type="string">
            <text:p text:style-name="P484">say</text:p>
          </table:table-cell>
          <table:table-cell table:style-name="Table6.A2" office:value-type="string">
            <text:p text:style-name="P484">said</text:p>
          </table:table-cell>
          <table:table-cell table:style-name="Table6.D2" office:value-type="string">
            <text:p text:style-name="P484">said</text:p>
          </table:table-cell>
        </table:table-row>
        <table:table-row table:style-name="TableLine94670912421216">
          <table:table-cell table:style-name="Table6.A2" office:value-type="string">
            <text:p text:style-name="P483">говорить</text:p>
          </table:table-cell>
          <table:table-cell table:style-name="Table6.A2" office:value-type="string">
            <text:p text:style-name="P484">speak</text:p>
          </table:table-cell>
          <table:table-cell table:style-name="Table6.A2" office:value-type="string">
            <text:p text:style-name="P484">spoke</text:p>
          </table:table-cell>
          <table:table-cell table:style-name="Table6.D2" office:value-type="string">
            <text:p text:style-name="P483">spoken</text:p>
          </table:table-cell>
        </table:table-row>
        <table:table-row table:style-name="TableLine94670912424784">
          <table:table-cell table:style-name="Table6.A2" office:value-type="string">
            <text:p text:style-name="P483">видеть</text:p>
          </table:table-cell>
          <table:table-cell table:style-name="Table6.A2" office:value-type="string">
            <text:p text:style-name="P484">see</text:p>
          </table:table-cell>
          <table:table-cell table:style-name="Table6.A2" office:value-type="string">
            <text:p text:style-name="P484">saw</text:p>
          </table:table-cell>
          <table:table-cell table:style-name="Table6.D2" office:value-type="string">
            <text:p text:style-name="P483">seen</text:p>
          </table:table-cell>
        </table:table-row>
        <table:table-row table:style-name="TableLine94670912427696">
          <table:table-cell table:style-name="Table6.A2" office:value-type="string">
            <text:p text:style-name="P483">сидеть</text:p>
          </table:table-cell>
          <table:table-cell table:style-name="Table6.A2" office:value-type="string">
            <text:p text:style-name="P484">sit</text:p>
          </table:table-cell>
          <table:table-cell table:style-name="Table6.A2" office:value-type="string">
            <text:p text:style-name="P484">sat</text:p>
          </table:table-cell>
          <table:table-cell table:style-name="Table6.D2" office:value-type="string">
            <text:p text:style-name="P483">sat</text:p>
          </table:table-cell>
        </table:table-row>
        <table:table-row table:style-name="TableLine94670912432864">
          <table:table-cell table:style-name="Table6.A2" office:value-type="string">
            <text:p text:style-name="P483">брать</text:p>
          </table:table-cell>
          <table:table-cell table:style-name="Table6.A2" office:value-type="string">
            <text:p text:style-name="P484">take</text:p>
          </table:table-cell>
          <table:table-cell table:style-name="Table6.A2" office:value-type="string">
            <text:p text:style-name="P484">took</text:p>
          </table:table-cell>
          <table:table-cell table:style-name="Table6.D2" office:value-type="string">
            <text:p text:style-name="P483">taken</text:p>
          </table:table-cell>
        </table:table-row>
        <table:table-row table:style-name="TableLine94670912436720">
          <table:table-cell table:style-name="Table6.A2" office:value-type="string">
            <text:p text:style-name="P507">обучать</text:p>
          </table:table-cell>
          <table:table-cell table:style-name="Table6.A2" office:value-type="string">
            <text:p text:style-name="P507">teach</text:p>
          </table:table-cell>
          <table:table-cell table:style-name="Table6.A2" office:value-type="string">
            <text:p text:style-name="P518">taught</text:p>
          </table:table-cell>
          <table:table-cell table:style-name="Table6.D2" office:value-type="string">
            <text:p text:style-name="P507">taught</text:p>
          </table:table-cell>
        </table:table-row>
        <table:table-row table:style-name="TableLine94670912446768">
          <table:table-cell table:style-name="Table6.A2" office:value-type="string">
            <text:p text:style-name="P483">рассказывать</text:p>
          </table:table-cell>
          <table:table-cell table:style-name="Table6.A2" office:value-type="string">
            <text:p text:style-name="P484">tell</text:p>
          </table:table-cell>
          <table:table-cell table:style-name="Table6.A2" office:value-type="string">
            <text:p text:style-name="P484">told</text:p>
          </table:table-cell>
          <table:table-cell table:style-name="Table6.D2" office:value-type="string">
            <text:p text:style-name="P483">told</text:p>
          </table:table-cell>
        </table:table-row>
        <table:table-row table:style-name="TableLine94670912456608">
          <table:table-cell table:style-name="Table6.A2" office:value-type="string">
            <text:p text:style-name="P483">думать</text:p>
          </table:table-cell>
          <table:table-cell table:style-name="Table6.A2" office:value-type="string">
            <text:p text:style-name="P484">think</text:p>
          </table:table-cell>
          <table:table-cell table:style-name="Table6.A2" office:value-type="string">
            <text:p text:style-name="P484">thought</text:p>
          </table:table-cell>
          <table:table-cell table:style-name="Table6.D2" office:value-type="string">
            <text:p text:style-name="P483">thought</text:p>
          </table:table-cell>
        </table:table-row>
        <table:table-row table:style-name="TableLine94670912464928">
          <table:table-cell table:style-name="Table6.A2" office:value-type="string">
            <text:p text:style-name="P483">побеждать</text:p>
          </table:table-cell>
          <table:table-cell table:style-name="Table6.A2" office:value-type="string">
            <text:p text:style-name="P484">win</text:p>
          </table:table-cell>
          <table:table-cell table:style-name="Table6.A2" office:value-type="string">
            <text:p text:style-name="P484">won</text:p>
          </table:table-cell>
          <table:table-cell table:style-name="Table6.D2" office:value-type="string">
            <text:p text:style-name="P483">won</text:p>
          </table:table-cell>
        </table:table-row>
        <table:table-row table:style-name="TableLine94670912470208">
          <table:table-cell table:style-name="Table6.A2" office:value-type="string">
            <text:p text:style-name="P483">писать</text:p>
          </table:table-cell>
          <table:table-cell table:style-name="Table6.A2" office:value-type="string">
            <text:p text:style-name="P484">write</text:p>
          </table:table-cell>
          <table:table-cell table:style-name="Table6.A2" office:value-type="string">
            <text:p text:style-name="P484">wrote</text:p>
          </table:table-cell>
          <table:table-cell table:style-name="Table6.D2" office:value-type="string">
            <text:p text:style-name="P483">written</text:p>
          </table:table-cell>
        </table:table-row>
      </table:table>
      <text:p text:style-name="P14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0-24T19:13:33.534338973</dc:date>
    <meta:editing-duration>P1DT2H51M57S</meta:editing-duration>
    <meta:editing-cycles>435</meta:editing-cycles>
    <meta:generator>LibreOffice/6.4.7.2$Linux_X86_64 LibreOffice_project/40$Build-2</meta:generator>
    <meta:document-statistic meta:table-count="9" meta:image-count="0" meta:object-count="0" meta:page-count="23" meta:paragraph-count="903" meta:word-count="6606" meta:character-count="41979" meta:non-whitespace-character-count="36021"/>
  </office:meta>
</office:document-meta>
</file>